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 style:list-style-name="L1">
      <style:paragraph-properties fo:margin-top="0cm" fo:margin-bottom="0.499cm" loext:contextual-spacing="false"/>
    </style:style>
    <style:style style:name="P4" style:family="paragraph" style:parent-style-name="Preformatted_20_Text" style:list-style-name="L2">
      <style:paragraph-properties fo:margin-top="0cm" fo:margin-bottom="0.499cm" loext:contextual-spacing="false"/>
    </style:style>
    <style:style style:name="P5" style:family="paragraph" style:parent-style-name="Preformatted_20_Text" style:list-style-name="L3">
      <style:paragraph-properties fo:margin-top="0cm" fo:margin-bottom="0.499cm" loext:contextual-spacing="false"/>
    </style:style>
    <style:style style:name="P6" style:family="paragraph" style:parent-style-name="Preformatted_20_Text" style:list-style-name="L4">
      <style:paragraph-properties fo:margin-top="0cm" fo:margin-bottom="0.499cm" loext:contextual-spacing="false"/>
    </style:style>
    <style:style style:name="P7" style:family="paragraph" style:parent-style-name="Preformatted_20_Text" style:list-style-name="L5">
      <style:paragraph-properties fo:margin-top="0cm" fo:margin-bottom="0.499cm" loext:contextual-spacing="false"/>
    </style:style>
    <style:style style:name="P8" style:family="paragraph" style:parent-style-name="Preformatted_20_Text" style:list-style-name="L6">
      <style:paragraph-properties fo:margin-top="0cm" fo:margin-bottom="0.499cm" loext:contextual-spacing="false"/>
    </style:style>
    <style:style style:name="P9" style:family="paragraph" style:parent-style-name="Preformatted_20_Text" style:list-style-name="L7">
      <style:paragraph-properties fo:margin-top="0cm" fo:margin-bottom="0.499cm" loext:contextual-spacing="false"/>
    </style:style>
    <style:style style:name="P10" style:family="paragraph" style:parent-style-name="Preformatted_20_Text" style:list-style-name="L8">
      <style:paragraph-properties fo:margin-top="0cm" fo:margin-bottom="0.499cm" loext:contextual-spacing="false"/>
    </style:style>
    <style:style style:name="P11" style:family="paragraph" style:parent-style-name="Preformatted_20_Text" style:list-style-name="L9">
      <style:paragraph-properties fo:margin-top="0cm" fo:margin-bottom="0.499cm" loext:contextual-spacing="false"/>
    </style:style>
    <style:style style:name="P12" style:family="paragraph" style:parent-style-name="Preformatted_20_Text" style:list-style-name="L10">
      <style:paragraph-properties fo:margin-top="0cm" fo:margin-bottom="0.499cm" loext:contextual-spacing="false"/>
    </style:style>
    <style:style style:name="P13" style:family="paragraph" style:parent-style-name="Preformatted_20_Text" style:list-style-name="L11">
      <style:paragraph-properties fo:margin-top="0cm" fo:margin-bottom="0.499cm" loext:contextual-spacing="false"/>
    </style:style>
    <style:style style:name="P14" style:family="paragraph" style:parent-style-name="Preformatted_20_Text" style:list-style-name="L12">
      <style:paragraph-properties fo:margin-top="0cm" fo:margin-bottom="0.499cm" loext:contextual-spacing="false"/>
    </style:style>
    <style:style style:name="P15" style:family="paragraph" style:parent-style-name="Preformatted_20_Text" style:list-style-name="L13">
      <style:paragraph-properties fo:margin-top="0cm" fo:margin-bottom="0.499cm" loext:contextual-spacing="false"/>
    </style:style>
    <style:style style:name="P16" style:family="paragraph" style:parent-style-name="Preformatted_20_Text" style:list-style-name="L14">
      <style:paragraph-properties fo:margin-top="0cm" fo:margin-bottom="0.499cm" loext:contextual-spacing="false"/>
    </style:style>
    <style:style style:name="P17" style:family="paragraph" style:parent-style-name="Preformatted_20_Text" style:list-style-name="L15">
      <style:paragraph-properties fo:margin-top="0cm" fo:margin-bottom="0.499cm" loext:contextual-spacing="false"/>
    </style:style>
    <style:style style:name="P18" style:family="paragraph" style:parent-style-name="Preformatted_20_Text" style:list-style-name="L16">
      <style:paragraph-properties fo:margin-top="0cm" fo:margin-bottom="0.499cm" loext:contextual-spacing="false"/>
    </style:style>
    <style:style style:name="P19" style:family="paragraph" style:parent-style-name="Preformatted_20_Text" style:list-style-name="L17">
      <style:paragraph-properties fo:margin-top="0cm" fo:margin-bottom="0.499cm" loext:contextual-spacing="false"/>
    </style:style>
    <style:style style:name="P20" style:family="paragraph" style:parent-style-name="Preformatted_20_Text" style:list-style-name="L18">
      <style:paragraph-properties fo:margin-top="0cm" fo:margin-bottom="0.499cm" loext:contextual-spacing="false"/>
    </style:style>
    <style:style style:name="P21" style:family="paragraph" style:parent-style-name="Preformatted_20_Text" style:list-style-name="L19">
      <style:paragraph-properties fo:margin-top="0cm" fo:margin-bottom="0.499cm" loext:contextual-spacing="false"/>
    </style:style>
    <style:style style:name="P22" style:family="paragraph" style:parent-style-name="Preformatted_20_Text" style:list-style-name="L20">
      <style:paragraph-properties fo:margin-top="0cm" fo:margin-bottom="0.499cm" loext:contextual-spacing="false"/>
    </style:style>
    <style:style style:name="P23" style:family="paragraph" style:parent-style-name="Preformatted_20_Text" style:list-style-name="L21">
      <style:paragraph-properties fo:margin-top="0cm" fo:margin-bottom="0.499cm" loext:contextual-spacing="false"/>
    </style:style>
    <style:style style:name="P24" style:family="paragraph" style:parent-style-name="Preformatted_20_Text" style:list-style-name="L22">
      <style:paragraph-properties fo:margin-top="0cm" fo:margin-bottom="0.499cm" loext:contextual-spacing="false"/>
    </style:style>
    <style:style style:name="P25" style:family="paragraph" style:parent-style-name="Preformatted_20_Text" style:list-style-name="L23">
      <style:paragraph-properties fo:margin-top="0cm" fo:margin-bottom="0.499cm" loext:contextual-spacing="false"/>
    </style:style>
    <style:style style:name="P26" style:family="paragraph" style:parent-style-name="Preformatted_20_Text" style:list-style-name="L24">
      <style:paragraph-properties fo:margin-top="0cm" fo:margin-bottom="0.499cm" loext:contextual-spacing="false"/>
    </style:style>
    <style:style style:name="P27" style:family="paragraph" style:parent-style-name="Preformatted_20_Text" style:list-style-name="L25">
      <style:paragraph-properties fo:margin-top="0cm" fo:margin-bottom="0.499cm" loext:contextual-spacing="false"/>
    </style:style>
    <style:style style:name="P28" style:family="paragraph" style:parent-style-name="Preformatted_20_Text" style:list-style-name="L26">
      <style:paragraph-properties fo:margin-top="0cm" fo:margin-bottom="0.499cm" loext:contextual-spacing="false"/>
    </style:style>
    <style:style style:name="P29" style:family="paragraph" style:parent-style-name="Preformatted_20_Text" style:list-style-name="L27">
      <style:paragraph-properties fo:margin-top="0cm" fo:margin-bottom="0.499cm" loext:contextual-spacing="false"/>
    </style:style>
    <style:style style:name="P30" style:family="paragraph" style:parent-style-name="Preformatted_20_Text" style:list-style-name="L28">
      <style:paragraph-properties fo:margin-top="0cm" fo:margin-bottom="0.499cm" loext:contextual-spacing="false"/>
    </style:style>
    <style:style style:name="P31" style:family="paragraph" style:parent-style-name="Preformatted_20_Text" style:list-style-name="L29">
      <style:paragraph-properties fo:margin-top="0cm" fo:margin-bottom="0.499cm" loext:contextual-spacing="false"/>
    </style:style>
    <style:style style:name="P32" style:family="paragraph" style:parent-style-name="Preformatted_20_Text" style:list-style-name="L30">
      <style:paragraph-properties fo:margin-top="0cm" fo:margin-bottom="0.499cm" loext:contextual-spacing="false"/>
    </style:style>
    <style:style style:name="P33" style:family="paragraph" style:parent-style-name="Preformatted_20_Text" style:list-style-name="L31">
      <style:paragraph-properties fo:margin-top="0cm" fo:margin-bottom="0.499cm" loext:contextual-spacing="false"/>
    </style:style>
    <style:style style:name="P34" style:family="paragraph" style:parent-style-name="Preformatted_20_Text" style:list-style-name="L32">
      <style:paragraph-properties fo:margin-top="0cm" fo:margin-bottom="0.499cm" loext:contextual-spacing="false"/>
    </style:style>
    <style:style style:name="P35" style:family="paragraph" style:parent-style-name="Preformatted_20_Text" style:list-style-name="L33">
      <style:paragraph-properties fo:margin-top="0cm" fo:margin-bottom="0.499cm" loext:contextual-spacing="false"/>
    </style:style>
    <style:style style:name="P36" style:family="paragraph" style:parent-style-name="Preformatted_20_Text" style:list-style-name="L34">
      <style:paragraph-properties fo:margin-top="0cm" fo:margin-bottom="0.499cm" loext:contextual-spacing="false"/>
    </style:style>
    <style:style style:name="P37" style:family="paragraph" style:parent-style-name="Preformatted_20_Text" style:list-style-name="L35">
      <style:paragraph-properties fo:margin-top="0cm" fo:margin-bottom="0.499cm" loext:contextual-spacing="false"/>
    </style:style>
    <style:style style:name="P38" style:family="paragraph" style:parent-style-name="Preformatted_20_Text" style:list-style-name="L36">
      <style:paragraph-properties fo:margin-top="0cm" fo:margin-bottom="0.499cm" loext:contextual-spacing="false"/>
    </style:style>
    <style:style style:name="P39" style:family="paragraph" style:parent-style-name="Preformatted_20_Text" style:list-style-name="L37">
      <style:paragraph-properties fo:margin-top="0cm" fo:margin-bottom="0.499cm" loext:contextual-spacing="false"/>
    </style:style>
    <style:style style:name="P40" style:family="paragraph" style:parent-style-name="Preformatted_20_Text" style:list-style-name="L38">
      <style:paragraph-properties fo:margin-top="0cm" fo:margin-bottom="0.499cm" loext:contextual-spacing="false"/>
    </style:style>
    <style:style style:name="P41" style:family="paragraph" style:parent-style-name="Preformatted_20_Text" style:list-style-name="L39">
      <style:paragraph-properties fo:margin-top="0cm" fo:margin-bottom="0.499cm" loext:contextual-spacing="false"/>
    </style:style>
    <style:style style:name="P42" style:family="paragraph" style:parent-style-name="Preformatted_20_Text" style:list-style-name="L40">
      <style:paragraph-properties fo:margin-top="0cm" fo:margin-bottom="0.499cm" loext:contextual-spacing="false"/>
    </style:style>
    <style:style style:name="P43" style:family="paragraph" style:parent-style-name="Preformatted_20_Text" style:list-style-name="L41">
      <style:paragraph-properties fo:margin-top="0cm" fo:margin-bottom="0.499cm" loext:contextual-spacing="false"/>
    </style:style>
    <style:style style:name="P44" style:family="paragraph" style:parent-style-name="Preformatted_20_Text" style:list-style-name="L42">
      <style:paragraph-properties fo:margin-top="0cm" fo:margin-bottom="0.499cm" loext:contextual-spacing="false"/>
    </style:style>
    <style:style style:name="P45" style:family="paragraph" style:parent-style-name="Preformatted_20_Text" style:list-style-name="L43">
      <style:paragraph-properties fo:margin-top="0cm" fo:margin-bottom="0.499cm" loext:contextual-spacing="false"/>
    </style:style>
    <style:style style:name="P46" style:family="paragraph" style:parent-style-name="Preformatted_20_Text" style:list-style-name="L44">
      <style:paragraph-properties fo:margin-top="0cm" fo:margin-bottom="0.499cm" loext:contextual-spacing="false"/>
    </style:style>
    <style:style style:name="P47" style:family="paragraph" style:parent-style-name="Preformatted_20_Text" style:list-style-name="L45">
      <style:paragraph-properties fo:margin-top="0cm" fo:margin-bottom="0.499cm" loext:contextual-spacing="false"/>
    </style:style>
    <style:style style:name="P48" style:family="paragraph" style:parent-style-name="Preformatted_20_Text" style:list-style-name="L46">
      <style:paragraph-properties fo:margin-top="0cm" fo:margin-bottom="0.499cm" loext:contextual-spacing="false"/>
    </style:style>
    <style:style style:name="P49" style:family="paragraph" style:parent-style-name="Preformatted_20_Text" style:list-style-name="L47">
      <style:paragraph-properties fo:margin-top="0cm" fo:margin-bottom="0.499cm" loext:contextual-spacing="false"/>
    </style:style>
    <style:style style:name="P50" style:family="paragraph" style:parent-style-name="Preformatted_20_Text" style:list-style-name="L48">
      <style:paragraph-properties fo:margin-top="0cm" fo:margin-bottom="0.499cm" loext:contextual-spacing="false"/>
    </style:style>
    <style:style style:name="P51" style:family="paragraph" style:parent-style-name="Preformatted_20_Text" style:list-style-name="L49">
      <style:paragraph-properties fo:margin-top="0cm" fo:margin-bottom="0.499cm" loext:contextual-spacing="false"/>
    </style:style>
    <style:style style:name="P52" style:family="paragraph" style:parent-style-name="Preformatted_20_Text" style:list-style-name="L50">
      <style:paragraph-properties fo:margin-top="0cm" fo:margin-bottom="0.499cm" loext:contextual-spacing="false"/>
    </style:style>
    <style:style style:name="P53" style:family="paragraph" style:parent-style-name="Preformatted_20_Text" style:list-style-name="L51">
      <style:paragraph-properties fo:margin-top="0cm" fo:margin-bottom="0.499cm" loext:contextual-spacing="false"/>
    </style:style>
    <style:style style:name="P54" style:family="paragraph" style:parent-style-name="Preformatted_20_Text" style:list-style-name="L52">
      <style:paragraph-properties fo:margin-top="0cm" fo:margin-bottom="0.499cm" loext:contextual-spacing="false"/>
    </style:style>
    <style:style style:name="P55" style:family="paragraph" style:parent-style-name="Preformatted_20_Text" style:list-style-name="L53">
      <style:paragraph-properties fo:margin-top="0cm" fo:margin-bottom="0.499cm" loext:contextual-spacing="false"/>
    </style:style>
    <style:style style:name="P56" style:family="paragraph" style:parent-style-name="Preformatted_20_Text" style:list-style-name="L54">
      <style:paragraph-properties fo:margin-top="0cm" fo:margin-bottom="0.499cm" loext:contextual-spacing="false"/>
    </style:style>
    <style:style style:name="P57" style:family="paragraph" style:parent-style-name="Preformatted_20_Text" style:list-style-name="L55">
      <style:paragraph-properties fo:margin-top="0cm" fo:margin-bottom="0.499cm" loext:contextual-spacing="false"/>
    </style:style>
    <style:style style:name="P58" style:family="paragraph" style:parent-style-name="Preformatted_20_Text" style:list-style-name="L56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va Questions &amp; Answers – Integer and Floating Data Types </text:h>
      <text:p text:style-name="Text_20_body">This Section of our 1000+ Java MCQs focuses on Integer and Floating Datatypes of Java Programming Language.</text:p>
      <text:p text:style-name="Text_20_body">1. What is the range of short data type in Java?<text:line-break/>a) -128 to 127<text:line-break/>b) -32768 to 32767<text:line-break/>c) -2147483648 to 2147483647<text:line-break/>d) None of the mentioned<text:line-break/><text:bookmark text:name="id2712"/>View Answer</text:p>
      <text:section text:style-name="Sect1" text:name="target-id2712">
        <text:p text:style-name="Text_20_body">Answer: b<text:line-break/>Explanation: Short occupies 16 bits in memory. Its range is from -32768 to 32767.<text:line-break/></text:p>
      </text:section>
      <text:p text:style-name="Text_20_body">2. What is the range of byte data type in Java?<text:line-break/>a) -128 to 127<text:line-break/>b) -32768 to 32767<text:line-break/>c) -2147483648 to 2147483647<text:line-break/>d) None of the mentioned<text:line-break/><text:bookmark text:name="id9692"/>View Answer</text:p>
      <text:section text:style-name="Sect1" text:name="target-id9692">
        <text:p text:style-name="Text_20_body">Answer: a<text:line-break/>Explanation: Byte occupies 8 bits in memory. Its range is from -128 to 127.<text:line-break/></text:p>
      </text:section>
      <text:p text:style-name="Text_20_body">3. Which of the following are legal lines of Java code?<text:line-break/>1. int w = (int)888.8;<text:line-break/>2. byte x = (byte)100L;<text:line-break/>3. long y = (byte)100;<text:line-break/>4. byte z = (byte)100L;<text:line-break/>a) 1 and 2<text:line-break/>b) 2 and 3<text:line-break/>c) 3 and 4<text:line-break/>d) All statements are correct.<text:line-break/><text:bookmark text:name="id2459"/>View Answer</text:p>
      <text:section text:style-name="Sect1" text:name="target-id2459">
        <text:p text:style-name="Text_20_body">Answer: d<text:line-break/>Explanation: Statements (1), (2), (3), and (4) are correct. (1) is correct because when a floating-point number (a double in this case) is cast to an int, it simply loses the digits after the decimal.(2) and (4) are correct because a long can be cast into a byte. If the long is over 127, it loses its most significant (leftmost) bits.(3) actually works, even though a cast is not necessary, because a long can store a byte.<text:line-break/></text:p>
      </text:section>
      <text:p text:style-name="Text_20_body"><text:soft-page-break/>4. An expression involving byte, int, and literal numbers is promoted to which of these?<text:line-break/>a) int<text:line-break/>b) long<text:line-break/>c) byte<text:line-break/>d) float<text:line-break/><text:bookmark text:name="id8708"/>View Answer</text:p>
      <text:section text:style-name="Sect1" text:name="target-id8708">
        <text:p text:style-name="Text_20_body">Answer: a<text:line-break/>Explanation: An expression involving bytes, ints, shorts, literal numbers, the entire expression is promoted to int before any calculation is done.<text:line-break/></text:p>
      </text:section>
      <text:p text:style-name="Text_20_body">5. Which of these literals can be contained in float data type variable?<text:line-break/>a) -1.7e+308<text:line-break/>b) -3.4e+038<text:line-break/>c) +1.7e+308<text:line-break/>d) -3.4e+050<text:line-break/><text:bookmark text:name="id8249"/>View Answer</text:p>
      <text:section text:style-name="Sect1" text:name="target-id8249">
        <text:p text:style-name="Text_20_body">Answer: b<text:line-break/>Explanation: Range of float data type is -(3.4e38) To +(3.4e38)<text:line-break/></text:p>
      </text:section>
      <text:p text:style-name="Text_20_body">6. Which data type value is returned by all transcendental math functions?<text:line-break/>a) int<text:line-break/>b) float<text:line-break/>c) double<text:line-break/>d) long<text:line-break/><text:bookmark text:name="id3668"/>View Answer</text:p>
      <text:p text:style-name="Text_20_body">7. What is the output of this program?</text:p>
      <text:list xml:id="list7506463546929585486" text:style-name="L1">
        <text:list-item>
          <text:p text:style-name="P3"><text:s text:c="4"/>class average {</text:p>
        </text:list-item>
        <text:list-item>
          <text:p text:style-name="P3"><text:s text:c="8"/>public static void main(String args[])</text:p>
        </text:list-item>
        <text:list-item>
          <text:p text:style-name="P3"><text:s text:c="8"/>{</text:p>
        </text:list-item>
        <text:list-item>
          <text:p text:style-name="P3"><text:s text:c="12"/>double num[] = {5.5, 10.1, 11, 12.8, 56.9, 2.5};</text:p>
        </text:list-item>
        <text:list-item>
          <text:p text:style-name="P3"><text:s text:c="12"/>double result;</text:p>
        </text:list-item>
        <text:list-item>
          <text:p text:style-name="P3"><text:s text:c="12"/>result = 0;</text:p>
        </text:list-item>
        <text:list-item>
          <text:p text:style-name="P3"><text:s text:c="12"/>for (int i = 0; i &lt; 6; ++i) </text:p>
        </text:list-item>
        <text:list-item>
          <text:p text:style-name="P3"><text:s text:c="16"/>result = result + num[i];</text:p>
        </text:list-item>
        <text:list-item>
          <text:p text:style-name="P3"><text:s text:c="12"/>System.out.print(result/6);</text:p>
        </text:list-item>
        <text:list-item>
          <text:p text:style-name="P3"> </text:p>
        </text:list-item>
        <text:list-item>
          <text:p text:style-name="P3"><text:soft-page-break/><text:s text:c="8"/>} </text:p>
        </text:list-item>
        <text:list-item>
          <text:p text:style-name="P3"><text:s text:c="4"/>}</text:p>
        </text:list-item>
      </text:list>
      <text:p text:style-name="Text_20_body">a) 16.34<text:line-break/>b) 16.566666644<text:line-break/>c) 16.46666666666667<text:line-break/>d) 16.46666666666666<text:line-break/><text:bookmark text:name="id4297"/>View Answer</text:p>
      <text:section text:style-name="Sect1" text:name="target-id4297">
        <text:p text:style-name="Text_20_body">Answer: c<text:line-break/>Explanation: None.<text:line-break/>output:<text:line-break/>$ javac average.java<text:line-break/>$ java average<text:line-break/>16.46666666666667<text:line-break/></text:p>
      </text:section>
      <text:p text:style-name="Text_20_body">8. What will be the output of these statement?</text:p>
      <text:list xml:id="list4173561296052289025" text:style-name="L2">
        <text:list-item>
          <text:p text:style-name="P4">class output {</text:p>
        </text:list-item>
        <text:list-item>
          <text:p text:style-name="P4"><text:s text:c="8"/>public static void main(String args[]) </text:p>
        </text:list-item>
        <text:list-item>
          <text:p text:style-name="P4"><text:s text:c="8"/>{</text:p>
        </text:list-item>
        <text:list-item>
          <text:p text:style-name="P4"><text:s text:c="12"/>double a, b,c;</text:p>
        </text:list-item>
        <text:list-item>
          <text:p text:style-name="P4"><text:s text:c="12"/>a = 3.0/0;</text:p>
        </text:list-item>
        <text:list-item>
          <text:p text:style-name="P4"><text:s text:c="12"/>b = 0/4.0;</text:p>
        </text:list-item>
        <text:list-item>
          <text:p text:style-name="P4"><text:s text:c="12"/>c=0/0.0;</text:p>
        </text:list-item>
        <text:list-item>
          <text:p text:style-name="P4"> </text:p>
        </text:list-item>
        <text:list-item>
          <text:p text:style-name="P4"><text:s text:c="12"/>System.out.println(a);</text:p>
        </text:list-item>
        <text:list-item>
          <text:p text:style-name="P4"><text:s text:c="12"/>System.out.println(b);</text:p>
        </text:list-item>
        <text:list-item>
          <text:p text:style-name="P4"><text:s text:c="12"/>System.out.println(c);</text:p>
        </text:list-item>
        <text:list-item>
          <text:p text:style-name="P4"><text:s text:c="8"/>} </text:p>
        </text:list-item>
        <text:list-item>
          <text:p text:style-name="P4"><text:s text:c="4"/>}</text:p>
        </text:list-item>
      </text:list>
      <text:p text:style-name="Text_20_body">a) Infinity<text:line-break/>b) 0.0<text:line-break/>c) NaN<text:line-break/>d) all of the mentioned<text:line-break/><text:bookmark text:name="id9068"/>View Answer</text:p>
      <text:section text:style-name="Sect1" text:name="target-id9068">
        <text:p text:style-name="Text_20_body"><text:soft-page-break/>Answer: d<text:line-break/>Explanation: For floating point literals, we have constant value to represent (10/0.0) infinity either positive or negative and also have NaN (not a number for undefined like 0/0.0), but for the integral type, we don’t have any constant that’s why we get an arithmetic exception.<text:line-break/></text:p>
      </text:section>
      <text:p text:style-name="Text_20_body">9. What is the output of this program?</text:p>
      <text:list xml:id="list486548094473367518" text:style-name="L3">
        <text:list-item>
          <text:p text:style-name="P5"><text:s text:c="4"/>class increment {</text:p>
        </text:list-item>
        <text:list-item>
          <text:p text:style-name="P5"><text:s text:c="8"/>public static void main(String args[]) </text:p>
        </text:list-item>
        <text:list-item>
          <text:p text:style-name="P5"><text:s text:c="8"/>{ <text:s text:c="7"/></text:p>
        </text:list-item>
        <text:list-item>
          <text:p text:style-name="P5"><text:s text:c="13"/>int g = 3;</text:p>
        </text:list-item>
        <text:list-item>
          <text:p text:style-name="P5"><text:s text:c="13"/>System.out.print(++g * 8);</text:p>
        </text:list-item>
        <text:list-item>
          <text:p text:style-name="P5"><text:s text:c="8"/>} </text:p>
        </text:list-item>
        <text:list-item>
          <text:p text:style-name="P5"><text:s text:c="4"/>}</text:p>
        </text:list-item>
      </text:list>
      <text:p text:style-name="Text_20_body">a) 25<text:line-break/>b) 24<text:line-break/>c) 32<text:line-break/>d) 33<text:line-break/><text:bookmark text:name="id6445"/>View Answer</text:p>
      <text:section text:style-name="Sect1" text:name="target-id6445">
        <text:p text:style-name="Text_20_body">Answer: c<text:line-break/>Explanation: Operator ++ has more preference than *, thus g becomes 4 and when multiplied by 8 gives 32.<text:line-break/>output:<text:line-break/>$ javac increment.java<text:line-break/>$ java increment<text:line-break/>32<text:line-break/></text:p>
      </text:section>
      <text:p text:style-name="Text_20_body">10. What is the output of this program?</text:p>
      <text:list xml:id="list2057440457099647256" text:style-name="L4">
        <text:list-item>
          <text:p text:style-name="P6"><text:s text:c="4"/>class area {</text:p>
        </text:list-item>
        <text:list-item>
          <text:p text:style-name="P6"><text:s text:c="8"/>public static void main(String args[]) </text:p>
        </text:list-item>
        <text:list-item>
          <text:p text:style-name="P6"><text:s text:c="8"/>{ <text:s text:c="3"/></text:p>
        </text:list-item>
        <text:list-item>
          <text:p text:style-name="P6"><text:s text:c="13"/>double r, pi, a;</text:p>
        </text:list-item>
        <text:list-item>
          <text:p text:style-name="P6"><text:s text:c="13"/>r = 9.8;</text:p>
        </text:list-item>
        <text:list-item>
          <text:p text:style-name="P6"><text:s text:c="13"/>pi = 3.14;</text:p>
        </text:list-item>
        <text:list-item>
          <text:p text:style-name="P6"><text:s text:c="13"/>a = pi * r * r;</text:p>
        </text:list-item>
        <text:list-item>
          <text:p text:style-name="P6"><text:soft-page-break/><text:s text:c="13"/>System.out.println(a);</text:p>
        </text:list-item>
        <text:list-item>
          <text:p text:style-name="P6"><text:s text:c="8"/>} </text:p>
        </text:list-item>
        <text:list-item>
          <text:p text:style-name="P6"><text:s text:c="4"/>}</text:p>
        </text:list-item>
      </text:list>
      <text:p text:style-name="Text_20_body">a) 301.5656<text:line-break/>b) 301<text:line-break/>c) 301.56<text:line-break/>d) 301.56560000<text:line-break/><text:bookmark text:name="id6916"/>View Answer</text:p>
      <text:section text:style-name="Sect1" text:name="target-id6916">
        <text:p text:style-name="Text_20_body">Answer: a<text:line-break/>Explanation: None.<text:line-break/>output:<text:line-break/>$ javac area.java<text:line-break/>$ java area<text:line-break/>301.5656</text:p>
      </text:section>
      <text:h text:style-name="Heading_20_1" text:outline-level="1">Java Questions &amp; Answers – Character and Boolean Data Types </text:h>
      <text:p text:style-name="P1">This Section of our 1000+ Java MCQs focuses on Character and Boolean Datatypes of Java Programming Language. </text:p>
      <text:p text:style-name="Text_20_body">1. What is the numerical range of a char data type in Java?<text:line-break/>a) -128 to 127<text:line-break/>b) 0 to 256<text:line-break/>c) 0 to 32767<text:line-break/>d) 0 to 65535<text:line-break/><text:bookmark text:name="id5668"/>View Answer</text:p>
      <text:section text:style-name="Sect1" text:name="target-id5668">
        <text:p text:style-name="Text_20_body">Answer: d<text:line-break/>Explanation: Char occupies 16-bit in memory, so it supports 2^16 i:e from 0 to 65535.<text:line-break/></text:p>
      </text:section>
      <text:p text:style-name="Text_20_body">2. Which of these coding types is used for data type characters in Java?<text:line-break/>a) ASCII<text:line-break/>b) ISO-LATIN-1<text:line-break/>c) UNICODE<text:line-break/>d) None of the mentioned<text:line-break/><text:bookmark text:name="id7474"/>View Answer</text:p>
      <text:section text:style-name="Sect1" text:name="target-id7474">
        <text:p text:style-name="Text_20_body">Answer: c<text:line-break/>Explanation: Unicode defines fully international character set that can represent all the characters found in all human languages. Its range is from 0 to 65536.<text:line-break/></text:p>
      </text:section>
      <text:p text:style-name="Text_20_body"><text:soft-page-break/>3. Which of these values can a boolean variable contain?<text:line-break/>a) True &amp; False<text:line-break/>b) 0 &amp; 1<text:line-break/>c) Any integer value<text:line-break/>d) true<text:line-break/><text:bookmark text:name="id2197"/>View Answer</text:p>
      <text:section text:style-name="Sect1" text:name="target-id2197">
        <text:p text:style-name="Text_20_body">Answer: a<text:line-break/>Explanation: Boolean variable can contain only one of two possible values, true and false.<text:line-break/></text:p>
      </text:section>
      <text:p text:style-name="Text_20_body">4. Which of these occupy first 0 to 127 in Unicode character set used for characters in Java?<text:line-break/>a) ASCII<text:line-break/>b) ISO-LATIN-1<text:line-break/>c) None of the mentioned<text:line-break/>d) ASCII and ISO-LATIN1<text:line-break/><text:bookmark text:name="id8796"/>View Answer</text:p>
      <text:section text:style-name="Sect1" text:name="target-id8796">
        <text:p text:style-name="Text_20_body">Answer: d<text:line-break/>Explanation: First 0 to 127 character set in Unicode are same as those of ISO-LAIN-1 and ASCII.<text:line-break/></text:p>
      </text:section>
      <text:p text:style-name="Text_20_body">5. Which one is a valid declaration of a boolean?<text:line-break/>a) boolean b1 = 1;<text:line-break/>b) boolean b2 = ‘false’;<text:line-break/>c) boolean b3 = false;<text:line-break/>d) boolean b4 = ‘true’<text:line-break/><text:bookmark text:name="id5040"/>View Answer</text:p>
      <text:section text:style-name="Sect1" text:name="target-id5040">
        <text:p text:style-name="Text_20_body">Answer: c<text:line-break/>Explanation: Boolean can only be assigned true or false literals.<text:line-break/></text:p>
      </text:section>
      <text:p text:style-name="Text_20_body">6. What is the output of this program?</text:p>
      <text:list xml:id="list7398543944904950175" text:style-name="L5">
        <text:list-item>
          <text:p text:style-name="P7"><text:s text:c="4"/>class array_output {</text:p>
        </text:list-item>
        <text:list-item>
          <text:p text:style-name="P7"><text:s text:c="8"/>public static void main(String args[]) </text:p>
        </text:list-item>
        <text:list-item>
          <text:p text:style-name="P7"><text:s text:c="8"/>{ <text:s text:c="3"/></text:p>
        </text:list-item>
        <text:list-item>
          <text:p text:style-name="P7"><text:s text:c="12"/>char array_variable [] = new char[10];</text:p>
        </text:list-item>
        <text:list-item>
          <text:p text:style-name="P7"><text:s text:c="12"/>for (int i = 0; i &lt; 10; ++i) {</text:p>
        </text:list-item>
        <text:list-item>
          <text:p text:style-name="P7"><text:s text:c="16"/>array_variable[i] = 'i';</text:p>
        </text:list-item>
        <text:list-item>
          <text:p text:style-name="P7"><text:s text:c="16"/>System.out.print(array_variable[i] + "" );</text:p>
        </text:list-item>
        <text:list-item>
          <text:p text:style-name="P7"><text:s text:c="16"/>i++;</text:p>
        </text:list-item>
        <text:list-item>
          <text:p text:style-name="P7"><text:s text:c="12"/>}</text:p>
        </text:list-item>
        <text:list-item>
          <text:p text:style-name="P7"><text:soft-page-break/><text:s text:c="8"/>} </text:p>
        </text:list-item>
        <text:list-item>
          <text:p text:style-name="P7"><text:s text:c="4"/>}</text:p>
        </text:list-item>
      </text:list>
      <text:p text:style-name="Text_20_body">a) i i i i i<text:line-break/>b) 0 1 2 3 4<text:line-break/>c) i j k l m<text:line-break/>d) None of the mentioned<text:line-break/><text:bookmark text:name="id4295"/>View Answer</text:p>
      <text:section text:style-name="Sect1" text:name="target-id4295">
        <text:p text:style-name="Text_20_body">Answer: a<text:line-break/>Explanation: None.<text:line-break/>output:<text:line-break/>$ javac array_output.java<text:line-break/>$ java array_output<text:line-break/>i i i i i<text:line-break/></text:p>
      </text:section>
      <text:p text:style-name="Text_20_body">7. What is the output of this program?</text:p>
      <text:list xml:id="list7777552351781927724" text:style-name="L6">
        <text:list-item>
          <text:p text:style-name="P8"><text:s text:c="4"/>class mainclass {</text:p>
        </text:list-item>
        <text:list-item>
          <text:p text:style-name="P8"><text:s text:c="8"/>public static void main(String args[]) </text:p>
        </text:list-item>
        <text:list-item>
          <text:p text:style-name="P8"><text:s text:c="8"/>{</text:p>
        </text:list-item>
        <text:list-item>
          <text:p text:style-name="P8"><text:s text:c="12"/>char a = 'A';</text:p>
        </text:list-item>
        <text:list-item>
          <text:p text:style-name="P8"><text:s text:c="12"/>a++;</text:p>
        </text:list-item>
        <text:list-item>
          <text:p text:style-name="P8"><text:s text:c="12"/>System.out.print((int)a);</text:p>
        </text:list-item>
        <text:list-item>
          <text:p text:style-name="P8"><text:s text:c="8"/>} </text:p>
        </text:list-item>
        <text:list-item>
          <text:p text:style-name="P8"><text:s text:c="4"/>}</text:p>
        </text:list-item>
      </text:list>
      <text:p text:style-name="Text_20_body">a) 66<text:line-break/>b) 67<text:line-break/>c) 65<text:line-break/>d) 64<text:line-break/><text:bookmark text:name="id2657"/>View Answer</text:p>
      <text:section text:style-name="Sect1" text:name="target-id2657">
        <text:p text:style-name="Text_20_body">Answer: a<text:line-break/>Explanation: ASCII value of ‘A’ is 65, on using ++ operator character value increments by one.<text:line-break/>output:<text:line-break/>$ javac mainclass.java<text:line-break/>$ java mainclass<text:line-break/>66<text:line-break/></text:p>
      </text:section>
      <text:p text:style-name="Text_20_body">8. What is the output of this program?</text:p>
      <text:list xml:id="list3878990964924918382" text:style-name="L7">
        <text:list-item>
          <text:p text:style-name="P9"><text:soft-page-break/><text:s text:c="4"/>class mainclass {</text:p>
        </text:list-item>
        <text:list-item>
          <text:p text:style-name="P9"><text:s text:c="8"/>public static void main(String args[]) </text:p>
        </text:list-item>
        <text:list-item>
          <text:p text:style-name="P9"><text:s text:c="8"/>{</text:p>
        </text:list-item>
        <text:list-item>
          <text:p text:style-name="P9"><text:s text:c="12"/>boolean var1 = true;</text:p>
        </text:list-item>
        <text:list-item>
          <text:p text:style-name="P9"><text:s text:c="12"/>boolean var2 = false;</text:p>
        </text:list-item>
        <text:list-item>
          <text:p text:style-name="P9"><text:s text:c="12"/>if (var1)</text:p>
        </text:list-item>
        <text:list-item>
          <text:p text:style-name="P9"><text:s text:c="16"/>System.out.println(var1);</text:p>
        </text:list-item>
        <text:list-item>
          <text:p text:style-name="P9"><text:s text:c="12"/>else</text:p>
        </text:list-item>
        <text:list-item>
          <text:p text:style-name="P9"><text:s text:c="16"/>System.out.println(var2);</text:p>
        </text:list-item>
        <text:list-item>
          <text:p text:style-name="P9"><text:s text:c="7"/>} </text:p>
        </text:list-item>
        <text:list-item>
          <text:p text:style-name="P9"><text:s text:c="4"/>}</text:p>
        </text:list-item>
      </text:list>
      <text:p text:style-name="Text_20_body">a) 0<text:line-break/>b) 1<text:line-break/>c) true<text:line-break/>d) false<text:line-break/><text:bookmark text:name="id5073"/>View Answer</text:p>
      <text:section text:style-name="Sect1" text:name="target-id5073">
        <text:p text:style-name="Text_20_body">Answer: c<text:line-break/>Explanation: None.<text:line-break/>output:<text:line-break/>$ javac mainclass.java<text:line-break/>$ java mainclass<text:line-break/>true<text:line-break/></text:p>
      </text:section>
      <text:p text:style-name="Text_20_body">9. What is the output of this program?</text:p>
      <text:list xml:id="list630704856071078446" text:style-name="L8">
        <text:list-item>
          <text:p text:style-name="P10"><text:s text:c="4"/>class booloperators {</text:p>
        </text:list-item>
        <text:list-item>
          <text:p text:style-name="P10"><text:s text:c="8"/>public static void main(String args[]) </text:p>
        </text:list-item>
        <text:list-item>
          <text:p text:style-name="P10"><text:s text:c="8"/>{</text:p>
        </text:list-item>
        <text:list-item>
          <text:p text:style-name="P10"><text:s text:c="12"/>boolean var1 = true;</text:p>
        </text:list-item>
        <text:list-item>
          <text:p text:style-name="P10"><text:s text:c="12"/>boolean var2 = false;</text:p>
        </text:list-item>
        <text:list-item>
          <text:p text:style-name="P10"><text:s text:c="12"/>System.out.println((var2 &amp; var2));</text:p>
        </text:list-item>
        <text:list-item>
          <text:p text:style-name="P10"><text:s text:c="8"/>} </text:p>
        </text:list-item>
        <text:list-item>
          <text:p text:style-name="P10"><text:s text:c="4"/>}</text:p>
        </text:list-item>
      </text:list>
      <text:p text:style-name="Text_20_body"><text:soft-page-break/>a) 0<text:line-break/>b) 1<text:line-break/>c) true<text:line-break/>d) false<text:line-break/><text:bookmark text:name="id9727"/>View Answer</text:p>
      <text:section text:style-name="Sect1" text:name="target-id9727">
        <text:p text:style-name="Text_20_body">Answer: d<text:line-break/>Explanation: boolean ‘&amp;’ operator always returns true or false. var1 is defined true and var2 is defined false hence their ‘&amp;’ operator result is false.<text:line-break/>output:<text:line-break/>$ javac booloperators.java<text:line-break/>$ java booloperators<text:line-break/>false<text:line-break/></text:p>
      </text:section>
      <text:p text:style-name="Text_20_body">10. What is the output of this program?</text:p>
      <text:list xml:id="list1696185128417769443" text:style-name="L9">
        <text:list-item>
          <text:p text:style-name="P11"><text:s text:c="4"/>class asciicodes {</text:p>
        </text:list-item>
        <text:list-item>
          <text:p text:style-name="P11"><text:s text:c="8"/>public static void main(String args[]) </text:p>
        </text:list-item>
        <text:list-item>
          <text:p text:style-name="P11"><text:s text:c="8"/>{</text:p>
        </text:list-item>
        <text:list-item>
          <text:p text:style-name="P11"><text:s text:c="12"/>char var1 = 'A';</text:p>
        </text:list-item>
        <text:list-item>
          <text:p text:style-name="P11"><text:s text:c="12"/>char var2 = 'a';</text:p>
        </text:list-item>
        <text:list-item>
          <text:p text:style-name="P11"><text:s text:c="12"/>System.out.println((int)var1 + " " + (int)var2);</text:p>
        </text:list-item>
        <text:list-item>
          <text:p text:style-name="P11"><text:s text:c="8"/>} </text:p>
        </text:list-item>
        <text:list-item>
          <text:p text:style-name="P11"><text:s text:c="4"/>}</text:p>
        </text:list-item>
      </text:list>
      <text:p text:style-name="Text_20_body">a) 162<text:line-break/>b) 65 97<text:line-break/>c) 67 95<text:line-break/>d) 66 98<text:line-break/><text:bookmark text:name="id4874"/>View Answer</text:p>
      <text:section text:style-name="Sect1" text:name="target-id4874">
        <text:p text:style-name="Text_20_body">Answer: b<text:line-break/>Explanation: ASCII code for ‘A’ is 65 and for ‘a’ is 97.<text:line-break/>output:<text:line-break/>$ javac asciicodes.java<text:line-break/>$ java asciicodes<text:line-break/>65 97</text:p>
      </text:section>
      <text:h text:style-name="Heading_20_1" text:outline-level="1"><text:soft-page-break/>Java Questions &amp; Answers – Data Type-Enums </text:h>
      <text:p text:style-name="Text_20_body">This set of Java Multiple Choice Questions &amp; Answers (MCQs) focuses on “Data Structures-Enums”.</text:p>
      <text:p text:style-name="Text_20_body">1. What is the order of variables in Enum?<text:line-break/>a) Ascending order<text:line-break/>b) Descending order<text:line-break/>c) Random order<text:line-break/>d) depends on the order() method<text:line-break/><text:bookmark text:name="id9715"/>View Answer</text:p>
      <text:section text:style-name="Sect1" text:name="target-id9715">
        <text:p text:style-name="Text_20_body">Answer: a<text:line-break/>Explanation: The compareTo() method is implemented to order the variable in ascending order.</text:p>
      </text:section>
      <text:p text:style-name="Text_20_body">2. Can we create instance of Enum outside of Enum itself?<text:line-break/>a) True<text:line-break/>b) False<text:line-break/><text:bookmark text:name="id4278"/>View Answer</text:p>
      <text:section text:style-name="Sect1" text:name="target-id4278">
        <text:p text:style-name="Text_20_body">Answer: b<text:line-break/>Explanation: Enum does not have public constructor.</text:p>
      </text:section>
      <text:p text:style-name="Text_20_body">3.</text:p>
      <text:list xml:id="list6552138770034075762" text:style-name="L10">
        <text:list-item>
          <text:p text:style-name="P12"><text:s/>enum Season {</text:p>
        </text:list-item>
        <text:list-item>
          <text:p text:style-name="P12"><text:s text:c="8"/>WINTER, SPRING, SUMMER, FALL</text:p>
        </text:list-item>
        <text:list-item>
          <text:p text:style-name="P12"><text:s text:c="4"/>};</text:p>
        </text:list-item>
        <text:list-item>
          <text:p text:style-name="P12"><text:s text:c="4"/>System.out.println(Season.WINTER.ordinal());</text:p>
        </text:list-item>
      </text:list>
      <text:p text:style-name="Text_20_body">a) 0<text:line-break/>b) 1<text:line-break/>c) 2<text:line-break/>d) 3<text:line-break/><text:bookmark text:name="id2725"/>View Answer</text:p>
      <text:section text:style-name="Sect1" text:name="target-id2725">
        <text:p text:style-name="Text_20_body">Answer: a<text:line-break/>Explanation: ordinal() method provides number to the variables defined in Enum.</text:p>
      </text:section>
      <text:p text:style-name="Text_20_body">4. If we try to add Enum constants to a TreeSet, what sorting order will it use?<text:line-break/>a) Sorted in the order of declaration of Enums<text:line-break/>b) Sorted in alphabetical order of Enums<text:line-break/>c) Sorted based on order() method<text:line-break/>d) Sorted in descending order of names of Enums<text:line-break/><text:bookmark text:name="id735"/>View Answer</text:p>
      <text:section text:style-name="Sect1" text:name="target-id735">
        <text:p text:style-name="Text_20_body"><text:soft-page-break/>Answer: a<text:line-break/>Explanation: Tree Set will sort the values in the order in which Enum constants are declared.</text:p>
      </text:section>
      <text:p text:style-name="Text_20_body">5. What is the output of below code snippet?</text:p>
      <text:list xml:id="list3835052995529804838" text:style-name="L11">
        <text:list-item>
          <text:p text:style-name="P13">class A</text:p>
        </text:list-item>
        <text:list-item>
          <text:p text:style-name="P13">{</text:p>
        </text:list-item>
        <text:list-item>
          <text:p text:style-name="P13"> </text:p>
        </text:list-item>
        <text:list-item>
          <text:p text:style-name="P13">}</text:p>
        </text:list-item>
        <text:list-item>
          <text:p text:style-name="P13"> </text:p>
        </text:list-item>
        <text:list-item>
          <text:p text:style-name="P13">enum Enums extends A</text:p>
        </text:list-item>
        <text:list-item>
          <text:p text:style-name="P13">{</text:p>
        </text:list-item>
        <text:list-item>
          <text:p text:style-name="P13"><text:s text:c="4"/>ABC, BCD, CDE, DEF;</text:p>
        </text:list-item>
        <text:list-item>
          <text:p text:style-name="P13">}</text:p>
        </text:list-item>
      </text:list>
      <text:p text:style-name="Text_20_body">a) Runtime Error<text:line-break/>b) Compilation Error<text:line-break/>c) It runs successfully<text:line-break/>d) EnumNotDefined Exception<text:line-break/><text:bookmark text:name="id2196"/>View Answer</text:p>
      <text:section text:style-name="Sect1" text:name="target-id2196">
        <text:p text:style-name="Text_20_body">Answer: b<text:line-break/>Explanation: Enum types cannot extend class.</text:p>
      </text:section>
      <text:p text:style-name="Text_20_body">6. What is the output of below code snippet?</text:p>
      <text:list xml:id="list1737622105729541288" text:style-name="L12">
        <text:list-item>
          <text:p text:style-name="P14"><text:s/>enum Levels </text:p>
        </text:list-item>
        <text:list-item>
          <text:p text:style-name="P14">{</text:p>
        </text:list-item>
        <text:list-item>
          <text:p text:style-name="P14"><text:s text:c="4"/>private TOP,</text:p>
        </text:list-item>
        <text:list-item>
          <text:p text:style-name="P14"> </text:p>
        </text:list-item>
        <text:list-item>
          <text:p text:style-name="P14"><text:s text:c="4"/>public MEDIUM,</text:p>
        </text:list-item>
        <text:list-item>
          <text:p text:style-name="P14"> </text:p>
        </text:list-item>
        <text:list-item>
          <text:p text:style-name="P14"><text:s text:c="4"/>protected BOTTOM;</text:p>
        </text:list-item>
        <text:list-item>
          <text:p text:style-name="P14">}</text:p>
        </text:list-item>
      </text:list>
      <text:p text:style-name="Text_20_body">a) Runtime Error<text:line-break/>b) EnumNotDefined Exception<text:line-break/>c) It runs successfully<text:line-break/><text:soft-page-break/>d) Compilation Error<text:line-break/><text:bookmark text:name="id1322"/>View Answer</text:p>
      <text:section text:style-name="Sect1" text:name="target-id1322">
        <text:p text:style-name="Text_20_body">Answer: d<text:line-break/>Explanation: Enum cannot have any modifiers. They are public, static and final by default.</text:p>
      </text:section>
      <text:p text:style-name="Text_20_body">7. What is the output of below code snippet?</text:p>
      <text:list xml:id="list2538866591617211771" text:style-name="L13">
        <text:list-item>
          <text:p text:style-name="P15">enum Enums</text:p>
        </text:list-item>
        <text:list-item>
          <text:p text:style-name="P15">{</text:p>
        </text:list-item>
        <text:list-item>
          <text:p text:style-name="P15"><text:s text:c="4"/>A, B, C;</text:p>
        </text:list-item>
        <text:list-item>
          <text:p text:style-name="P15"> </text:p>
        </text:list-item>
        <text:list-item>
          <text:p text:style-name="P15"><text:s text:c="4"/>private Enums()</text:p>
        </text:list-item>
        <text:list-item>
          <text:p text:style-name="P15"><text:s text:c="4"/>{</text:p>
        </text:list-item>
        <text:list-item>
          <text:p text:style-name="P15"><text:s text:c="8"/>System.out.println(10);</text:p>
        </text:list-item>
        <text:list-item>
          <text:p text:style-name="P15"><text:s text:c="4"/>}</text:p>
        </text:list-item>
        <text:list-item>
          <text:p text:style-name="P15">}</text:p>
        </text:list-item>
        <text:list-item>
          <text:p text:style-name="P15"> </text:p>
        </text:list-item>
        <text:list-item>
          <text:p text:style-name="P15">public class MainClass</text:p>
        </text:list-item>
        <text:list-item>
          <text:p text:style-name="P15">{</text:p>
        </text:list-item>
        <text:list-item>
          <text:p text:style-name="P15"><text:s text:c="4"/>public static void main(String[] args)</text:p>
        </text:list-item>
        <text:list-item>
          <text:p text:style-name="P15"><text:s text:c="4"/>{</text:p>
        </text:list-item>
        <text:list-item>
          <text:p text:style-name="P15"><text:s text:c="8"/>Enum en = Enums.B;</text:p>
        </text:list-item>
        <text:list-item>
          <text:p text:style-name="P15"><text:s text:c="4"/>}</text:p>
        </text:list-item>
        <text:list-item>
          <text:p text:style-name="P15">}</text:p>
        </text:list-item>
      </text:list>
      <text:p text:style-name="Text_20_body">a) 10<text:line-break/>10<text:line-break/>10<text:line-break/>b) Compilation Error<text:line-break/>c) 10<text:line-break/>10<text:line-break/>d) Runtime Exception<text:line-break/><text:bookmark text:name="id4080"/>View Answer</text:p>
      <text:section text:style-name="Sect1" text:name="target-id4080">
        <text:p text:style-name="Text_20_body">Answer: a<text:line-break/>Explanation: The constructor of Enums is called which prints 10.</text:p>
      </text:section>
      <text:p text:style-name="Text_20_body"><text:soft-page-break/>8. Which method returns the elements of Enum class?<text:line-break/>a) getEnums()<text:line-break/>b) getEnumConstants()<text:line-break/>c) getEnumList()<text:line-break/>d) getEnum()<text:line-break/><text:bookmark text:name="id4273"/>View Answer</text:p>
      <text:section text:style-name="Sect1" text:name="target-id4273">
        <text:p text:style-name="Text_20_body">Answer: b<text:line-break/>Explanation: getEnumConstants() returns the elements of this enum class or null if this Class object does not represent an enum type.</text:p>
      </text:section>
      <text:p text:style-name="Text_20_body">9. Which class does all the Enums extend?<text:line-break/>a) Object<text:line-break/>b) Enums<text:line-break/>c) Enum<text:line-break/>d) EnumClass<text:line-break/><text:bookmark text:name="id4454"/>View Answer</text:p>
      <text:section text:style-name="Sect1" text:name="target-id4454">
        <text:p text:style-name="Text_20_body">Answer: c<text:line-break/>Explanation: All enums implicitly extend java.lang.Enum. Since Java does not support multiple inheritance, an enum cannot extend anything else.</text:p>
      </text:section>
      <text:p text:style-name="Text_20_body">10. Are enums are type-safe?<text:line-break/>a) True<text:line-break/>b) False<text:line-break/><text:bookmark text:name="id5564"/>View Answer</text:p>
      <text:section text:style-name="Sect1" text:name="target-id5564">
        <text:p text:style-name="Text_20_body">Answer: a<text:line-break/>Explanation: Enums are type-safe as they have own name-space.</text:p>
      </text:section>
      <text:h text:style-name="Heading_20_1" text:outline-level="1">Java Questions &amp; Answers – Data Type-BigDecimal </text:h>
      <text:p text:style-name="Text_20_body">This set of Tough Java Questions and Answers focuses on “Data Type-BigDecimal”.</text:p>
      <text:p text:style-name="Text_20_body">1. Which of the following is the advantage of BigDecimal over double?<text:line-break/>a) Syntax<text:line-break/>b) Memory usage<text:line-break/>c) Garbage creation<text:line-break/>d) Precision<text:line-break/><text:bookmark text:name="id124"/>View Answer</text:p>
      <text:section text:style-name="Sect1" text:name="target-id124">
        <text:p text:style-name="Text_20_body">Answer: d<text:line-break/>Explanation: BigDecimal has unnatural syntax, needs more memory and creates great amount of garbage. But it has high precision which is useful for some calculations like money.</text:p>
      </text:section>
      <text:p text:style-name="Text_20_body"><text:soft-page-break/>2. Which of the below datatype doesnt support overloaded methods for +,-,* and /?<text:line-break/>a) int<text:line-break/>b) float<text:line-break/>c) double<text:line-break/>d) BigDecimal<text:line-break/><text:bookmark text:name="id4815"/>View Answer</text:p>
      <text:section text:style-name="Sect1" text:name="target-id4815">
        <text:p text:style-name="Text_20_body">Answer: d<text:line-break/>Explanation: int, float, double provide overloaded methods for +,-,* and /. BigDecimal does not provide these overloaded methods.</text:p>
      </text:section>
      <text:p text:style-name="Text_20_body">3. What is the output of below code snippet?</text:p>
      <text:list xml:id="list3284782003042328118" text:style-name="L14">
        <text:list-item>
          <text:p text:style-name="P16"><text:s text:c="3"/>double a = 0.02;</text:p>
        </text:list-item>
        <text:list-item>
          <text:p text:style-name="P16"><text:s text:c="3"/>double b = 0.03;</text:p>
        </text:list-item>
        <text:list-item>
          <text:p text:style-name="P16"><text:s text:c="3"/>double c = b - a;</text:p>
        </text:list-item>
        <text:list-item>
          <text:p text:style-name="P16"><text:s text:c="3"/>System.out.println(c);</text:p>
        </text:list-item>
        <text:list-item>
          <text:p text:style-name="P16"> </text:p>
        </text:list-item>
        <text:list-item>
          <text:p text:style-name="P16"><text:s text:c="3"/>BigDecimal _a = new BigDecimal("0.02");</text:p>
        </text:list-item>
        <text:list-item>
          <text:p text:style-name="P16"><text:s text:c="3"/>BigDecimal _b = new BigDecimal("0.03");</text:p>
        </text:list-item>
        <text:list-item>
          <text:p text:style-name="P16"><text:s text:c="3"/>BigDecimal _c = b.subtract(_a);</text:p>
        </text:list-item>
        <text:list-item>
          <text:p text:style-name="P16"><text:s text:c="3"/>System.out.println(_c);</text:p>
        </text:list-item>
      </text:list>
      <text:p text:style-name="Text_20_body">a) 0.009999999999999998<text:line-break/>0.01<text:line-break/>b) 0.01<text:line-break/>0.009999999999999998<text:line-break/>c) 0.01<text:line-break/>0.01<text:line-break/>d) 0.009999999999999998<text:line-break/>0.009999999999999998<text:line-break/><text:bookmark text:name="id7493"/>View Answer</text:p>
      <text:section text:style-name="Sect1" text:name="target-id7493">
        <text:p text:style-name="Text_20_body">Answer: a<text:line-break/>Explanation: BigDecimal provides more precision as compared to double. Double is faster in terms of performance as compared to BigDecimal.</text:p>
      </text:section>
      <text:p text:style-name="Text_20_body">4. What is the base of BigDecimal data type?<text:line-break/>a) Base 2<text:line-break/>b) Base 8<text:line-break/>c) Base 10<text:line-break/>d) Base e<text:line-break/><text:bookmark text:name="id7583"/>View Answer</text:p>
      <text:section text:style-name="Sect1" text:name="target-id7583">
        <text:p text:style-name="Text_20_body"><text:soft-page-break/>Answer: c<text:line-break/>Explanation: A BigDecimal is n*10^scale where n is an arbitrary large signed integer. Scale can be thought of as the number of digits to move the decimal point to left or right.</text:p>
      </text:section>
      <text:p text:style-name="Text_20_body">5. What is the limitation of toString() method of BigDecimal?<text:line-break/>a) There is no limitation<text:line-break/>b) toString returns null<text:line-break/>c) toString returns the number in expanded form<text:line-break/>d) toString uses scientific notation<text:line-break/><text:bookmark text:name="id6422"/>View Answer</text:p>
      <text:section text:style-name="Sect1" text:name="target-id6422">
        <text:p text:style-name="Text_20_body">Answer: d<text:line-break/>Explanation: toString() of BigDecimal uses scientific notation to represent numbers known as canonical representation. We must use toPlainString() to avoid scientific notation.</text:p>
      </text:section>
      <text:p text:style-name="Text_20_body">6. Which of the following is not provided by BigDecimal?<text:line-break/>a) scale manipulation<text:line-break/>b) + operator<text:line-break/>c) rounding<text:line-break/>d) hashing<text:line-break/><text:bookmark text:name="id8771"/>View Answer</text:p>
      <text:section text:style-name="Sect1" text:name="target-id8771">
        <text:p text:style-name="Text_20_body">Answer: b<text:line-break/>Explanation: toBigInteger() converts BigDecimal to a BigInteger.toBigIntegerExact() converts this BigDecimal to a BigInteger by checking for lost information.</text:p>
      </text:section>
      <text:p text:style-name="Text_20_body">7. BigDecimal is a part of which package?<text:line-break/>a) java.lang<text:line-break/>b) java.math<text:line-break/>c) java.util<text:line-break/>d) java.io<text:line-break/><text:bookmark text:name="id2446"/>View Answer</text:p>
      <text:section text:style-name="Sect1" text:name="target-id2446">
        <text:p text:style-name="Text_20_body">Answer: b<text:line-break/>Explanation: BigDecimal is a part of java.math. This package provides various classes for storing numbers and mathematical operations.</text:p>
      </text:section>
      <text:p text:style-name="Text_20_body">8. What is BigDecimal.ONE?<text:line-break/>a) wrong statement<text:line-break/>b) custom defined statement<text:line-break/>c) static variable with value 1 on scale 10<text:line-break/>d) static variable with value 1 on scale 0<text:line-break/><text:bookmark text:name="id8756"/>View Answer</text:p>
      <text:section text:style-name="Sect1" text:name="target-id8756">
        <text:p text:style-name="Text_20_body">Answer: d<text:line-break/>Explanation: BigDecimal.ONE is a static variable of BigDecimal class with value 1 on scale 0.</text:p>
      </text:section>
      <text:p text:style-name="Text_20_body">9. Which class is a library of functions to perform arithmetic operations of BigInteger and BigDecimal?<text:line-break/><text:soft-page-break/>a) MathContext<text:line-break/>b) MathLib<text:line-break/>c) BigLib<text:line-break/>d) BigContext<text:line-break/><text:bookmark text:name="id5282"/>View Answer</text:p>
      <text:section text:style-name="Sect1" text:name="target-id5282">
        <text:p text:style-name="Text_20_body">Answer: a<text:line-break/>Explanation: MathContext class is a library of functions to perform arithmetic operations of BigInteger and BigDecimal.</text:p>
      </text:section>
      <text:p text:style-name="Text_20_body">10. What is the output of below code snippet?</text:p>
      <text:list xml:id="list4767475984898146592" text:style-name="L15">
        <text:list-item>
          <text:p text:style-name="P17">public class AddDemo </text:p>
        </text:list-item>
        <text:list-item>
          <text:p text:style-name="P17">{</text:p>
        </text:list-item>
        <text:list-item>
          <text:p text:style-name="P17"><text:s text:c="8"/>public static void main(String args[]) </text:p>
        </text:list-item>
        <text:list-item>
          <text:p text:style-name="P17"><text:s text:c="8"/>{</text:p>
        </text:list-item>
        <text:list-item>
          <text:p text:style-name="P17"><text:s text:c="16"/>BigDecimal b = new BigDecimal("23.43");</text:p>
        </text:list-item>
        <text:list-item>
          <text:p text:style-name="P17"><text:s text:c="16"/>BigDecimal br = new BigDecimal("24");</text:p>
        </text:list-item>
        <text:list-item>
          <text:p text:style-name="P17"><text:s text:c="16"/>BigDecimal bres = b.add(new BigDecimal("450.23"));</text:p>
        </text:list-item>
        <text:list-item>
          <text:p text:style-name="P17"><text:s text:c="16"/>System.out.println("Add: "+bres);</text:p>
        </text:list-item>
        <text:list-item>
          <text:p text:style-name="P17"> </text:p>
        </text:list-item>
        <text:list-item>
          <text:p text:style-name="P17"><text:s text:c="16"/>MathContext mc = new MathContext(2, RoundingMode.DOWN);</text:p>
        </text:list-item>
        <text:list-item>
          <text:p text:style-name="P17"><text:s text:c="16"/>BigDecimal bdecMath = b.add(new BigDecimal("450.23"), mc);</text:p>
        </text:list-item>
        <text:list-item>
          <text:p text:style-name="P17"><text:s text:c="16"/>System.out.println("Add using MathContext: "+bdecMath);</text:p>
        </text:list-item>
        <text:list-item>
          <text:p text:style-name="P17"><text:s text:c="8"/>}</text:p>
        </text:list-item>
        <text:list-item>
          <text:p text:style-name="P17">}</text:p>
        </text:list-item>
      </text:list>
      <text:p text:style-name="Text_20_body">a) Compilature failure<text:line-break/>b) Add: 684.66<text:line-break/>Add using MathContext: 6.8E+2<text:line-break/>c) Runtime exception<text:line-break/>d) Add 6.8E+2<text:line-break/>Add using MathContext: 684.66<text:line-break/><text:bookmark text:name="id321"/>View Answer</text:p>
      <text:section text:style-name="Sect1" text:name="target-id321">
        <text:p text:style-name="Text_20_body">Answer: b<text:line-break/>Explanation: add() adds the two numbers, MathContext provides library for carrying out various arithmetic operations.</text:p>
      </text:section>
      <text:h text:style-name="Heading_20_1" text:outline-level="1"><text:soft-page-break/>Java Questions &amp; Answers – Data Type-Date, TimeZone </text:h>
      <text:p text:style-name="Text_20_body">This set of Java Multiple Choice Questions &amp; Answers (MCQs) focuses on “Data Type – Date and TimeZone”.</text:p>
      <text:p text:style-name="Text_20_body">1. How to format date from one form to another?<text:line-break/>a) SimpleDateFormat<text:line-break/>b) DateFormat<text:line-break/>c) SimpleFormat<text:line-break/>d) DateConverter<text:line-break/><text:bookmark text:name="id2766"/>View Answer</text:p>
      <text:section text:style-name="Sect1" text:name="target-id2766">
        <text:p text:style-name="Text_20_body">Answer: a<text:line-break/>Explanation: SimpleDateFormat can be used as<text:line-break/>Date now = new Date();<text:line-break/>SimpleDateFormat sdf = new SimpleDateFormat (“yyyy-mm-dd’T’hh:MM:ss”);<text:line-break/>String nowStr = sdf.format(now);<text:line-break/>System.out.println(“Current Date: ” + );</text:p>
      </text:section>
      <text:p text:style-name="Text_20_body">2. How to convert Date object to String?<text:line-break/>a) SimpleDateFormat sdf = new SimpleDateFormat(“yyyy-mm-dd”);<text:line-break/>sdf.parse(new Date());<text:line-break/>b) SimpleDateFormat sdf = new SimpleDateFormat(“yyyy-mm-dd”);<text:line-break/>sdf.format(new Date());<text:line-break/>c)SimpleDateFormat sdf = new SimpleDateFormat(“yyyy-mm-dd”);<text:line-break/>new Date().parse();<text:line-break/>d) SimpleDateFormat sdf = new SimpleDateFormat(“yyyy-mm-dd”);<text:line-break/>new Date().format();<text:line-break/><text:bookmark text:name="id609"/>View Answer</text:p>
      <text:section text:style-name="Sect1" text:name="target-id609">
        <text:p text:style-name="Text_20_body">Answer: b<text:line-break/>Explanation: SimpleDateFormat takes a string containing pattern. sdf.format converts the Date object to String.</text:p>
      </text:section>
      <text:p text:style-name="Text_20_body">3. How to convert a String to a Date object?<text:line-break/>a) SimpleDateFormat sdf = new SimpleDateFormat(“yyyy-mm-dd”);<text:line-break/>sdf.parse(new Date());<text:line-break/>b) SimpleDateFormat sdf = new SimpleDateFormat(“yyyy-mm-dd”);<text:line-break/>sdf.format(new Date());<text:line-break/>c)SimpleDateFormat sdf = new SimpleDateFormat(“yyyy-mm-dd”);<text:line-break/>new Date().parse();<text:line-break/>d) SimpleDateFormat sdf = new SimpleDateFormat(“yyyy-mm-dd”);<text:line-break/>new Date().format();<text:line-break/><text:bookmark text:name="id5923"/>View Answer</text:p>
      <text:section text:style-name="Sect1" text:name="target-id5923">
        <text:p text:style-name="Text_20_body"><text:soft-page-break/>Answer: a<text:line-break/>Explanation: SimpleDateFormat takes a string containing pattern. sdf.parse converts the String to Date object.</text:p>
      </text:section>
      <text:p text:style-name="Text_20_body">4. Is SimpleDateFormat thread safe?<text:line-break/>a) True<text:line-break/>b) False<text:line-break/><text:bookmark text:name="id7662"/>View Answer</text:p>
      <text:section text:style-name="Sect1" text:name="target-id7662">
        <text:p text:style-name="Text_20_body">Answer: b<text:line-break/>Explanation: SimpleDateFormat is not thread safe. In multithreaded environment we need to manage threads explicitly.</text:p>
      </text:section>
      <text:p text:style-name="Text_20_body">5. How to identify if a timezone is eligible for DayLight Saving?<text:line-break/>a) useDaylightTime() of Time class<text:line-break/>b) useDaylightTime() of Date class<text:line-break/>c) useDaylightTime() of TimeZone class<text:line-break/>d) useDaylightTime() of DateTime class<text:line-break/><text:bookmark text:name="id4781"/>View Answer</text:p>
      <text:section text:style-name="Sect1" text:name="target-id4781">
        <text:p text:style-name="Text_20_body">Answer: c<text:line-break/>Explanation: public abstract boolean useDaylightTime() is provided in TimeZone class.</text:p>
      </text:section>
      <text:p text:style-name="Text_20_body">6. What is the replacement of joda time library in java 8?<text:line-break/>a) java.time (JSR-310)<text:line-break/>b) java.date (JSR-310)<text:line-break/>c) java.joda<text:line-break/>d) java.jodaTime<text:line-break/><text:bookmark text:name="id4865"/>View Answer</text:p>
      <text:section text:style-name="Sect1" text:name="target-id4865">
        <text:p text:style-name="Text_20_body">Answer: a<text:line-break/>Explanation: In java 8,we are asked to migrate to java.time (JSR-310) which is a core part of the JDK which replaces joda library project.</text:p>
      </text:section>
      <text:p text:style-name="Text_20_body">7. How is Date stored in database?<text:line-break/>a) java.sql.Date<text:line-break/>b) java.util.Date<text:line-break/>c) java.sql.DateTime<text:line-break/>d) java.util.DateTime<text:line-break/><text:bookmark text:name="id4817"/>View Answer</text:p>
      <text:section text:style-name="Sect1" text:name="target-id4817">
        <text:p text:style-name="Text_20_body">Answer: a<text:line-break/>Explanation: java.sql.Date is the datatype of Date stored in database.</text:p>
      </text:section>
      <text:p text:style-name="Text_20_body">8. What does LocalTime represent?<text:line-break/>a) Date without time<text:line-break/>b) Time without Date<text:line-break/>c) Date and Time<text:line-break/><text:soft-page-break/>d) Date and Time with timezone<text:line-break/><text:bookmark text:name="id7276"/>View Answer</text:p>
      <text:section text:style-name="Sect1" text:name="target-id7276">
        <text:p text:style-name="Text_20_body">Answer: b<text:line-break/>Explanation: LocalTime of joda library represents time without date.</text:p>
      </text:section>
      <text:p text:style-name="Text_20_body">9. How to get difference between two dates?<text:line-break/>a) long diffInMilli = java.time.Duration.between(dateTime1, dateTime2).toMillis();<text:line-break/>b) long diffInMilli = java.time.difference(dateTime1, dateTime2).toMillis();<text:line-break/>c) Date diffInMilli = java.time.Duration.between(dateTime1, dateTime2).toMillis();<text:line-break/>d) Time diffInMilli = java.time.Duration.between(dateTime1, dateTime2).toMillis();<text:line-break/><text:bookmark text:name="id8191"/>View Answer</text:p>
      <text:section text:style-name="Sect1" text:name="target-id8191">
        <text:p text:style-name="Text_20_body">Answer: a<text:line-break/>Explanation: Java 8 provides a method called between which provides Duration between two times.</text:p>
      </text:section>
      <text:p text:style-name="Text_20_body">10. How to get UTC time?<text:line-break/>a) Time.getUTC();<text:line-break/>b) Date.getUTC();<text:line-break/>c) Instant.now();<text:line-break/>d) TimeZone.getUTC();<text:line-break/><text:bookmark text:name="id5941"/>View Answer</text:p>
      <text:section text:style-name="Sect1" text:name="target-id5941">
        <text:p text:style-name="Text_20_body">Answer: c<text:line-break/>Explanation: In java 8, Instant.now() provides current time in UTC/GMT.</text:p>
      </text:section>
      <text:h text:style-name="Heading_20_1" text:outline-level="1">Java Questions &amp; Answers – Data Type-Date, TimeZone </text:h>
      <text:p text:style-name="Text_20_body">This set of Java Multiple Choice Questions &amp; Answers (MCQs) focuses on “Data Type – Date and TimeZone”.</text:p>
      <text:p text:style-name="Text_20_body">1. How to format date from one form to another?<text:line-break/>a) SimpleDateFormat<text:line-break/>b) DateFormat<text:line-break/>c) SimpleFormat<text:line-break/>d) DateConverter<text:line-break/><text:bookmark text:name="id27661"/>View Answer</text:p>
      <text:section text:style-name="Sect1" text:name="Section1">
        <text:p text:style-name="Text_20_body"><text:bookmark text:name="target-id2766"/>Answer: a<text:line-break/>Explanation: SimpleDateFormat can be used as<text:line-break/>Date now = new Date();<text:line-break/>SimpleDateFormat sdf = new SimpleDateFormat (“yyyy-mm-dd’T’hh:MM:ss”);<text:line-break/>String nowStr = sdf.format(now);<text:line-break/>System.out.println(“Current Date: ” + );</text:p>
      </text:section>
      <text:p text:style-name="Text_20_body"><text:soft-page-break/>2. How to convert Date object to String?<text:line-break/>a) SimpleDateFormat sdf = new SimpleDateFormat(“yyyy-mm-dd”);<text:line-break/>sdf.parse(new Date());<text:line-break/>b) SimpleDateFormat sdf = new SimpleDateFormat(“yyyy-mm-dd”);<text:line-break/>sdf.format(new Date());<text:line-break/>c)SimpleDateFormat sdf = new SimpleDateFormat(“yyyy-mm-dd”);<text:line-break/>new Date().parse();<text:line-break/>d) SimpleDateFormat sdf = new SimpleDateFormat(“yyyy-mm-dd”);<text:line-break/>new Date().format();<text:line-break/><text:bookmark text:name="id6091"/>View Answer</text:p>
      <text:section text:style-name="Sect1" text:name="Section2">
        <text:p text:style-name="Text_20_body"><text:bookmark text:name="target-id609"/>Answer: b<text:line-break/>Explanation: SimpleDateFormat takes a string containing pattern. sdf.format converts the Date object to String.</text:p>
      </text:section>
      <text:p text:style-name="Text_20_body">3. How to convert a String to a Date object?<text:line-break/>a) SimpleDateFormat sdf = new SimpleDateFormat(“yyyy-mm-dd”);<text:line-break/>sdf.parse(new Date());<text:line-break/>b) SimpleDateFormat sdf = new SimpleDateFormat(“yyyy-mm-dd”);<text:line-break/>sdf.format(new Date());<text:line-break/>c)SimpleDateFormat sdf = new SimpleDateFormat(“yyyy-mm-dd”);<text:line-break/>new Date().parse();<text:line-break/>d) SimpleDateFormat sdf = new SimpleDateFormat(“yyyy-mm-dd”);<text:line-break/>new Date().format();<text:line-break/><text:bookmark text:name="id59231"/>View Answer</text:p>
      <text:section text:style-name="Sect1" text:name="Section3">
        <text:p text:style-name="Text_20_body"><text:bookmark text:name="target-id5923"/>Answer: a<text:line-break/>Explanation: SimpleDateFormat takes a string containing pattern. sdf.parse converts the String to Date object.</text:p>
      </text:section>
      <text:p text:style-name="Text_20_body">4. Is SimpleDateFormat thread safe?<text:line-break/>a) True<text:line-break/>b) False<text:line-break/><text:bookmark text:name="id76621"/>View Answer</text:p>
      <text:section text:style-name="Sect1" text:name="Section4">
        <text:p text:style-name="Text_20_body"><text:bookmark text:name="target-id7662"/>Answer: b<text:line-break/>Explanation: SimpleDateFormat is not thread safe. In multithreaded environment we need to manage threads explicitly.</text:p>
      </text:section>
      <text:p text:style-name="Text_20_body">5. How to identify if a timezone is eligible for DayLight Saving?<text:line-break/>a) useDaylightTime() of Time class<text:line-break/>b) useDaylightTime() of Date class<text:line-break/>c) useDaylightTime() of TimeZone class<text:line-break/>d) useDaylightTime() of DateTime class<text:line-break/><text:bookmark text:name="id47811"/>View Answer</text:p>
      <text:section text:style-name="Sect1" text:name="Section5">
        <text:p text:style-name="Text_20_body"><text:bookmark text:name="target-id4781"/>Answer: c<text:line-break/>Explanation: public abstract boolean useDaylightTime() is provided in TimeZone class.</text:p>
      </text:section>
      <text:p text:style-name="Text_20_body"><text:soft-page-break/>6. What is the replacement of joda time library in java 8?<text:line-break/>a) java.time (JSR-310)<text:line-break/>b) java.date (JSR-310)<text:line-break/>c) java.joda<text:line-break/>d) java.jodaTime<text:line-break/><text:bookmark text:name="id48651"/>View Answer</text:p>
      <text:section text:style-name="Sect1" text:name="Section6">
        <text:p text:style-name="Text_20_body"><text:bookmark text:name="target-id4865"/>Answer: a<text:line-break/>Explanation: In java 8,we are asked to migrate to java.time (JSR-310) which is a core part of the JDK which replaces joda library project.</text:p>
      </text:section>
      <text:p text:style-name="Text_20_body">7. How is Date stored in database?<text:line-break/>a) java.sql.Date<text:line-break/>b) java.util.Date<text:line-break/>c) java.sql.DateTime<text:line-break/>d) java.util.DateTime<text:line-break/><text:bookmark text:name="id48171"/>View Answer</text:p>
      <text:section text:style-name="Sect1" text:name="Section7">
        <text:p text:style-name="Text_20_body"><text:bookmark text:name="target-id4817"/>Answer: a<text:line-break/>Explanation: java.sql.Date is the datatype of Date stored in database.</text:p>
      </text:section>
      <text:p text:style-name="Text_20_body">8. What does LocalTime represent?<text:line-break/>a) Date without time<text:line-break/>b) Time without Date<text:line-break/>c) Date and Time<text:line-break/>d) Date and Time with timezone<text:line-break/><text:bookmark text:name="id72761"/>View Answer</text:p>
      <text:section text:style-name="Sect1" text:name="Section8">
        <text:p text:style-name="Text_20_body"><text:bookmark text:name="target-id7276"/>Answer: b<text:line-break/>Explanation: LocalTime of joda library represents time without date.</text:p>
      </text:section>
      <text:p text:style-name="Text_20_body">9. How to get difference between two dates?<text:line-break/>a) long diffInMilli = java.time.Duration.between(dateTime1, dateTime2).toMillis();<text:line-break/>b) long diffInMilli = java.time.difference(dateTime1, dateTime2).toMillis();<text:line-break/>c) Date diffInMilli = java.time.Duration.between(dateTime1, dateTime2).toMillis();<text:line-break/>d) Time diffInMilli = java.time.Duration.between(dateTime1, dateTime2).toMillis();<text:line-break/><text:bookmark text:name="id81911"/>View Answer</text:p>
      <text:section text:style-name="Sect1" text:name="Section9">
        <text:p text:style-name="Text_20_body"><text:bookmark text:name="target-id8191"/>Answer: a<text:line-break/>Explanation: Java 8 provides a method called between which provides Duration between two times.</text:p>
      </text:section>
      <text:p text:style-name="Text_20_body">10. How to get UTC time?<text:line-break/>a) Time.getUTC();<text:line-break/>b) Date.getUTC();<text:line-break/>c) Instant.now();<text:line-break/>d) TimeZone.getUTC();<text:line-break/><text:bookmark text:name="id59411"/>View Answer</text:p>
      <text:section text:style-name="Sect1" text:name="Section10">
        <text:p text:style-name="Text_20_body"><text:bookmark text:name="target-id5941"/><text:soft-page-break/>Answer: c<text:line-break/>Explanation: In java 8, Instant.now() provides current time in UTC/GMT.</text:p>
      </text:section>
      <text:h text:style-name="Heading_20_1" text:outline-level="1">Java Questions &amp; Answers – Literals &amp; Variables </text:h>
      <text:p text:style-name="Text_20_body">This section of our 1000+ Java MCQs focuses on literals &amp; variables of Java Programming Language.</text:p>
      <text:p text:style-name="Text_20_body">1. Which of these is long data type literal?<text:line-break/>a) 0x99fffL<text:line-break/>b) ABCDEFG<text:line-break/>c) 0x99fffa<text:line-break/>d) 99671246<text:line-break/><text:bookmark text:name="id5995"/>View Answer</text:p>
      <text:section text:style-name="Sect1" text:name="target-id5995">
        <text:p text:style-name="Text_20_body">Answer: a<text:line-break/>Explanation: Data type long literals are appended by an upper or lowercase L. 0x99fffL is hexadecimal long literal.<text:line-break/></text:p>
      </text:section>
      <text:p text:style-name="Text_20_body">2. Which of these can be returned by the operator &amp; ?<text:line-break/>a) Integer<text:line-break/>b) Boolean<text:line-break/>c) Character<text:line-break/>d) Integer or Boolean<text:line-break/><text:bookmark text:name="id9102"/>View Answer</text:p>
      <text:section text:style-name="Sect1" text:name="target-id9102">
        <text:p text:style-name="Text_20_body">Answer: d<text:line-break/>Explanation: We can use binary ampersand operator on integers/chars (and it returns an integer) or on booleans (and it returns a boolean).<text:line-break/></text:p>
      </text:section>
      <text:p text:style-name="Text_20_body">3. Literals in java must be appended by which of these?<text:line-break/>a) L<text:line-break/>b) l<text:line-break/>c) D<text:line-break/>d) L and I<text:line-break/><text:bookmark text:name="id9729"/>View Answer</text:p>
      <text:section text:style-name="Sect1" text:name="target-id9729">
        <text:p text:style-name="Text_20_body">Answer: d<text:line-break/>Explanation: Data type long literals are appended by an upper or lowercase L.<text:line-break/></text:p>
      </text:section>
      <text:p text:style-name="Text_20_body">4. Literal can be of which of these data types?<text:line-break/>a) integer<text:line-break/>b) float<text:line-break/><text:soft-page-break/>c) boolean<text:line-break/>d) all of the mentioned<text:line-break/><text:bookmark text:name="id2257"/>View Answer</text:p>
      <text:section text:style-name="Sect1" text:name="target-id2257">
        <text:p text:style-name="Text_20_body">Answer: d<text:line-break/>Explanation: None<text:line-break/></text:p>
      </text:section>
      <text:p text:style-name="Text_20_body">5. Which of these can not be used for a variable name in Java?<text:line-break/>a) identifier<text:line-break/>b) keyword<text:line-break/>c) identifier &amp; keyword<text:line-break/>d) none of the mentioned<text:line-break/><text:bookmark text:name="id1217"/>View Answer</text:p>
      <text:section text:style-name="Sect1" text:name="target-id1217">
        <text:p text:style-name="Text_20_body">Answer: b<text:line-break/>Explanation: Keywords are specially reserved words which can not be used for naming a user defined variable, example : class, int, for etc.<text:line-break/></text:p>
      </text:section>
      <text:p text:style-name="Text_20_body">6. What is the output of this program?</text:p>
      <text:list xml:id="list8818297725660190951" text:style-name="L16">
        <text:list-item>
          <text:p text:style-name="P18"><text:s text:c="4"/>class evaluate </text:p>
        </text:list-item>
        <text:list-item>
          <text:p text:style-name="P18"><text:s text:c="4"/>{</text:p>
        </text:list-item>
        <text:list-item>
          <text:p text:style-name="P18"><text:s text:c="8"/>public static void main(String args[]) </text:p>
        </text:list-item>
        <text:list-item>
          <text:p text:style-name="P18"><text:s text:c="8"/>{</text:p>
        </text:list-item>
        <text:list-item>
          <text:p text:style-name="P18"><text:s text:c="12"/>int a[] = {1,2,3,4,5};</text:p>
        </text:list-item>
        <text:list-item>
          <text:p text:style-name="P18"><text:s text:c="12"/>int d[] = a;</text:p>
        </text:list-item>
        <text:list-item>
          <text:p text:style-name="P18"><text:s text:c="12"/>int sum = 0;</text:p>
        </text:list-item>
        <text:list-item>
          <text:p text:style-name="P18"><text:s text:c="12"/>for (int j = 0; j &lt; 3; ++j)</text:p>
        </text:list-item>
        <text:list-item>
          <text:p text:style-name="P18"><text:s text:c="16"/>sum += (a[j] * d[j + 1]) + (a[j + 1] * d[j]);</text:p>
        </text:list-item>
        <text:list-item>
          <text:p text:style-name="P18"><text:s text:c="12"/>System.out.println(sum);</text:p>
        </text:list-item>
        <text:list-item>
          <text:p text:style-name="P18"><text:s text:c="8"/>} </text:p>
        </text:list-item>
        <text:list-item>
          <text:p text:style-name="P18"><text:s text:c="4"/>}</text:p>
        </text:list-item>
      </text:list>
      <text:p text:style-name="Text_20_body">a) 38<text:line-break/>b) 39<text:line-break/>c) 40<text:line-break/>d) 41<text:line-break/><text:bookmark text:name="id5946"/>View Answer</text:p>
      <text:section text:style-name="Sect1" text:name="target-id5946">
        <text:p text:style-name="Text_20_body"><text:soft-page-break/>Answer: c<text:line-break/>Explanation: None<text:line-break/>output:<text:line-break/>$ javac evaluate.java<text:line-break/>$ java evaluate<text:line-break/>40<text:line-break/></text:p>
      </text:section>
      <text:p text:style-name="Text_20_body">7. What is the output of this program?</text:p>
      <text:list xml:id="list3201646786182495378" text:style-name="L17">
        <text:list-item>
          <text:p text:style-name="P19"><text:s text:c="4"/>class array_output </text:p>
        </text:list-item>
        <text:list-item>
          <text:p text:style-name="P19"><text:s text:c="4"/>{</text:p>
        </text:list-item>
        <text:list-item>
          <text:p text:style-name="P19"><text:s text:c="8"/>public static void main(String args[]) </text:p>
        </text:list-item>
        <text:list-item>
          <text:p text:style-name="P19"><text:s text:c="8"/>{</text:p>
        </text:list-item>
        <text:list-item>
          <text:p text:style-name="P19"><text:s text:c="12"/>int array_variable [] = new int[10];</text:p>
        </text:list-item>
        <text:list-item>
          <text:p text:style-name="P19"><text:s text:c="12"/>for (int i = 0; i &lt; 10; ++i) {</text:p>
        </text:list-item>
        <text:list-item>
          <text:p text:style-name="P19"><text:s text:c="16"/>array_variable[i] = i/2;</text:p>
        </text:list-item>
        <text:list-item>
          <text:p text:style-name="P19"><text:s text:c="16"/>array_variable[i]++;</text:p>
        </text:list-item>
        <text:list-item>
          <text:p text:style-name="P19"><text:s text:c="16"/>System.out.print(array_variable[i] + " ");</text:p>
        </text:list-item>
        <text:list-item>
          <text:p text:style-name="P19"><text:s text:c="16"/>i++;</text:p>
        </text:list-item>
        <text:list-item>
          <text:p text:style-name="P19"><text:s text:c="12"/>}</text:p>
        </text:list-item>
        <text:list-item>
          <text:p text:style-name="P19"> </text:p>
        </text:list-item>
        <text:list-item>
          <text:p text:style-name="P19"><text:s text:c="8"/>} </text:p>
        </text:list-item>
        <text:list-item>
          <text:p text:style-name="P19"><text:s text:c="4"/>}</text:p>
        </text:list-item>
      </text:list>
      <text:p text:style-name="Text_20_body">a) 0 2 4 6 8<text:line-break/>b) 1 2 3 4 5<text:line-break/>c) 0 1 2 3 4 5 6 7 8 9<text:line-break/>d) 1 2 3 4 5 6 7 8 9 10<text:line-break/><text:bookmark text:name="id3827"/>View Answer</text:p>
      <text:section text:style-name="Sect1" text:name="target-id3827">
        <text:p text:style-name="Text_20_body">Answer: b<text:line-break/>Explanation: When an array is declared using new operator then all of its elements are initialized to 0 automatically. for loop body is executed 5 times as whenever controls comes in the loop i value is incremented twice, first by i++ in body of loop then by ++i in increment condition of for loop.<text:line-break/>output:<text:line-break/>$ javac array_output.java<text:line-break/>$ java array_output<text:line-break/><text:soft-page-break/>1 2 3 4 5<text:line-break/></text:p>
      </text:section>
      <text:p text:style-name="Text_20_body">8. What is the output of this program?</text:p>
      <text:list xml:id="list3651499738484304764" text:style-name="L18">
        <text:list-item>
          <text:p text:style-name="P20"><text:s text:c="4"/>class variable_scope </text:p>
        </text:list-item>
        <text:list-item>
          <text:p text:style-name="P20"><text:s text:c="4"/>{</text:p>
        </text:list-item>
        <text:list-item>
          <text:p text:style-name="P20"><text:s text:c="8"/>public static void main(String args[]) </text:p>
        </text:list-item>
        <text:list-item>
          <text:p text:style-name="P20"><text:s text:c="8"/>{</text:p>
        </text:list-item>
        <text:list-item>
          <text:p text:style-name="P20"><text:s text:c="12"/>int x;</text:p>
        </text:list-item>
        <text:list-item>
          <text:p text:style-name="P20"><text:s text:c="12"/>x = 5;</text:p>
        </text:list-item>
        <text:list-item>
          <text:p text:style-name="P20"><text:s text:c="12"/>{</text:p>
        </text:list-item>
        <text:list-item>
          <text:p text:style-name="P20"><text:s text:c="16"/>int y = 6;</text:p>
        </text:list-item>
        <text:list-item>
          <text:p text:style-name="P20"><text:s text:c="16"/>System.out.print(x + " " + y);</text:p>
        </text:list-item>
        <text:list-item>
          <text:p text:style-name="P20"><text:s text:c="12"/>}</text:p>
        </text:list-item>
        <text:list-item>
          <text:p text:style-name="P20"><text:s text:c="12"/>System.out.println(x + " " + y);</text:p>
        </text:list-item>
        <text:list-item>
          <text:p text:style-name="P20"><text:s text:c="8"/>} </text:p>
        </text:list-item>
        <text:list-item>
          <text:p text:style-name="P20"><text:s text:c="4"/>}</text:p>
        </text:list-item>
      </text:list>
      <text:p text:style-name="Text_20_body">a) 5 6 5 6<text:line-break/>b) 5 6 5<text:line-break/>c) Runtime error<text:line-break/>d) Compilation error<text:line-break/><text:bookmark text:name="id8701"/>View Answer</text:p>
      <text:section text:style-name="Sect1" text:name="target-id8701">
        <text:p text:style-name="Text_20_body">Answer: d<text:line-break/>Explanation: Second print statement doesn’t have access to y , scope y was limited to the block defined after initialization of x.<text:line-break/>output:<text:line-break/>$ javac variable_scope.java<text:line-break/>Exception in thread “main” java.lang.Error: Unresolved compilation problem: y cannot be resolved to a variable<text:line-break/></text:p>
      </text:section>
      <text:p text:style-name="Text_20_body">9. Which of these is incorrect string literal?<text:line-break/>a) “Hello World”<text:line-break/>b) “Hello\nWorld”<text:line-break/>c) “\”Hello World\””<text:line-break/>d) “Hello<text:line-break/><text:soft-page-break/>world”<text:line-break/><text:bookmark text:name="id6803"/>View Answer</text:p>
      <text:section text:style-name="Sect1" text:name="target-id6803">
        <text:p text:style-name="Text_20_body">Answer: d<text:line-break/>Explanation: all string literals must begin and end in same line.<text:line-break/></text:p>
      </text:section>
      <text:p text:style-name="Text_20_body">10. What is the output of this program?</text:p>
      <text:list xml:id="list3440164485706793971" text:style-name="L19">
        <text:list-item>
          <text:p text:style-name="P21"><text:s text:c="4"/>class dynamic_initialization </text:p>
        </text:list-item>
        <text:list-item>
          <text:p text:style-name="P21"><text:s text:c="4"/>{</text:p>
        </text:list-item>
        <text:list-item>
          <text:p text:style-name="P21"><text:s text:c="8"/>public static void main(String args[]) </text:p>
        </text:list-item>
        <text:list-item>
          <text:p text:style-name="P21"><text:s text:c="8"/>{</text:p>
        </text:list-item>
        <text:list-item>
          <text:p text:style-name="P21"><text:s text:c="12"/>double a, b;</text:p>
        </text:list-item>
        <text:list-item>
          <text:p text:style-name="P21"><text:s text:c="12"/>a = 3.0;</text:p>
        </text:list-item>
        <text:list-item>
          <text:p text:style-name="P21"><text:s text:c="12"/>b = 4.0;</text:p>
        </text:list-item>
        <text:list-item>
          <text:p text:style-name="P21"><text:s text:c="12"/>double c = Math.sqrt(a * a + b * b);</text:p>
        </text:list-item>
        <text:list-item>
          <text:p text:style-name="P21"><text:s text:c="12"/>System.out.println(c);</text:p>
        </text:list-item>
        <text:list-item>
          <text:p text:style-name="P21"><text:s text:c="8"/>} </text:p>
        </text:list-item>
        <text:list-item>
          <text:p text:style-name="P21"><text:s text:c="4"/>}</text:p>
        </text:list-item>
      </text:list>
      <text:p text:style-name="Text_20_body">a) 5.0<text:line-break/>b) 25.0<text:line-break/>c) 7.0<text:line-break/>d) Compilation Error<text:line-break/><text:bookmark text:name="id2045"/>View Answer</text:p>
      <text:section text:style-name="Sect1" text:name="target-id2045">
        <text:p text:style-name="Text_20_body">Answer: a<text:line-break/>Explanation: Variable c has been dynamically initialized to square root of a * a + b * b, during run time.<text:line-break/>output:<text:line-break/>$ javac dynamic_initialization.java<text:line-break/>$ java dynamic_initialization<text:line-break/>5.0</text:p>
      </text:section>
      <text:h text:style-name="Heading_20_1" text:outline-level="1">Java Questions &amp; Answers – Type Conversions, Promotions and Castings </text:h>
      <text:p text:style-name="Text_20_body">This section of our 1000+ Java MCQs focuses on Type conversions, promotions and castings of Java Programming Language.</text:p>
      <text:p text:style-name="Text_20_body"><text:soft-page-break/>1. Which of these is necessary condition for automatic type conversion in Java?<text:line-break/>a) The destination type is smaller than source type<text:line-break/>b) The destination type is larger than source type<text:line-break/>c) The destination type can be larger or smaller than source type<text:line-break/>d) None of the mentioned<text:line-break/><text:bookmark text:name="id7223"/>View Answer</text:p>
      <text:section text:style-name="Sect1" text:name="target-id7223">
        <text:p text:style-name="Text_20_body">Answer: b<text:line-break/>Explanation: None.<text:line-break/></text:p>
      </text:section>
      <text:p text:style-name="Text_20_body">2. What is the prototype of the default constructor of this class?<text:line-break/>public class prototype { }<text:line-break/>a) prototype( )<text:line-break/>b) prototype(void)<text:line-break/>c) public prototype(void)<text:line-break/>d) public prototype( )<text:line-break/><text:bookmark text:name="id2319"/>View Answer</text:p>
      <text:section text:style-name="Sect1" text:name="target-id2319">
        <text:p text:style-name="Text_20_body">Answer: d<text:line-break/>Explanation: None.<text:line-break/></text:p>
      </text:section>
      <text:p text:style-name="Text_20_body">3. What is the error in this code?<text:line-break/>byte b = 50;<text:line-break/>b = b * 50;<text:line-break/>a) b can not contain value 100, limited by its range.<text:line-break/>b) * operator has converted b * 50 into int, which can not be converted to byte without casting.<text:line-break/>c) b can not contain value 50.<text:line-break/>d) No error in this code<text:line-break/><text:bookmark text:name="id5184"/>View Answer</text:p>
      <text:section text:style-name="Sect1" text:name="target-id5184">
        <text:p text:style-name="Text_20_body">Answer: b<text:line-break/>Explanation: While evaluating an expression containing int, bytes or shorts , the whole expression is converted to int then evaluated and result is also of type int.<text:line-break/></text:p>
      </text:section>
      <text:p text:style-name="Text_20_body">4. If an expression contains double, int, float, long, then whole expression will promoted into which of these data types?<text:line-break/>a) long<text:line-break/>b) int<text:line-break/>c) double<text:line-break/>d) float<text:line-break/><text:bookmark text:name="id9981"/>View Answer</text:p>
      <text:section text:style-name="Sect1" text:name="target-id9981">
        <text:p text:style-name="Text_20_body">Answer: c<text:line-break/>Explanation: If any operand is double the result of expression is double.<text:line-break/></text:p>
      </text:section>
      <text:p text:style-name="Text_20_body"><text:soft-page-break/>5. What is Truncation is Java?<text:line-break/>a) Floating-point value assigned to an integer type<text:line-break/>b) Integer value assigned to floating type<text:line-break/>c) Floating-point value assigned to an Floating type<text:line-break/>d) Integer value assigned to floating type<text:line-break/><text:bookmark text:name="id1513"/>View Answer</text:p>
      <text:section text:style-name="Sect1" text:name="target-id1513">
        <text:p text:style-name="Text_20_body">Answer: a<text:line-break/>Explanation: None.<text:line-break/></text:p>
      </text:section>
      <text:p text:style-name="Text_20_body">6. What is the output of this program?</text:p>
      <text:list xml:id="list8161156768877004209" text:style-name="L20">
        <text:list-item>
          <text:p text:style-name="P22"><text:s text:c="4"/>class char_increment </text:p>
        </text:list-item>
        <text:list-item>
          <text:p text:style-name="P22"><text:s text:c="4"/>{</text:p>
        </text:list-item>
        <text:list-item>
          <text:p text:style-name="P22"><text:s text:c="8"/>public static void main(String args[]) </text:p>
        </text:list-item>
        <text:list-item>
          <text:p text:style-name="P22"><text:s text:c="8"/>{</text:p>
        </text:list-item>
        <text:list-item>
          <text:p text:style-name="P22"><text:s text:c="12"/>char c1 = 'D';</text:p>
        </text:list-item>
        <text:list-item>
          <text:p text:style-name="P22"><text:s text:c="12"/>char c2 = 84;</text:p>
        </text:list-item>
        <text:list-item>
          <text:p text:style-name="P22"><text:s text:c="12"/>c2++;</text:p>
        </text:list-item>
        <text:list-item>
          <text:p text:style-name="P22"><text:s text:c="12"/>c1++;</text:p>
        </text:list-item>
        <text:list-item>
          <text:p text:style-name="P22"><text:s text:c="12"/>System.out.println(c1 + " " <text:s/>+ c2);</text:p>
        </text:list-item>
        <text:list-item>
          <text:p text:style-name="P22"><text:s text:c="8"/>} </text:p>
        </text:list-item>
        <text:list-item>
          <text:p text:style-name="P22"><text:s text:c="4"/>}</text:p>
        </text:list-item>
      </text:list>
      <text:p text:style-name="Text_20_body">a) E U<text:line-break/>b) U E<text:line-break/>c) V E<text:line-break/>d) U F<text:line-break/><text:bookmark text:name="id2540"/>View Answer</text:p>
      <text:section text:style-name="Sect1" text:name="target-id2540">
        <text:p text:style-name="Text_20_body">Answer: a<text:line-break/>Explanation: Operator ++ increments the value of character by 1. c1 and c2 are given values D and 84, when we use ++ operator their values increments by 1, c1 and c2 becomes E and U respectively.<text:line-break/>output:<text:line-break/>$ javac char_increment.java<text:line-break/>$ java char_increment<text:line-break/>E U<text:line-break/></text:p>
      </text:section>
      <text:p text:style-name="Text_20_body">7. What is the output of this program?</text:p>
      <text:list xml:id="list7922162990529625607" text:style-name="L21">
        <text:list-item>
          <text:p text:style-name="P23"><text:soft-page-break/><text:s text:c="4"/>class conversion </text:p>
        </text:list-item>
        <text:list-item>
          <text:p text:style-name="P23"><text:s text:c="4"/>{</text:p>
        </text:list-item>
        <text:list-item>
          <text:p text:style-name="P23"><text:s text:c="8"/>public static void main(String args[]) </text:p>
        </text:list-item>
        <text:list-item>
          <text:p text:style-name="P23"><text:s text:c="8"/>{</text:p>
        </text:list-item>
        <text:list-item>
          <text:p text:style-name="P23"><text:s text:c="12"/>double a = 295.04;</text:p>
        </text:list-item>
        <text:list-item>
          <text:p text:style-name="P23"><text:s text:c="12"/>int <text:s/>b = 300;</text:p>
        </text:list-item>
        <text:list-item>
          <text:p text:style-name="P23"><text:s text:c="12"/>byte c = (byte) a;</text:p>
        </text:list-item>
        <text:list-item>
          <text:p text:style-name="P23"><text:s text:c="12"/>byte d = (byte) b;</text:p>
        </text:list-item>
        <text:list-item>
          <text:p text:style-name="P23"><text:s text:c="12"/>System.out.println(c + " " <text:s/>+ d);</text:p>
        </text:list-item>
        <text:list-item>
          <text:p text:style-name="P23"><text:s text:c="8"/>} </text:p>
        </text:list-item>
        <text:list-item>
          <text:p text:style-name="P23"><text:s text:c="4"/>}</text:p>
        </text:list-item>
      </text:list>
      <text:p text:style-name="Text_20_body">a) 38 43<text:line-break/>b) 39 44<text:line-break/>c) 295 300<text:line-break/>d) 295.04 300<text:line-break/><text:bookmark text:name="id3590"/>View Answer</text:p>
      <text:section text:style-name="Sect1" text:name="target-id3590">
        <text:p text:style-name="Text_20_body">Answer: b<text:line-break/>Explanation: Type casting a larger variable into a smaller variable results in modulo of larger variable by range of smaller variable. b contains 300 which is larger than byte’s range i:e -128 to 127 hence d contains 300 modulo 256 i:e 44.<text:line-break/>output:<text:line-break/>$ javac conversion.java<text:line-break/>$ java conversion<text:line-break/>39 44<text:line-break/></text:p>
      </text:section>
      <text:p text:style-name="Text_20_body">8. What is the output of this program?</text:p>
      <text:list xml:id="list7035502184054539229" text:style-name="L22">
        <text:list-item>
          <text:p text:style-name="P24"><text:s text:c="4"/>class A </text:p>
        </text:list-item>
        <text:list-item>
          <text:p text:style-name="P24"><text:s text:c="4"/>{</text:p>
        </text:list-item>
        <text:list-item>
          <text:p text:style-name="P24"><text:s text:c="8"/>final public int calculate(int a, int b) { return 1; } </text:p>
        </text:list-item>
        <text:list-item>
          <text:p text:style-name="P24"><text:s text:c="4"/>} </text:p>
        </text:list-item>
        <text:list-item>
          <text:p text:style-name="P24"><text:s text:c="4"/>class B extends A </text:p>
        </text:list-item>
        <text:list-item>
          <text:p text:style-name="P24"><text:s text:c="4"/>{ </text:p>
        </text:list-item>
        <text:list-item>
          <text:p text:style-name="P24"><text:s text:c="8"/>public int calculate(int a, int b) { return 2; } </text:p>
        </text:list-item>
        <text:list-item>
          <text:p text:style-name="P24"><text:soft-page-break/><text:s text:c="4"/>} </text:p>
        </text:list-item>
        <text:list-item>
          <text:p text:style-name="P24"><text:s text:c="5"/>public class output </text:p>
        </text:list-item>
        <text:list-item>
          <text:p text:style-name="P24"><text:s text:c="5"/>{</text:p>
        </text:list-item>
        <text:list-item>
          <text:p text:style-name="P24"><text:s text:c="8"/>public static void main(String args[]) </text:p>
        </text:list-item>
        <text:list-item>
          <text:p text:style-name="P24"><text:s text:c="8"/>{ </text:p>
        </text:list-item>
        <text:list-item>
          <text:p text:style-name="P24"><text:s text:c="12"/>B object = new B(); </text:p>
        </text:list-item>
        <text:list-item>
          <text:p text:style-name="P24"><text:s text:c="12"/>System.out.print("b is " + b.calculate(0, 1)); <text:s/></text:p>
        </text:list-item>
        <text:list-item>
          <text:p text:style-name="P24"><text:s text:c="8"/>} </text:p>
        </text:list-item>
        <text:list-item>
          <text:p text:style-name="P24"><text:s text:c="4"/>}</text:p>
        </text:list-item>
      </text:list>
      <text:p text:style-name="Text_20_body">a) b is : 2<text:line-break/>b) b is : 1<text:line-break/>c) Compilation Error.<text:line-break/>d) An exception is thrown at runtime.<text:line-break/><text:bookmark text:name="id4903"/>View Answer</text:p>
      <text:section text:style-name="Sect1" text:name="target-id4903">
        <text:p text:style-name="Text_20_body">Answer: c<text:line-break/>Explanation: The code does not compile because the method calculate() in class A is final and so cannot be overridden by method of class b.<text:line-break/></text:p>
      </text:section>
      <text:p text:style-name="Text_20_body">9. What is the output of this program, if we run as “java main_arguments 1 2 3”?</text:p>
      <text:list xml:id="list1682515390394943850" text:style-name="L23">
        <text:list-item>
          <text:p text:style-name="P25"><text:s text:c="4"/>class main_arguments </text:p>
        </text:list-item>
        <text:list-item>
          <text:p text:style-name="P25"><text:s text:c="4"/>{</text:p>
        </text:list-item>
        <text:list-item>
          <text:p text:style-name="P25"><text:s text:c="8"/>public static void main(String [] args) </text:p>
        </text:list-item>
        <text:list-item>
          <text:p text:style-name="P25"><text:s text:c="8"/>{</text:p>
        </text:list-item>
        <text:list-item>
          <text:p text:style-name="P25"><text:s text:c="12"/>String [][] argument = new String[2][2];</text:p>
        </text:list-item>
        <text:list-item>
          <text:p text:style-name="P25"><text:s text:c="12"/>int x;</text:p>
        </text:list-item>
        <text:list-item>
          <text:p text:style-name="P25"><text:s text:c="12"/>argument[0] = args;</text:p>
        </text:list-item>
        <text:list-item>
          <text:p text:style-name="P25"><text:s text:c="12"/>x = argument[0].length;</text:p>
        </text:list-item>
        <text:list-item>
          <text:p text:style-name="P25"><text:s text:c="12"/>for (int y = 0; y &lt; x; y++) </text:p>
        </text:list-item>
        <text:list-item>
          <text:p text:style-name="P25"><text:s text:c="16"/>System.out.print(" " + argument[0][y]); <text:s text:c="13"/></text:p>
        </text:list-item>
        <text:list-item>
          <text:p text:style-name="P25"><text:s text:c="8"/>}</text:p>
        </text:list-item>
        <text:list-item>
          <text:p text:style-name="P25"><text:s text:c="4"/>}</text:p>
        </text:list-item>
      </text:list>
      <text:p text:style-name="Text_20_body"><text:soft-page-break/>a) 1 1<text:line-break/>b) 1 0<text:line-break/>c) 1 0 3<text:line-break/>d) 1 2 3<text:line-break/><text:bookmark text:name="id7371"/>View Answer</text:p>
      <text:section text:style-name="Sect1" text:name="target-id7371">
        <text:p text:style-name="Text_20_body">Answer: d<text:line-break/>Explanation: In argument[0] = args;, the reference variable arg[0], which was referring to an array with two elements, is reassigned to an array (args) with three elements.<text:line-break/>Output:<text:line-break/>$ javac main_arguments.java<text:line-break/>$ java main_arguments<text:line-break/>1 2 3<text:line-break/></text:p>
      </text:section>
      <text:p text:style-name="Text_20_body">10. What is the output of this program?</text:p>
      <text:list xml:id="list9184799383680025280" text:style-name="L24">
        <text:list-item>
          <text:p text:style-name="P26"><text:s text:c="4"/>class c </text:p>
        </text:list-item>
        <text:list-item>
          <text:p text:style-name="P26"><text:s text:c="4"/>{ <text:s text:c="3"/></text:p>
        </text:list-item>
        <text:list-item>
          <text:p text:style-name="P26"><text:s text:c="8"/>public void main( String[] args ) </text:p>
        </text:list-item>
        <text:list-item>
          <text:p text:style-name="P26"><text:s text:c="8"/>{ <text:s/></text:p>
        </text:list-item>
        <text:list-item>
          <text:p text:style-name="P26"><text:s text:c="12"/>System.out.println( "Hello" + args[0] ); </text:p>
        </text:list-item>
        <text:list-item>
          <text:p text:style-name="P26"><text:s text:c="8"/>} </text:p>
        </text:list-item>
        <text:list-item>
          <text:p text:style-name="P26"><text:s text:c="4"/>}</text:p>
        </text:list-item>
      </text:list>
      <text:p text:style-name="Text_20_body">a) Hello c<text:line-break/>b) Hello<text:line-break/>c) Hello world<text:line-break/>d) Runtime Error<text:line-break/><text:bookmark text:name="id574"/>View Answer</text:p>
      <text:section text:style-name="Sect1" text:name="target-id574">
        <text:p text:style-name="Text_20_body">Answer: d<text:line-break/>Explanation: A runtime error will occur owning to the main method of the code fragment not being declared static.<text:line-break/>Output:<text:line-break/>$ javac c.java<text:line-break/>Exception in thread “main” java.lang.NoSuchMethodError: main</text:p>
      </text:section>
      <text:h text:style-name="Heading_20_1" text:outline-level="1">Java Questions &amp; Answers – Arrays </text:h>
      <text:p text:style-name="Text_20_body">This section of our 1000+ Java MCQs focuses on Array Data Structure of Java Programming Language.</text:p>
      <text:p text:style-name="Text_20_body"><text:soft-page-break/>1. Which of these operators is used to allocate memory to array variable in Java?<text:line-break/>a) malloc<text:line-break/>b) alloc<text:line-break/>c) new<text:line-break/>d) new malloc<text:line-break/><text:bookmark text:name="id9412"/>View Answer</text:p>
      <text:section text:style-name="Sect1" text:name="target-id9412">
        <text:p text:style-name="Text_20_body">Answer: c<text:line-break/>Explanation: Operator new allocates block of memory specified by the size of array, and gives the reference of memory allocated to the array variable.<text:line-break/></text:p>
      </text:section>
      <text:p text:style-name="Text_20_body">2. Which of these is an incorrect array declaration?</text:p>
      <text:p text:style-name="Preformatted_20_Text">a) int arr[] = new int[5]</text:p>
      <text:p text:style-name="Preformatted_20_Text">b) int [] arr = new int[5]</text:p>
      <text:p text:style-name="Preformatted_20_Text">c) int arr[] = new int[5]</text:p>
      <text:p text:style-name="P2">d) int arr[] = int [5] new</text:p>
      <text:p text:style-name="Text_20_body"><text:bookmark text:name="id2984"/>View Answer </text:p>
      <text:p text:style-name="Text_20_body">3. What will this code print?<text:line-break/>int arr[] = new int [5];<text:line-break/>System.out.print(arr);<text:line-break/>a) 0<text:line-break/>b) value stored in arr[0].<text:line-break/>c) 00000<text:line-break/>d) Class name@ hashcode in hexadecimal form<text:line-break/><text:bookmark text:name="id1562"/>View Answer</text:p>
      <text:section text:style-name="Sect1" text:name="target-id1562">
        <text:p text:style-name="Text_20_body">Answer: d<text:line-break/>Explanation: If we trying to print any reference variable internally, toString() will be called which is implemented to return the String in following form:<text:line-break/>classname@hashcode in hexadecimal form<text:line-break/></text:p>
      </text:section>
      <text:p text:style-name="Text_20_body">4. Which of these is an incorrect Statement?<text:line-break/>a) It is necessary to use new operator to initialize an array.<text:line-break/>b) Array can be initialized using comma separated expressions surrounded by curly braces.<text:line-break/>c) Array can be initialized when they are declared.<text:line-break/>d) None of the mentioned<text:line-break/><text:bookmark text:name="id9792"/>View Answer</text:p>
      <text:section text:style-name="Sect1" text:name="target-id9792">
        <text:p text:style-name="Text_20_body">Answer: a<text:line-break/>Explanation: Array can be initialized using both new and comma separated expressions surrounded by curly braces example : int arr[5] = new int[5]; and int arr[] = { 0, 1, 2, 3, 4};<text:line-break/></text:p>
      </text:section>
      <text:p text:style-name="Text_20_body">5. Which of these is necessary to specify at time of array initialization?<text:line-break/>a) Row<text:line-break/><text:soft-page-break/>b) Column<text:line-break/>c) Both Row and Column<text:line-break/>d) None of the mentioned<text:line-break/><text:bookmark text:name="id6362"/>View Answer</text:p>
      <text:section text:style-name="Sect1" text:name="target-id6362">
        <text:p text:style-name="Text_20_body">Answer: a<text:line-break/>Explanation: None.<text:line-break/></text:p>
      </text:section>
      <text:p text:style-name="Text_20_body">6. What is the output of this program?</text:p>
      <text:list xml:id="list634613956996509350" text:style-name="L25">
        <text:list-item>
          <text:p text:style-name="P27"><text:s text:c="4"/>class array_output </text:p>
        </text:list-item>
        <text:list-item>
          <text:p text:style-name="P27"><text:s text:c="4"/>{</text:p>
        </text:list-item>
        <text:list-item>
          <text:p text:style-name="P27"><text:s text:c="8"/>public static void main(String args[]) </text:p>
        </text:list-item>
        <text:list-item>
          <text:p text:style-name="P27"><text:s text:c="8"/>{</text:p>
        </text:list-item>
        <text:list-item>
          <text:p text:style-name="P27"><text:s text:c="12"/>int array_variable [] = new int[10];</text:p>
        </text:list-item>
        <text:list-item>
          <text:p text:style-name="P27"><text:s text:c="12"/>for (int i = 0; i &lt; 10; ++i) </text:p>
        </text:list-item>
        <text:list-item>
          <text:p text:style-name="P27"><text:s text:c="12"/>{</text:p>
        </text:list-item>
        <text:list-item>
          <text:p text:style-name="P27"><text:s text:c="16"/>array_variable[i] = i;</text:p>
        </text:list-item>
        <text:list-item>
          <text:p text:style-name="P27"><text:s text:c="16"/>System.out.print(array_variable[i] + " ");</text:p>
        </text:list-item>
        <text:list-item>
          <text:p text:style-name="P27"><text:s text:c="16"/>i++;</text:p>
        </text:list-item>
        <text:list-item>
          <text:p text:style-name="P27"><text:s text:c="12"/>}</text:p>
        </text:list-item>
        <text:list-item>
          <text:p text:style-name="P27"><text:s text:c="8"/>} </text:p>
        </text:list-item>
        <text:list-item>
          <text:p text:style-name="P27"><text:s text:c="4"/>}</text:p>
        </text:list-item>
      </text:list>
      <text:p text:style-name="Text_20_body">a) 0 2 4 6 8<text:line-break/>b) 1 3 5 7 9<text:line-break/>c) 0 1 2 3 4 5 6 7 8 9<text:line-break/>d) 1 2 3 4 5 6 7 8 9 10<text:line-break/><text:bookmark text:name="id21971"/>View Answer</text:p>
      <text:section text:style-name="Sect1" text:name="Section11">
        <text:p text:style-name="Text_20_body"><text:bookmark text:name="target-id2197"/>Answer: a<text:line-break/>Explanation: When an array is declared using new operator then all of its elements are initialized to 0 automatically. for loop body is executed 5 times as whenever controls comes in the loop i value is incremented twice, first by i++ in body of loop then by ++i in increment condition of for loop.<text:line-break/>output:<text:line-break/>$ javac array_output.java<text:line-break/>$ java array_output<text:line-break/>0 2 4 6 8<text:line-break/></text:p>
      </text:section>
      <text:p text:style-name="Text_20_body"><text:soft-page-break/>7. What is the output of this program?</text:p>
      <text:list xml:id="list5504150805317336114" text:style-name="L26">
        <text:list-item>
          <text:p text:style-name="P28"><text:s text:c="4"/>class multidimention_array </text:p>
        </text:list-item>
        <text:list-item>
          <text:p text:style-name="P28"><text:s text:c="4"/>{</text:p>
        </text:list-item>
        <text:list-item>
          <text:p text:style-name="P28"><text:s text:c="8"/>public static void main(String args[])</text:p>
        </text:list-item>
        <text:list-item>
          <text:p text:style-name="P28"><text:s text:c="8"/>{</text:p>
        </text:list-item>
        <text:list-item>
          <text:p text:style-name="P28"><text:s text:c="12"/>int arr[][] = new int[3][];</text:p>
        </text:list-item>
        <text:list-item>
          <text:p text:style-name="P28"><text:s text:c="12"/>arr[0] = new int[1];</text:p>
        </text:list-item>
        <text:list-item>
          <text:p text:style-name="P28"><text:s text:c="12"/>arr[1] = new int[2];</text:p>
        </text:list-item>
        <text:list-item>
          <text:p text:style-name="P28"><text:s text:c="12"/>arr[2] = new int[3]; <text:s text:c="14"/></text:p>
        </text:list-item>
        <text:list-item>
          <text:p text:style-name="P28"><text:s text:c="12"/>int sum = 0;</text:p>
        </text:list-item>
        <text:list-item>
          <text:p text:style-name="P28"><text:s text:c="12"/>for (int i = 0; i &lt; 3; ++i) </text:p>
        </text:list-item>
        <text:list-item>
          <text:p text:style-name="P28"><text:s text:c="16"/>for (int j = 0; j &lt; i + 1; ++j)</text:p>
        </text:list-item>
        <text:list-item>
          <text:p text:style-name="P28"><text:s text:c="20"/>arr[i][j] = j + 1;</text:p>
        </text:list-item>
        <text:list-item>
          <text:p text:style-name="P28"><text:s text:c="12"/>for (int i = 0; i &lt; 3; ++i) </text:p>
        </text:list-item>
        <text:list-item>
          <text:p text:style-name="P28"><text:s text:c="16"/>for (int j = 0; j &lt; i + 1; ++j)</text:p>
        </text:list-item>
        <text:list-item>
          <text:p text:style-name="P28"><text:s text:c="20"/>sum + = arr[i][j];</text:p>
        </text:list-item>
        <text:list-item>
          <text:p text:style-name="P28"><text:s text:c="12"/>System.out.print(sum); <text:s text:c="5"/></text:p>
        </text:list-item>
        <text:list-item>
          <text:p text:style-name="P28"><text:s text:c="8"/>} </text:p>
        </text:list-item>
        <text:list-item>
          <text:p text:style-name="P28"><text:s text:c="4"/>}</text:p>
        </text:list-item>
      </text:list>
      <text:p text:style-name="Text_20_body">a) 11<text:line-break/>b) 10<text:line-break/>c) 13<text:line-break/>d) 14<text:line-break/><text:bookmark text:name="id1770"/>View Answer</text:p>
      <text:section text:style-name="Sect1" text:name="target-id1770">
        <text:p text:style-name="Text_20_body">Answer: b<text:line-break/>Explanation: arr[][] is a 2D array, array has been allotted memory in parts. 1st row contains 1 element, 2nd row contains 2 elements and 3rd row contains 3 elements. each element of array is given i + j value in loop. sum contains addition of all the elements of the array.<text:line-break/>output:<text:line-break/>$ javac multidimention_array.java<text:line-break/>$ java multidimention_array<text:line-break/>10<text:line-break/></text:p>
      </text:section>
      <text:p text:style-name="Text_20_body"><text:soft-page-break/>8. What is the output of this program?</text:p>
      <text:list xml:id="list7397906673354926334" text:style-name="L27">
        <text:list-item>
          <text:p text:style-name="P29"><text:s text:c="4"/>class evaluate </text:p>
        </text:list-item>
        <text:list-item>
          <text:p text:style-name="P29"><text:s text:c="4"/>{</text:p>
        </text:list-item>
        <text:list-item>
          <text:p text:style-name="P29"><text:s text:c="8"/>public static void main(String args[]) </text:p>
        </text:list-item>
        <text:list-item>
          <text:p text:style-name="P29"><text:s text:c="12"/>{</text:p>
        </text:list-item>
        <text:list-item>
          <text:p text:style-name="P29"><text:s text:c="16"/>int arr[] = new int[] {0 , 1, 2, 3, 4, 5, 6, 7, 8, 9};</text:p>
        </text:list-item>
        <text:list-item>
          <text:p text:style-name="P29"><text:s text:c="16"/>int n = 6;</text:p>
        </text:list-item>
        <text:list-item>
          <text:p text:style-name="P29"><text:s text:c="16"/>n = arr[arr[n] / 2];</text:p>
        </text:list-item>
        <text:list-item>
          <text:p text:style-name="P29"><text:s text:c="16"/>System.out.println(arr[n] / 2);</text:p>
        </text:list-item>
        <text:list-item>
          <text:p text:style-name="P29"><text:s text:c="12"/>} </text:p>
        </text:list-item>
        <text:list-item>
          <text:p text:style-name="P29"><text:s text:c="4"/>}</text:p>
        </text:list-item>
      </text:list>
      <text:p text:style-name="Text_20_body">a) 3<text:line-break/>b) 0<text:line-break/>c) 6<text:line-break/>d) 1<text:line-break/><text:bookmark text:name="id8978"/>View Answer</text:p>
      <text:section text:style-name="Sect1" text:name="target-id8978">
        <text:p text:style-name="Text_20_body">Answer: d<text:line-break/>Explanation: Array arr contains 10 elements. n contains 6 thus in next line n is given value 2 printing arr[2]/2 i:e 2/2 = 1.<text:line-break/>output:<text:line-break/>$ javac evaluate.java<text:line-break/>$ java evaluate<text:line-break/>1<text:line-break/></text:p>
      </text:section>
      <text:p text:style-name="Text_20_body">9. What is the output of this program?</text:p>
      <text:list xml:id="list6642569430587661046" text:style-name="L28">
        <text:list-item>
          <text:p text:style-name="P30"><text:s text:c="4"/>class array_output </text:p>
        </text:list-item>
        <text:list-item>
          <text:p text:style-name="P30"><text:s text:c="4"/>{</text:p>
        </text:list-item>
        <text:list-item>
          <text:p text:style-name="P30"><text:s text:c="8"/>public static void main(String args[]) </text:p>
        </text:list-item>
        <text:list-item>
          <text:p text:style-name="P30"><text:s text:c="8"/>{</text:p>
        </text:list-item>
        <text:list-item>
          <text:p text:style-name="P30"><text:s text:c="12"/>char array_variable [] = new char[10];</text:p>
        </text:list-item>
        <text:list-item>
          <text:p text:style-name="P30"><text:s text:c="12"/>for (int i = 0; i &lt; 10; ++i) </text:p>
        </text:list-item>
        <text:list-item>
          <text:p text:style-name="P30"><text:s text:c="12"/>{</text:p>
        </text:list-item>
        <text:list-item>
          <text:p text:style-name="P30"><text:s text:c="16"/>array_variable[i] = 'i';</text:p>
        </text:list-item>
        <text:list-item>
          <text:p text:style-name="P30"><text:soft-page-break/><text:s text:c="16"/>System.out.print(array_variable[i] + "");</text:p>
        </text:list-item>
        <text:list-item>
          <text:p text:style-name="P30"><text:s text:c="12"/>}</text:p>
        </text:list-item>
        <text:list-item>
          <text:p text:style-name="P30"><text:s text:c="8"/>} </text:p>
        </text:list-item>
        <text:list-item>
          <text:p text:style-name="P30"><text:s text:c="4"/>}</text:p>
        </text:list-item>
      </text:list>
      <text:p text:style-name="Text_20_body">a) 1 2 3 4 5 6 7 8 9 10<text:line-break/>b) 0 1 2 3 4 5 6 7 8 9 10<text:line-break/>c) i j k l m n o p q r<text:line-break/>d) i i i i i i i i i i<text:line-break/><text:bookmark text:name="id954"/>View Answer</text:p>
      <text:section text:style-name="Sect1" text:name="target-id954">
        <text:p text:style-name="Text_20_body">Answer: d<text:line-break/>Explanation: None.<text:line-break/>output:<text:line-break/>$ javac array_output.java<text:line-break/>$ java array_output<text:line-break/>i i i i i i i i i i<text:line-break/></text:p>
      </text:section>
      <text:p text:style-name="Text_20_body">10. What is the output of this program?</text:p>
      <text:list xml:id="list8565641908063079462" text:style-name="L29">
        <text:list-item>
          <text:p text:style-name="P31"><text:s text:c="4"/>class array_output </text:p>
        </text:list-item>
        <text:list-item>
          <text:p text:style-name="P31"><text:s text:c="4"/>{</text:p>
        </text:list-item>
        <text:list-item>
          <text:p text:style-name="P31"><text:s text:c="8"/>public static void main(String args[]) </text:p>
        </text:list-item>
        <text:list-item>
          <text:p text:style-name="P31"><text:s text:c="8"/>{</text:p>
        </text:list-item>
        <text:list-item>
          <text:p text:style-name="P31"><text:s text:c="12"/>int array_variable[][] = {{ 1, 2, 3}, { 4 , 5, 6}, { 7, 8, 9}};</text:p>
        </text:list-item>
        <text:list-item>
          <text:p text:style-name="P31"><text:s text:c="12"/>int sum = 0;</text:p>
        </text:list-item>
        <text:list-item>
          <text:p text:style-name="P31"><text:s text:c="12"/>for (int i = 0; i &lt; 3; ++i)</text:p>
        </text:list-item>
        <text:list-item>
          <text:p text:style-name="P31"><text:s text:c="16"/>for (int j = 0; j &lt; <text:s/>3 ; ++j)</text:p>
        </text:list-item>
        <text:list-item>
          <text:p text:style-name="P31"><text:s text:c="20"/>sum = sum + array_variable[i][j];</text:p>
        </text:list-item>
        <text:list-item>
          <text:p text:style-name="P31"><text:s text:c="12"/>System.out.print(sum / 5);</text:p>
        </text:list-item>
        <text:list-item>
          <text:p text:style-name="P31"><text:s text:c="8"/>} </text:p>
        </text:list-item>
        <text:list-item>
          <text:p text:style-name="P31"><text:s text:c="4"/>}</text:p>
        </text:list-item>
      </text:list>
      <text:p text:style-name="Text_20_body">a) 8<text:line-break/>b) 9<text:line-break/>c) 10<text:line-break/><text:soft-page-break/>d) 11<text:line-break/><text:bookmark text:name="id7753"/>View Answer</text:p>
      <text:section text:style-name="Sect1" text:name="target-id7753">
        <text:p text:style-name="Text_20_body">Answer: b<text:line-break/>Explanation: None.<text:line-break/>output:<text:line-break/>$ javac array_output.java<text:line-break/>$ java array_output<text:line-break/>9</text:p>
      </text:section>
      <text:h text:style-name="Heading_20_1" text:outline-level="1">Java Questions &amp; Answers – Data Structures-Arrays </text:h>
      <text:p text:style-name="Text_20_body">This set of Tricky Java Questions and Answers focuses on “Data Structures-Arrays”.</text:p>
      <text:p text:style-name="Text_20_body">1. What is the type of variable ‘b’ and ‘d’ in the below snippet?<text:line-break/>int a[], b;<text:line-break/>int []c, d;<text:line-break/>a) ‘b’ and ‘d’ are int<text:line-break/>b) ‘b’ and ‘d’ are arrays of type int<text:line-break/>c) ‘b’ is int variable; ‘d’ is int array<text:line-break/>d) ‘d’ is int variable; ‘b’ is int array<text:line-break/><text:bookmark text:name="id3381"/>View Answer</text:p>
      <text:section text:style-name="Sect1" text:name="target-id3381">
        <text:p text:style-name="Text_20_body">Answer: c<text:line-break/>Explanation: If [] is declared after variable it is applicable only to one variable. If [] is declared before variable it is applicable to all the variables.</text:p>
      </text:section>
      <text:p text:style-name="Text_20_body">2. Which of these is an incorrect array declaration?<text:line-break/>a) int arr[] = new int[5] ;<text:line-break/>b) int [] arr = new int[5] ;<text:line-break/>c) int arr[];<text:line-break/>arr = new int[5];<text:line-break/>d) int arr[] = int [5] new;<text:line-break/><text:bookmark text:name="id6221"/>View Answer</text:p>
      <text:section text:style-name="Sect1" text:name="target-id6221">
        <text:p text:style-name="Text_20_body">Answer: d<text:line-break/>Explanation: Operator new must be succeeded by array type and array size. The order is important and determines the type of variable.</text:p>
      </text:section>
      <text:p text:style-name="Text_20_body">3. What will this code print?</text:p>
      <text:list xml:id="list2406588647880594155" text:style-name="L30">
        <text:list-item>
          <text:p text:style-name="P32">int arr[] = new int [5];</text:p>
        </text:list-item>
        <text:list-item>
          <text:p text:style-name="P32">System.out.print(arr);</text:p>
        </text:list-item>
      </text:list>
      <text:p text:style-name="Text_20_body">a) 0<text:line-break/>b) value stored in arr[0].<text:line-break/><text:soft-page-break/>c) 00000<text:line-break/>d) Garbage value<text:line-break/><text:bookmark text:name="id2723"/>View Answer</text:p>
      <text:section text:style-name="Sect1" text:name="target-id2723">
        <text:p text:style-name="Text_20_body">Answer: d<text:line-break/>Explanation: arr is an array variable, it is pointing to array of integers. Printing arr will print garbage value. It is not same as printing arr[0].</text:p>
      </text:section>
      <text:p text:style-name="Text_20_body">4. What is the output of below snippet?</text:p>
      <text:list xml:id="list5118976431018533354" text:style-name="L31">
        <text:list-item>
          <text:p text:style-name="P33">Object[] names = new String[3];</text:p>
        </text:list-item>
        <text:list-item>
          <text:p text:style-name="P33">names[0] = new Integer(0);</text:p>
        </text:list-item>
      </text:list>
      <text:p text:style-name="Text_20_body">a) ArrayIndexOutOfBoundsException<text:line-break/>b) ArrayStoreException<text:line-break/>c) Compilation Error<text:line-break/>d) Code runs successfully<text:line-break/><text:bookmark text:name="id91021"/>View Answer</text:p>
      <text:section text:style-name="Sect1" text:name="Section12">
        <text:p text:style-name="Text_20_body"><text:bookmark text:name="target-id9102"/>Answer: b<text:line-break/>Explanation: ArrayIndexOutOfBoundsException comes when code tries to access an invalid index for a given array. ArrayStoreException comes when you have stored an element of type other than the type of array.</text:p>
      </text:section>
      <text:p text:style-name="Text_20_body">5. Generics does not work with?<text:line-break/>a) Set<text:line-break/>b) List<text:line-break/>c) Tree<text:line-break/>d) Array<text:line-break/><text:bookmark text:name="id2204"/>View Answer</text:p>
      <text:section text:style-name="Sect1" text:name="target-id2204">
        <text:p text:style-name="Text_20_body">Answer: d<text:line-break/>Explanation: Generics gives the flexibility to strongly typecast collections. Generics is applicable to Set, List and Tree. It is not applicable to Array.</text:p>
      </text:section>
      <text:p text:style-name="Text_20_body">6. How to sort an array?<text:line-break/>a) Array.sort()<text:line-break/>b) Arrays.sort()<text:line-break/>c) Collection.sort()<text:line-break/>d) System.sort()<text:line-break/><text:bookmark text:name="id2080"/>View Answer</text:p>
      <text:section text:style-name="Sect1" text:name="target-id2080">
        <text:p text:style-name="Text_20_body">Answer: b<text:line-break/>Explanation: Arrays class contains various methods for manipulating arrays (such as sorting and searching). Array is not a valid class.</text:p>
      </text:section>
      <text:p text:style-name="Text_20_body">7. How to copy contents of array?<text:line-break/>a) System.arrayCopy()<text:line-break/>b) Array.copy()<text:line-break/><text:soft-page-break/>c) Arrays.copy()<text:line-break/>d) Collection.copy()<text:line-break/><text:bookmark text:name="id5625"/>View Answer</text:p>
      <text:section text:style-name="Sect1" text:name="target-id5625">
        <text:p text:style-name="Text_20_body">Answer: a<text:line-break/>Explanation: Arrays class contains various methods for manipulating arrays (such as sorting and searching). Array is not a valid class.</text:p>
      </text:section>
      <text:p text:style-name="Text_20_body">8. Can you make an array volatile?<text:line-break/>a) True<text:line-break/>b) False<text:line-break/><text:bookmark text:name="id9762"/>View Answer</text:p>
      <text:section text:style-name="Sect1" text:name="target-id9762">
        <text:p text:style-name="Text_20_body">Answer: a<text:line-break/>Explanation: You can only make variable pointing to array volatile. If array is changed by replacing individual elements then guarantee provided by volatile variable will not be held.</text:p>
      </text:section>
      <text:p text:style-name="Text_20_body">9. Where is array stored in memory?<text:line-break/>a) heap space<text:line-break/>b) stack space<text:line-break/>c) heap space and stack space<text:line-break/>d) first generation memory<text:line-break/><text:bookmark text:name="id3337"/>View Answer</text:p>
      <text:section text:style-name="Sect1" text:name="target-id3337">
        <text:p text:style-name="Text_20_body">Answer: a<text:line-break/>Explanation: Array is stored in heap space.Whenever an object is created, it’s always stored in the Heap space and stack memory contains the reference to it.</text:p>
      </text:section>
      <text:p text:style-name="Text_20_body">10. An array elements are always stored in ________ memory locations?<text:line-break/>a) Sequential<text:line-break/>b) Random<text:line-break/>c) Sequential and Random<text:line-break/>d) Binary search<text:line-break/><text:bookmark text:name="id9031"/>View Answer</text:p>
      <text:section text:style-name="Sect1" text:name="target-id9031">
        <text:p text:style-name="Text_20_body">Answer: a<text:line-break/>Explanation: Array elements are stored in contiguous memory.Linked List is stored in random memory locations.</text:p>
      </text:section>
      <text:h text:style-name="Heading_20_1" text:outline-level="1">Java Questions &amp; Answers – Arithmetic Operators </text:h>
      <text:p text:style-name="Text_20_body">This section of our 1000+ Java MCQs focuses on Arithmetic Operators of Java Programming Language.</text:p>
      <text:p text:style-name="Text_20_body">1. Which of the following can be operands of arithmetic operators?<text:line-break/>a) Numeric<text:line-break/><text:soft-page-break/>b) Boolean<text:line-break/>c) Characters<text:line-break/>d) Both Numeric &amp; Characters<text:line-break/><text:bookmark text:name="id5360"/>View Answer</text:p>
      <text:section text:style-name="Sect1" text:name="target-id5360">
        <text:p text:style-name="Text_20_body">Answer:d<text:line-break/>Explanation: The operand of arithmetic operators can be any of numeric or character type, But not boolean.<text:line-break/></text:p>
      </text:section>
      <text:p text:style-name="Text_20_body">2. Modulus operator, %, can be applied to which of these?<text:line-break/>a) Integers<text:line-break/>b) Floating – point numbers<text:line-break/>c) Both Integers and floating – point numbers.<text:line-break/>d) None of the mentioned<text:line-break/><text:bookmark text:name="id4666"/>View Answer</text:p>
      <text:section text:style-name="Sect1" text:name="target-id4666">
        <text:p text:style-name="Text_20_body">Answer:c<text:line-break/>Explanation: Modulus operator can be applied to both integers and floating point numbers. .<text:line-break/></text:p>
      </text:section>
      <text:p text:style-name="Text_20_body">3. With x = 0, which of the following are legal lines of Java code for changing the value of x to 1?<text:line-break/>1. x++;<text:line-break/>2. x = x + 1;<text:line-break/>3. x += 1;<text:line-break/>4. x =+ 1;<text:line-break/>a) 1, 2 &amp; 3<text:line-break/>b) 1 &amp; 4<text:line-break/>c) 1, 2, 3 &amp; 4<text:line-break/>d) 3 &amp; 2<text:line-break/><text:bookmark text:name="id6766"/>View Answer</text:p>
      <text:section text:style-name="Sect1" text:name="target-id6766">
        <text:p text:style-name="Text_20_body">Answer: c<text:line-break/>Explanation: Operator ++ increases value of variable by 1. x = x + 1 can also be written in shorthand form as x += 1. Also x =+ 1 will set the value of x to 1.<text:line-break/></text:p>
      </text:section>
      <text:p text:style-name="Text_20_body">4. Decrement operator, −−, decreases value of variable by what number?<text:line-break/>a) 1<text:line-break/>b) 2<text:line-break/>c) 3<text:line-break/>d) 4<text:line-break/><text:bookmark text:name="id1182"/>View Answer</text:p>
      <text:section text:style-name="Sect1" text:name="target-id1182">
        <text:p text:style-name="Text_20_body">Answer: a<text:line-break/>Explanation: None.<text:line-break/></text:p>
      </text:section>
      <text:p text:style-name="Text_20_body"><text:soft-page-break/>5. Which of these statements are incorrect?<text:line-break/>a) Assignment operators are more efficiently implemented by Java run-time system than their equivalent long forms.<text:line-break/>b) Assignment operators run faster than their equivalent long forms.<text:line-break/>c) Assignment operators can be used only with numeric and character data type.<text:line-break/>d) None<text:line-break/><text:bookmark text:name="id953"/>View Answer</text:p>
      <text:section text:style-name="Sect1" text:name="target-id953">
        <text:p text:style-name="Text_20_body">Answer: d<text:line-break/>Explanation: None.<text:line-break/></text:p>
      </text:section>
      <text:p text:style-name="Text_20_body">6. What is the output of this program?</text:p>
      <text:list xml:id="list6831998169160748819" text:style-name="L32">
        <text:list-item>
          <text:p text:style-name="P34"><text:s text:c="4"/>class increment </text:p>
        </text:list-item>
        <text:list-item>
          <text:p text:style-name="P34"><text:s text:c="4"/>{</text:p>
        </text:list-item>
        <text:list-item>
          <text:p text:style-name="P34"><text:s text:c="8"/>public static void main(String args[])</text:p>
        </text:list-item>
        <text:list-item>
          <text:p text:style-name="P34"><text:s text:c="8"/>{</text:p>
        </text:list-item>
        <text:list-item>
          <text:p text:style-name="P34"><text:s text:c="12"/>double var1 = 1 + 5; </text:p>
        </text:list-item>
        <text:list-item>
          <text:p text:style-name="P34"><text:s text:c="12"/>double var2 = var1 / 4;</text:p>
        </text:list-item>
        <text:list-item>
          <text:p text:style-name="P34"><text:s text:c="12"/>int var3 = 1 + 5;</text:p>
        </text:list-item>
        <text:list-item>
          <text:p text:style-name="P34"><text:s text:c="12"/>int var4 = var3 / 4;</text:p>
        </text:list-item>
        <text:list-item>
          <text:p text:style-name="P34"><text:s text:c="12"/>System.out.print(var2 + " " + var4);</text:p>
        </text:list-item>
        <text:list-item>
          <text:p text:style-name="P34"> </text:p>
        </text:list-item>
        <text:list-item>
          <text:p text:style-name="P34"><text:s text:c="8"/>} </text:p>
        </text:list-item>
        <text:list-item>
          <text:p text:style-name="P34"><text:s text:c="4"/>}</text:p>
        </text:list-item>
      </text:list>
      <text:p text:style-name="Text_20_body">a) 1 1<text:line-break/>b) 0 1<text:line-break/>c) 1.5 1<text:line-break/>d) 1.5 1.0<text:line-break/><text:bookmark text:name="id4383"/>View Answer</text:p>
      <text:section text:style-name="Sect1" text:name="target-id4383">
        <text:p text:style-name="Text_20_body">Answer:c<text:line-break/>Explanation: None<text:line-break/>output:<text:line-break/>$ javac increment.java<text:line-break/>$ java increment<text:line-break/>1.5 1<text:line-break/></text:p>
      </text:section>
      <text:p text:style-name="Text_20_body"><text:soft-page-break/>7. What is the output of this program?</text:p>
      <text:list xml:id="list511026427017070022" text:style-name="L33">
        <text:list-item>
          <text:p text:style-name="P35"><text:s text:c="4"/>class Modulus </text:p>
        </text:list-item>
        <text:list-item>
          <text:p text:style-name="P35"><text:s text:c="4"/>{</text:p>
        </text:list-item>
        <text:list-item>
          <text:p text:style-name="P35"><text:s text:c="8"/>public static void main(String args[]) </text:p>
        </text:list-item>
        <text:list-item>
          <text:p text:style-name="P35"><text:s text:c="8"/>{ <text:s text:c="3"/></text:p>
        </text:list-item>
        <text:list-item>
          <text:p text:style-name="P35"><text:s text:c="13"/>double a = 25.64;</text:p>
        </text:list-item>
        <text:list-item>
          <text:p text:style-name="P35"><text:s text:c="13"/>int <text:s/>b = 25;</text:p>
        </text:list-item>
        <text:list-item>
          <text:p text:style-name="P35"><text:s text:c="13"/>a = a % 10;</text:p>
        </text:list-item>
        <text:list-item>
          <text:p text:style-name="P35"><text:s text:c="13"/>b = b % 10;</text:p>
        </text:list-item>
        <text:list-item>
          <text:p text:style-name="P35"><text:s text:c="13"/>System.out.println(a + " " <text:s/>+ b);</text:p>
        </text:list-item>
        <text:list-item>
          <text:p text:style-name="P35"><text:s text:c="8"/>} </text:p>
        </text:list-item>
        <text:list-item>
          <text:p text:style-name="P35"><text:s text:c="4"/>}</text:p>
        </text:list-item>
      </text:list>
      <text:p text:style-name="Text_20_body">a) 5.640000000000001 5<text:line-break/>b) 5.640000000000001 5.0<text:line-break/>c) 5 5<text:line-break/>d) 5 5.640000000000001<text:line-break/><text:bookmark text:name="id9907"/>View Answer</text:p>
      <text:section text:style-name="Sect1" text:name="target-id9907">
        <text:p text:style-name="Text_20_body">Answer: a<text:line-break/>Explanation: Modulus operator returns the remainder of a division operation on the operand. a = a % 10 returns 25.64 % 10 i:e 5.640000000000001. Similarly b = b % 10 returns 5.<text:line-break/>output:<text:line-break/>$ javac Modulus.java<text:line-break/>$ java Modulus<text:line-break/>5.640000000000001 5<text:line-break/></text:p>
      </text:section>
      <text:p text:style-name="Text_20_body">8. What is the output of this program?</text:p>
      <text:list xml:id="list7028857071987717287" text:style-name="L34">
        <text:list-item>
          <text:p text:style-name="P36"><text:s text:c="4"/>class increment </text:p>
        </text:list-item>
        <text:list-item>
          <text:p text:style-name="P36"><text:s text:c="4"/>{</text:p>
        </text:list-item>
        <text:list-item>
          <text:p text:style-name="P36"><text:s text:c="8"/>public static void main(String args[]) </text:p>
        </text:list-item>
        <text:list-item>
          <text:p text:style-name="P36"><text:s text:c="8"/>{ <text:s text:c="7"/></text:p>
        </text:list-item>
        <text:list-item>
          <text:p text:style-name="P36"><text:s text:c="13"/>int g = 3;</text:p>
        </text:list-item>
        <text:list-item>
          <text:p text:style-name="P36"><text:s text:c="13"/>System.out.print(++g * 8);</text:p>
        </text:list-item>
        <text:list-item>
          <text:p text:style-name="P36"><text:s text:c="8"/>} </text:p>
        </text:list-item>
        <text:list-item>
          <text:p text:style-name="P36"><text:soft-page-break/><text:s text:c="4"/>}</text:p>
        </text:list-item>
      </text:list>
      <text:p text:style-name="Text_20_body">a) 25<text:line-break/>b) 24<text:line-break/>c) 32<text:line-break/>d) 33<text:line-break/><text:bookmark text:name="id2352"/>View Answer</text:p>
      <text:section text:style-name="Sect1" text:name="target-id2352">
        <text:p text:style-name="Text_20_body">Answer:c<text:line-break/>Explanation: Operator ++ has more preference than *, thus g becomes 4 and when multiplied by 8 gives 32.<text:line-break/>output:<text:line-break/>$ javac increment.java<text:line-break/>$ java increment<text:line-break/>32<text:line-break/></text:p>
      </text:section>
      <text:p text:style-name="Text_20_body">9. Can 8 byte long data type be automatically type cast to 4 byte float data type?<text:line-break/>a) True<text:line-break/>b) False<text:line-break/><text:bookmark text:name="id934"/>View Answer</text:p>
      <text:section text:style-name="Sect1" text:name="target-id934">
        <text:p text:style-name="Text_20_body">Answer: a<text:line-break/>Explanation: Both data types have different memory representation that’s why 8-byte integral data type can be stored to 4-byte floating point data type.<text:line-break/></text:p>
      </text:section>
      <text:p text:style-name="Text_20_body">10. What is the output of this program?</text:p>
      <text:list xml:id="list1468909807440121858" text:style-name="L35">
        <text:list-item>
          <text:p text:style-name="P37"><text:s text:c="4"/>class Output </text:p>
        </text:list-item>
        <text:list-item>
          <text:p text:style-name="P37"><text:s text:c="4"/>{</text:p>
        </text:list-item>
        <text:list-item>
          <text:p text:style-name="P37"><text:s text:c="8"/>public static void main(String args[]) </text:p>
        </text:list-item>
        <text:list-item>
          <text:p text:style-name="P37"><text:s text:c="8"/>{ <text:s text:c="3"/></text:p>
        </text:list-item>
        <text:list-item>
          <text:p text:style-name="P37"><text:s text:c="13"/>int a = 1;</text:p>
        </text:list-item>
        <text:list-item>
          <text:p text:style-name="P37"><text:s text:c="13"/>int b = 2;</text:p>
        </text:list-item>
        <text:list-item>
          <text:p text:style-name="P37"><text:s text:c="13"/>int c;</text:p>
        </text:list-item>
        <text:list-item>
          <text:p text:style-name="P37"><text:s text:c="13"/>int d;</text:p>
        </text:list-item>
        <text:list-item>
          <text:p text:style-name="P37"><text:s text:c="13"/>c = ++b;</text:p>
        </text:list-item>
        <text:list-item>
          <text:p text:style-name="P37"><text:s text:c="13"/>d = a++;</text:p>
        </text:list-item>
        <text:list-item>
          <text:p text:style-name="P37"><text:s text:c="13"/>c++;</text:p>
        </text:list-item>
        <text:list-item>
          <text:p text:style-name="P37"><text:s text:c="13"/>b++;</text:p>
        </text:list-item>
        <text:list-item>
          <text:p text:style-name="P37"><text:soft-page-break/><text:s text:c="13"/>++a;</text:p>
        </text:list-item>
        <text:list-item>
          <text:p text:style-name="P37"><text:s text:c="13"/>System.out.println(a + " " + b + " " + c);</text:p>
        </text:list-item>
        <text:list-item>
          <text:p text:style-name="P37"><text:s text:c="8"/>} </text:p>
        </text:list-item>
        <text:list-item>
          <text:p text:style-name="P37"><text:s text:c="4"/>}</text:p>
        </text:list-item>
      </text:list>
      <text:p text:style-name="Text_20_body">a) 3 2 4<text:line-break/>b) 3 2 3<text:line-break/>c) 2 3 4<text:line-break/>d) 3 4 4<text:line-break/><text:bookmark text:name="id2615"/>View Answer</text:p>
      <text:section text:style-name="Sect1" text:name="target-id2615">
        <text:p text:style-name="Text_20_body">Answer: d<text:line-break/>Explanation: None.<text:line-break/>output:<text:line-break/>$ javac Output.java<text:line-break/>$ java Output<text:line-break/>3 4 4</text:p>
      </text:section>
      <text:h text:style-name="Heading_20_1" text:outline-level="1">Java Questions &amp; Answers – Bitwise Operators </text:h>
      <text:p text:style-name="Text_20_body">This section of our 1000+ Java MCQs focuses on Bitwise operators of Java Programming Language.</text:p>
      <text:p text:style-name="Text_20_body">1. Which of these is not a bitwise operator?<text:line-break/>a) &amp;<text:line-break/>b) &amp;=<text:line-break/>c) |=<text:line-break/>d) &lt;=<text:line-break/><text:bookmark text:name="id7094"/>View Answer</text:p>
      <text:section text:style-name="Sect1" text:name="target-id7094">
        <text:p text:style-name="Text_20_body">Answer:d<text:line-break/>Explanation: &lt;= is a relational operator.<text:line-break/></text:p>
      </text:section>
      <text:p text:style-name="Text_20_body">2. Which operator is used to invert all the digits in binary representation of a number?<text:line-break/>a) ~<text:line-break/>b) &lt;&lt;&lt;<text:line-break/>c) &gt;&gt;&gt;<text:line-break/>d) ^<text:line-break/><text:bookmark text:name="id24591"/>View Answer</text:p>
      <text:section text:style-name="Sect1" text:name="Section13">
        <text:p text:style-name="Text_20_body"><text:bookmark text:name="target-id2459"/>Answer:a<text:line-break/>Explanation: Unary not operator, ~, inverts all of the bits of its operand in binary representation.<text:line-break/></text:p>
      </text:section>
      <text:p text:style-name="Text_20_body"><text:soft-page-break/>3. On applying Left shift operator, &lt;&lt;, on an integer bits are lost one they are shifted past which position bit?<text:line-break/>a) 1<text:line-break/>b) 32<text:line-break/>c) 33<text:line-break/>d) 31<text:line-break/><text:bookmark text:name="id3190"/>View Answer</text:p>
      <text:section text:style-name="Sect1" text:name="target-id3190">
        <text:p text:style-name="Text_20_body">Answer: d<text:line-break/>Explanation: The left shift operator shifts all of the bits in a value to the left specified number of times. For each shift left, the high order bit is shifted out and lost, zero is brought in from right. When a left shift is applied to an integer operand, bits are lost once they are shifted past the bit position 31.<text:line-break/></text:p>
      </text:section>
      <text:p text:style-name="Text_20_body">4. Which right shift operator preserves the sign of the value?<text:line-break/>a) &lt;&lt;<text:line-break/>b) &gt;&gt;<text:line-break/>c) &lt;&lt;=<text:line-break/>d) &gt;&gt;=<text:line-break/><text:bookmark text:name="id6903"/>View Answer</text:p>
      <text:section text:style-name="Sect1" text:name="target-id6903">
        <text:p text:style-name="Text_20_body">Answer: b<text:line-break/>Explanation: None.<text:line-break/></text:p>
      </text:section>
      <text:p text:style-name="Text_20_body">5. Which of these statements are incorrect?<text:line-break/>a) The left shift operator, &lt;&lt;, shifts all of the bits in a value to the left specified number of times<text:line-break/>b) The right shift operator, &gt;&gt;, shifts all of the bits in a value to the right specified number of times<text:line-break/>c) The left shift operator can be used as an alternative to multiplying by 2<text:line-break/>d) The right shift operator automatically fills the higher order bits with 0<text:line-break/><text:bookmark text:name="id2176"/>View Answer</text:p>
      <text:section text:style-name="Sect1" text:name="target-id2176">
        <text:p text:style-name="Text_20_body">Answer: d<text:line-break/>Explanation: The right shift operator automatically fills the higher order bit with its previous contents each time a shift occurs. This also preserves the sign of the value.<text:line-break/></text:p>
      </text:section>
      <text:p text:style-name="Text_20_body">6. What is the output of this program?</text:p>
      <text:list xml:id="list2136371599982791782" text:style-name="L36">
        <text:list-item>
          <text:p text:style-name="P38"><text:s text:c="4"/>class bitwise_operator </text:p>
        </text:list-item>
        <text:list-item>
          <text:p text:style-name="P38"><text:s text:c="4"/>{</text:p>
        </text:list-item>
        <text:list-item>
          <text:p text:style-name="P38"><text:s text:c="8"/>public static void main(String args[])</text:p>
        </text:list-item>
        <text:list-item>
          <text:p text:style-name="P38"><text:s text:c="8"/>{</text:p>
        </text:list-item>
        <text:list-item>
          <text:p text:style-name="P38"><text:s text:c="12"/>int var1 = 42;</text:p>
        </text:list-item>
        <text:list-item>
          <text:p text:style-name="P38"><text:soft-page-break/><text:s text:c="12"/>int var2 = ~var1;</text:p>
        </text:list-item>
        <text:list-item>
          <text:p text:style-name="P38"><text:s text:c="12"/>System.out.print(var1 + " " + var2); <text:s text:c="7"/></text:p>
        </text:list-item>
        <text:list-item>
          <text:p text:style-name="P38"><text:s text:c="8"/>} </text:p>
        </text:list-item>
        <text:list-item>
          <text:p text:style-name="P38"><text:s text:c="4"/>}</text:p>
        </text:list-item>
      </text:list>
      <text:p text:style-name="Text_20_body">a) 42 42<text:line-break/>b) 43 43<text:line-break/>c) 42 -43<text:line-break/>d) 42 43<text:line-break/><text:bookmark text:name="id8125"/>View Answer</text:p>
      <text:section text:style-name="Sect1" text:name="target-id8125">
        <text:p text:style-name="Text_20_body">Answer:c<text:line-break/>Explanation: Unary not operator, ~, inverts all of the bits of its operand. 42 in binary is 00101010 in using ~ operator on var1 and assigning it to var2 we get inverted value of 42 i:e 11010101 which is -43 in decimal.<text:line-break/>output:<text:line-break/>$ javac bitwise_operator.java<text:line-break/>$ java bitwise_operator<text:line-break/>42 -43<text:line-break/></text:p>
      </text:section>
      <text:p text:style-name="Text_20_body">7. What is the output of this program?</text:p>
      <text:list xml:id="list8275512971097927870" text:style-name="L37">
        <text:list-item>
          <text:p text:style-name="P39"><text:s text:c="4"/>class bitwise_operator </text:p>
        </text:list-item>
        <text:list-item>
          <text:p text:style-name="P39"><text:s text:c="4"/>{</text:p>
        </text:list-item>
        <text:list-item>
          <text:p text:style-name="P39"><text:s text:c="8"/>public static void main(String args[]) </text:p>
        </text:list-item>
        <text:list-item>
          <text:p text:style-name="P39"><text:s text:c="8"/>{ <text:s text:c="3"/></text:p>
        </text:list-item>
        <text:list-item>
          <text:p text:style-name="P39"><text:s text:c="13"/>int a = 3;</text:p>
        </text:list-item>
        <text:list-item>
          <text:p text:style-name="P39"><text:s text:c="13"/>int b = 6;</text:p>
        </text:list-item>
        <text:list-item>
          <text:p text:style-name="P39"><text:s text:c="13"/>int c = a | b;</text:p>
        </text:list-item>
        <text:list-item>
          <text:p text:style-name="P39"><text:s text:c="13"/>int d = a &amp; b; <text:s text:c="12"/></text:p>
        </text:list-item>
        <text:list-item>
          <text:p text:style-name="P39"><text:s text:c="13"/>System.out.println(c + " " <text:s/>+ d);</text:p>
        </text:list-item>
        <text:list-item>
          <text:p text:style-name="P39"><text:s text:c="8"/>} </text:p>
        </text:list-item>
        <text:list-item>
          <text:p text:style-name="P39"><text:s text:c="4"/>}</text:p>
        </text:list-item>
      </text:list>
      <text:p text:style-name="Text_20_body">a) 7 2<text:line-break/>b) 7 7<text:line-break/>c) 7 5<text:line-break/><text:soft-page-break/>d) 5 2<text:line-break/><text:bookmark text:name="id7639"/>View Answer</text:p>
      <text:section text:style-name="Sect1" text:name="target-id7639">
        <text:p text:style-name="Text_20_body">Answer: a<text:line-break/>Explanation: And operator produces 1 bit if both operand are 1. Or operator produces 1 bit if any bit of the two operands in 1.<text:line-break/>output:<text:line-break/>$ javac bitwise_operator.java<text:line-break/>$ java bitwise_operator<text:line-break/>7 2<text:line-break/></text:p>
      </text:section>
      <text:p text:style-name="Text_20_body">8. What is the output of this program?</text:p>
      <text:list xml:id="list811641607313968540" text:style-name="L38">
        <text:list-item>
          <text:p text:style-name="P40"><text:s text:c="4"/>class leftshift_operator </text:p>
        </text:list-item>
        <text:list-item>
          <text:p text:style-name="P40"><text:s text:c="4"/>{</text:p>
        </text:list-item>
        <text:list-item>
          <text:p text:style-name="P40"><text:s text:c="8"/>public static void main(String args[]) </text:p>
        </text:list-item>
        <text:list-item>
          <text:p text:style-name="P40"><text:s text:c="8"/>{ <text:s text:c="7"/></text:p>
        </text:list-item>
        <text:list-item>
          <text:p text:style-name="P40"><text:s text:c="13"/>byte x = 64;</text:p>
        </text:list-item>
        <text:list-item>
          <text:p text:style-name="P40"><text:s text:c="13"/>int i;</text:p>
        </text:list-item>
        <text:list-item>
          <text:p text:style-name="P40"><text:s text:c="13"/>byte y; </text:p>
        </text:list-item>
        <text:list-item>
          <text:p text:style-name="P40"><text:s text:c="13"/>i = x &lt;&lt; 2;</text:p>
        </text:list-item>
        <text:list-item>
          <text:p text:style-name="P40"><text:s text:c="13"/>y = (byte) (x &lt;&lt; 2)</text:p>
        </text:list-item>
        <text:list-item>
          <text:p text:style-name="P40"><text:s text:c="13"/>System.out.print(i + " " + y);</text:p>
        </text:list-item>
        <text:list-item>
          <text:p text:style-name="P40"><text:s text:c="8"/>} </text:p>
        </text:list-item>
        <text:list-item>
          <text:p text:style-name="P40"><text:s text:c="4"/>}</text:p>
        </text:list-item>
      </text:list>
      <text:p text:style-name="Text_20_body">a) 0 64<text:line-break/>b) 64 0<text:line-break/>c) 0 256<text:line-break/>d) 256 0<text:line-break/><text:bookmark text:name="id6157"/>View Answer</text:p>
      <text:section text:style-name="Sect1" text:name="target-id6157">
        <text:p text:style-name="Text_20_body">Answer:d<text:line-break/>Explanation: None.<text:line-break/>output:<text:line-break/>$ javac leftshift_operator.java<text:line-break/>$ java leftshift_operator<text:line-break/>256 0<text:line-break/></text:p>
      </text:section>
      <text:p text:style-name="Text_20_body"><text:soft-page-break/>9. What is the output of this program?</text:p>
      <text:list xml:id="list5248571543903329929" text:style-name="L39">
        <text:list-item>
          <text:p text:style-name="P41"><text:s text:c="4"/>class rightshift_operator </text:p>
        </text:list-item>
        <text:list-item>
          <text:p text:style-name="P41"><text:s text:c="4"/>{</text:p>
        </text:list-item>
        <text:list-item>
          <text:p text:style-name="P41"><text:s text:c="8"/>public static void main(String args[]) </text:p>
        </text:list-item>
        <text:list-item>
          <text:p text:style-name="P41"><text:s text:c="8"/>{ <text:s text:c="3"/></text:p>
        </text:list-item>
        <text:list-item>
          <text:p text:style-name="P41"><text:s text:c="13"/>int x; </text:p>
        </text:list-item>
        <text:list-item>
          <text:p text:style-name="P41"><text:s text:c="13"/>x = 10;</text:p>
        </text:list-item>
        <text:list-item>
          <text:p text:style-name="P41"><text:s text:c="13"/>x = x &gt;&gt; 1;</text:p>
        </text:list-item>
        <text:list-item>
          <text:p text:style-name="P41"><text:s text:c="13"/>System.out.println(x);</text:p>
        </text:list-item>
        <text:list-item>
          <text:p text:style-name="P41"><text:s text:c="8"/>} </text:p>
        </text:list-item>
        <text:list-item>
          <text:p text:style-name="P41"><text:s text:c="4"/>}</text:p>
        </text:list-item>
      </text:list>
      <text:p text:style-name="Text_20_body">a) 10<text:line-break/>b) 5<text:line-break/>c) 2<text:line-break/>d) 20<text:line-break/><text:bookmark text:name="id5761"/>View Answer</text:p>
      <text:section text:style-name="Sect1" text:name="target-id5761">
        <text:p text:style-name="Text_20_body">Answer: b<text:line-break/>Explanation: Right shift operator, &gt;&gt;, devides the value by 2.<text:line-break/>output:<text:line-break/>$ javac rightshift_operator.java<text:line-break/>$ java rightshift_operator<text:line-break/>5<text:line-break/></text:p>
      </text:section>
      <text:p text:style-name="Text_20_body">10. What is the output of this program?</text:p>
      <text:list xml:id="list8615775254870930542" text:style-name="L40">
        <text:list-item>
          <text:p text:style-name="P42"><text:s text:c="4"/>class Output </text:p>
        </text:list-item>
        <text:list-item>
          <text:p text:style-name="P42"><text:s text:c="4"/>{</text:p>
        </text:list-item>
        <text:list-item>
          <text:p text:style-name="P42"><text:s text:c="8"/>public static void main(String args[]) </text:p>
        </text:list-item>
        <text:list-item>
          <text:p text:style-name="P42"><text:s text:c="8"/>{ <text:s text:c="3"/></text:p>
        </text:list-item>
        <text:list-item>
          <text:p text:style-name="P42"><text:s text:c="13"/>int a = 1;</text:p>
        </text:list-item>
        <text:list-item>
          <text:p text:style-name="P42"><text:s text:c="13"/>int b = 2;</text:p>
        </text:list-item>
        <text:list-item>
          <text:p text:style-name="P42"><text:s text:c="13"/>int c = 3;</text:p>
        </text:list-item>
        <text:list-item>
          <text:p text:style-name="P42"><text:s text:c="13"/>a |= 4;</text:p>
        </text:list-item>
        <text:list-item>
          <text:p text:style-name="P42"><text:soft-page-break/><text:s text:c="13"/>b &gt;&gt;= 1;</text:p>
        </text:list-item>
        <text:list-item>
          <text:p text:style-name="P42"><text:s text:c="13"/>c &lt;&lt;= 1;</text:p>
        </text:list-item>
        <text:list-item>
          <text:p text:style-name="P42"><text:s text:c="13"/>a ^= c;</text:p>
        </text:list-item>
        <text:list-item>
          <text:p text:style-name="P42"><text:s text:c="13"/>System.out.println(a + " " + b + " " + c);</text:p>
        </text:list-item>
        <text:list-item>
          <text:p text:style-name="P42"><text:s text:c="8"/>} </text:p>
        </text:list-item>
        <text:list-item>
          <text:p text:style-name="P42"><text:s text:c="4"/>}</text:p>
        </text:list-item>
      </text:list>
      <text:p text:style-name="Text_20_body">a) 3 1 6<text:line-break/>b) 2 2 3<text:line-break/>c) 2 3 4<text:line-break/>d) 3 3 6<text:line-break/><text:bookmark text:name="id7243"/>View Answer</text:p>
      <text:section text:style-name="Sect1" text:name="target-id7243">
        <text:p text:style-name="Text_20_body">Answer: a<text:line-break/>Explanation: None.<text:line-break/>output:<text:line-break/>$ javac Output.java<text:line-break/>$ java Output<text:line-break/>3 1 6</text:p>
      </text:section>
      <text:h text:style-name="Heading_20_1" text:outline-level="1">Java Questions &amp; Answers – Relational Operators and Boolean Logic Operators </text:h>
      <text:p text:style-name="Text_20_body">This section of our 1000+ Java MCQs focuses on relational operators and boolean logic operators of Java Programming Language.</text:p>
      <text:p text:style-name="Text_20_body">1. What is the output of relational operators?<text:line-break/>a) Integer<text:line-break/>b) Boolean<text:line-break/>c) Characters<text:line-break/>d) Double<text:line-break/><text:bookmark text:name="id7231"/>View Answer</text:p>
      <text:section text:style-name="Sect1" text:name="target-id7231">
        <text:p text:style-name="Text_20_body">Answer: b<text:line-break/>Explanation: None.<text:line-break/></text:p>
      </text:section>
      <text:p text:style-name="Text_20_body">2. Which of these is returned by “greater than”, “less than” and “equal to” operators?<text:line-break/>a) Integers<text:line-break/>b) Floating – point numbers<text:line-break/>c) Boolean<text:line-break/>d) None of the mentioned<text:line-break/><text:bookmark text:name="id5143"/>View Answer</text:p>
      <text:p text:style-name="Text_20_body"><text:soft-page-break/>3. Which of the following operators can operate on a boolean variable?</text:p>
      <text:p text:style-name="Preformatted_20_Text"><text:s text:c="3"/>1. &amp;&amp;</text:p>
      <text:p text:style-name="Preformatted_20_Text"><text:s text:c="3"/>2. ==</text:p>
      <text:p text:style-name="Preformatted_20_Text"><text:s text:c="3"/>3. ?:</text:p>
      <text:p text:style-name="P2"><text:s text:c="3"/>4. +=</text:p>
      <text:p text:style-name="Text_20_body">a) 3 &amp; 2<text:line-break/>b) 1 &amp; 4<text:line-break/>c) 1, 2 &amp; 4<text:line-break/>d) 1, 2 &amp; 3<text:line-break/><text:bookmark text:name="id3115"/>View Answer</text:p>
      <text:section text:style-name="Sect1" text:name="target-id3115">
        <text:p text:style-name="Text_20_body">Answer: d<text:line-break/>Explanation: Operator Short circuit AND, &amp;&amp;, equal to, == , ternary if-then-else, ?:, are boolean logical operators. += is an arithmetic operator it can operate only on numeric values.<text:line-break/></text:p>
      </text:section>
      <text:p text:style-name="Text_20_body">4. Which of these operators can skip evaluating right hand operand?<text:line-break/>a) !<text:line-break/>b) |<text:line-break/>c) &amp;<text:line-break/>d) &amp;&amp;<text:line-break/><text:bookmark text:name="id2148"/>View Answer</text:p>
      <text:section text:style-name="Sect1" text:name="target-id2148">
        <text:p text:style-name="Text_20_body">Answer: d<text:line-break/>Explanation: Operator short circuit and, &amp;&amp;, and short circuit or, ||, skip evaluating right hand operand when output can be determined by left operand alone.<text:line-break/></text:p>
      </text:section>
      <text:p text:style-name="Text_20_body">5. Which of these statement is correct?<text:line-break/>a) true and false are numeric values 1 and 0<text:line-break/>b) true and false are numeric values 0 and 1<text:line-break/>c) true is any non zero value and false is 0<text:line-break/>d) true and false are non numeric values<text:line-break/><text:bookmark text:name="id2253"/>View Answer</text:p>
      <text:p text:style-name="Text_20_body">6. What is the output of this program?</text:p>
      <text:list xml:id="list7328781504936619100" text:style-name="L41">
        <text:list-item>
          <text:p text:style-name="P43"><text:s text:c="4"/>class Relational_operator </text:p>
        </text:list-item>
        <text:list-item>
          <text:p text:style-name="P43"><text:s text:c="4"/>{</text:p>
        </text:list-item>
        <text:list-item>
          <text:p text:style-name="P43"><text:s text:c="8"/>public static void main(String args[])</text:p>
        </text:list-item>
        <text:list-item>
          <text:p text:style-name="P43"><text:s text:c="8"/>{</text:p>
        </text:list-item>
        <text:list-item>
          <text:p text:style-name="P43"><text:s text:c="12"/>int var1 = 5; </text:p>
        </text:list-item>
        <text:list-item>
          <text:p text:style-name="P43"><text:s text:c="12"/>int var2 = 6;</text:p>
        </text:list-item>
        <text:list-item>
          <text:p text:style-name="P43"><text:s text:c="12"/>System.out.print(var1 &gt; var2);</text:p>
        </text:list-item>
        <text:list-item>
          <text:p text:style-name="P43"><text:soft-page-break/><text:s text:c="8"/>} </text:p>
        </text:list-item>
        <text:list-item>
          <text:p text:style-name="P43"><text:s text:c="4"/>}</text:p>
        </text:list-item>
      </text:list>
      <text:p text:style-name="Text_20_body">a) 1<text:line-break/>b) 0<text:line-break/>c) true<text:line-break/>d) false<text:line-break/><text:bookmark text:name="id3758"/>View Answer</text:p>
      <text:section text:style-name="Sect1" text:name="target-id3758">
        <text:p text:style-name="Text_20_body">Answer:d<text:line-break/>Explanation: Operator &gt; returns a boolean value. 5 is not greater than 6 therefore false is returned.<text:line-break/>output:<text:line-break/>$ javac Relational_operator.java<text:line-break/>$ java Relational_operator<text:line-break/>false<text:line-break/></text:p>
      </text:section>
      <text:p text:style-name="Text_20_body">7. What is the output of this program?</text:p>
      <text:list xml:id="list5261699683070475672" text:style-name="L42">
        <text:list-item>
          <text:p text:style-name="P44"><text:s text:c="4"/>class bool_operator </text:p>
        </text:list-item>
        <text:list-item>
          <text:p text:style-name="P44"><text:s text:c="4"/>{</text:p>
        </text:list-item>
        <text:list-item>
          <text:p text:style-name="P44"><text:s text:c="8"/>public static void main(String args[]) </text:p>
        </text:list-item>
        <text:list-item>
          <text:p text:style-name="P44"><text:s text:c="8"/>{ <text:s text:c="3"/></text:p>
        </text:list-item>
        <text:list-item>
          <text:p text:style-name="P44"><text:s text:c="13"/>boolean a = true;</text:p>
        </text:list-item>
        <text:list-item>
          <text:p text:style-name="P44"><text:s text:c="13"/>boolean b = !true;</text:p>
        </text:list-item>
        <text:list-item>
          <text:p text:style-name="P44"><text:s text:c="13"/>boolean c = a | b;</text:p>
        </text:list-item>
        <text:list-item>
          <text:p text:style-name="P44"><text:s text:c="13"/>boolean d = a &amp; b;</text:p>
        </text:list-item>
        <text:list-item>
          <text:p text:style-name="P44"><text:s text:c="13"/>boolean e = d ? b : c;</text:p>
        </text:list-item>
        <text:list-item>
          <text:p text:style-name="P44"><text:s text:c="13"/>System.out.println(d + " " + e);</text:p>
        </text:list-item>
        <text:list-item>
          <text:p text:style-name="P44"><text:s text:c="8"/>} </text:p>
        </text:list-item>
        <text:list-item>
          <text:p text:style-name="P44"><text:s text:c="4"/>}</text:p>
        </text:list-item>
      </text:list>
      <text:p text:style-name="Text_20_body">a) false false<text:line-break/>b) true ture<text:line-break/>c) true false<text:line-break/>d) false true<text:line-break/><text:bookmark text:name="id7537"/>View Answer</text:p>
      <text:section text:style-name="Sect1" text:name="target-id7537">
        <text:p text:style-name="Text_20_body">Answer: d<text:line-break/>Explanation: Operator | returns true if any one operand is true, thus ‘c = true | false’ is true. Operator <text:soft-page-break/>&amp; returns a true if both of the operand is true thus d is false. Ternary operator ?: assigns left of ‘:’ if condition is true and right hand of ‘:’ if condition is false. d is false thus e = d ? b : c , assigns c to e , e contains true.<text:line-break/>output:<text:line-break/>$ javac bool_operator.java<text:line-break/>$ java bool_operator<text:line-break/>false true<text:line-break/></text:p>
      </text:section>
      <text:p text:style-name="Text_20_body">8. What is the output of this program?</text:p>
      <text:list xml:id="list100884383304399339" text:style-name="L43">
        <text:list-item>
          <text:p text:style-name="P45"><text:s text:c="4"/>class ternary_operator </text:p>
        </text:list-item>
        <text:list-item>
          <text:p text:style-name="P45"><text:s text:c="4"/>{</text:p>
        </text:list-item>
        <text:list-item>
          <text:p text:style-name="P45"><text:s text:c="8"/>public static void main(String args[]) </text:p>
        </text:list-item>
        <text:list-item>
          <text:p text:style-name="P45"><text:s text:c="8"/>{ <text:s text:c="7"/></text:p>
        </text:list-item>
        <text:list-item>
          <text:p text:style-name="P45"><text:s text:c="13"/>int x = 3;</text:p>
        </text:list-item>
        <text:list-item>
          <text:p text:style-name="P45"><text:s text:c="13"/>int y = ~ x;</text:p>
        </text:list-item>
        <text:list-item>
          <text:p text:style-name="P45"><text:s text:c="13"/>int z;</text:p>
        </text:list-item>
        <text:list-item>
          <text:p text:style-name="P45"><text:s text:c="13"/>z = x &gt; y ? x : y;</text:p>
        </text:list-item>
        <text:list-item>
          <text:p text:style-name="P45"><text:s text:c="13"/>System.out.print(z);</text:p>
        </text:list-item>
        <text:list-item>
          <text:p text:style-name="P45"><text:s text:c="8"/>} </text:p>
        </text:list-item>
        <text:list-item>
          <text:p text:style-name="P45"><text:s text:c="4"/>}</text:p>
        </text:list-item>
      </text:list>
      <text:p text:style-name="Text_20_body">a) 0<text:line-break/>b) 1<text:line-break/>c) 3<text:line-break/>d) -4<text:line-break/><text:bookmark text:name="id9763"/>View Answer</text:p>
      <text:section text:style-name="Sect1" text:name="target-id9763">
        <text:p text:style-name="Text_20_body">Answer:c<text:line-break/>Explanation: None.<text:line-break/>output:<text:line-break/>$ javac ternary_operator.java<text:line-break/>$ java ternary_operator<text:line-break/>3<text:line-break/></text:p>
      </text:section>
      <text:p text:style-name="Text_20_body">9. What is the output of this program?</text:p>
      <text:list xml:id="list903946312664678113" text:style-name="L44">
        <text:list-item>
          <text:p text:style-name="P46"><text:s text:c="4"/>class Output </text:p>
        </text:list-item>
        <text:list-item>
          <text:p text:style-name="P46"><text:s text:c="4"/>{</text:p>
        </text:list-item>
        <text:list-item>
          <text:p text:style-name="P46"><text:soft-page-break/><text:s text:c="8"/>public static void main(String args[]) </text:p>
        </text:list-item>
        <text:list-item>
          <text:p text:style-name="P46"><text:s text:c="8"/>{ <text:s text:c="3"/></text:p>
        </text:list-item>
        <text:list-item>
          <text:p text:style-name="P46"><text:s text:c="13"/>int x , y = 1;</text:p>
        </text:list-item>
        <text:list-item>
          <text:p text:style-name="P46"><text:s text:c="13"/>x = 10;</text:p>
        </text:list-item>
        <text:list-item>
          <text:p text:style-name="P46"><text:s text:c="13"/>if (x != 10 &amp;&amp; x / 0 == 0)</text:p>
        </text:list-item>
        <text:list-item>
          <text:p text:style-name="P46"><text:s text:c="17"/>System.out.println(y);</text:p>
        </text:list-item>
        <text:list-item>
          <text:p text:style-name="P46"><text:s text:c="13"/>else</text:p>
        </text:list-item>
        <text:list-item>
          <text:p text:style-name="P46"><text:s text:c="17"/>System.out.println(++y);</text:p>
        </text:list-item>
        <text:list-item>
          <text:p text:style-name="P46"><text:s text:c="8"/>} </text:p>
        </text:list-item>
        <text:list-item>
          <text:p text:style-name="P46"><text:s text:c="4"/>}</text:p>
        </text:list-item>
      </text:list>
      <text:p text:style-name="Text_20_body">a) 1<text:line-break/>b) 2<text:line-break/>c) Runtime error owing to division by zero in if condition<text:line-break/>d) Unpredictable behavior of program<text:line-break/><text:bookmark text:name="id1533"/>View Answer</text:p>
      <text:section text:style-name="Sect1" text:name="target-id1533">
        <text:p text:style-name="Text_20_body">Answer: b<text:line-break/>Explanation: Operator short circuit and, &amp;&amp;, skips evaluating right hand operand if left hand operand is false thus division by zero in if condition does not give an error.<text:line-break/>output:<text:line-break/>$ javac Output.java<text:line-break/>$ java Output<text:line-break/>2<text:line-break/></text:p>
      </text:section>
      <text:p text:style-name="Text_20_body">10. What is the output of this program?</text:p>
      <text:list xml:id="list4237492186120927640" text:style-name="L45">
        <text:list-item>
          <text:p text:style-name="P47"><text:s text:c="4"/>class Output </text:p>
        </text:list-item>
        <text:list-item>
          <text:p text:style-name="P47"><text:s text:c="4"/>{</text:p>
        </text:list-item>
        <text:list-item>
          <text:p text:style-name="P47"><text:s text:c="8"/>public static void main(String args[]) </text:p>
        </text:list-item>
        <text:list-item>
          <text:p text:style-name="P47"><text:s text:c="8"/>{ <text:s text:c="3"/></text:p>
        </text:list-item>
        <text:list-item>
          <text:p text:style-name="P47"><text:s text:c="13"/>boolean a = true;</text:p>
        </text:list-item>
        <text:list-item>
          <text:p text:style-name="P47"><text:s text:c="13"/>boolean b = false;</text:p>
        </text:list-item>
        <text:list-item>
          <text:p text:style-name="P47"><text:s text:c="13"/>boolean c = a ^ b;</text:p>
        </text:list-item>
        <text:list-item>
          <text:p text:style-name="P47"><text:s text:c="13"/>System.out.println(!c);</text:p>
        </text:list-item>
        <text:list-item>
          <text:p text:style-name="P47"><text:s text:c="8"/>} </text:p>
        </text:list-item>
        <text:list-item>
          <text:p text:style-name="P47"><text:soft-page-break/><text:s text:c="4"/>}</text:p>
        </text:list-item>
      </text:list>
      <text:p text:style-name="Text_20_body">a) 0<text:line-break/>b) 1<text:line-break/>c) false<text:line-break/>d) true<text:line-break/><text:bookmark text:name="id2063"/>View Answer</text:p>
      <text:section text:style-name="Sect1" text:name="target-id2063">
        <text:p text:style-name="Text_20_body">Answer: c<text:line-break/>Explanation: None.<text:line-break/>output:<text:line-break/>$ javac Output.java<text:line-break/>$ java Output<text:line-break/>false</text:p>
      </text:section>
      <text:h text:style-name="Heading_20_1" text:outline-level="1">Java Questions &amp; Answers – Assignment Operators and Operator Precedence </text:h>
      <text:p text:style-name="Text_20_body">This section of our 1000+ Java MCQs focuses on assignment operators and operator precedence in Java Programming Language.</text:p>
      <text:p text:style-name="Text_20_body">1. Which of these have highest precedence?<text:line-break/>a) ()<text:line-break/>b) ++<text:line-break/>c) *<text:line-break/>d) &gt;&gt;<text:line-break/><text:bookmark text:name="id4664"/>View Answer</text:p>
      <text:section text:style-name="Sect1" text:name="target-id4664">
        <text:p text:style-name="Text_20_body">Answer: a<text:line-break/>Explanation: Order of precedence is (highest to lowest) a -&gt; b -&gt; c -&gt; d.<text:line-break/></text:p>
      </text:section>
      <text:p text:style-name="Text_20_body">2. What should be expression1 evaluate to in using ternary operator as in this line?</text:p>
      <text:p text:style-name="P2"><text:s/>expression1 ? <text:s/>expression2 <text:s/>: <text:s/>expression3</text:p>
      <text:p text:style-name="Text_20_body">a) Integer<text:line-break/>b) Floating – point numbers<text:line-break/>c) Boolean<text:line-break/>d) None of the mentioned<text:line-break/><text:bookmark text:name="id4941"/>View Answer</text:p>
      <text:section text:style-name="Sect1" text:name="target-id4941">
        <text:p text:style-name="Text_20_body">Answer:c<text:line-break/>Explanation: The controlling condition of ternary operator must evaluate to boolean.<text:line-break/></text:p>
      </text:section>
      <text:p text:style-name="Text_20_body">3. What is the value stored in x in following lines of code?</text:p>
      <text:p text:style-name="Preformatted_20_Text"><text:s text:c="3"/>int x, y, z;</text:p>
      <text:p text:style-name="Preformatted_20_Text"><text:soft-page-break/><text:s text:c="4"/>x = 0;</text:p>
      <text:p text:style-name="Preformatted_20_Text"><text:s text:c="4"/>y = 1;</text:p>
      <text:p text:style-name="P2"><text:s text:c="4"/>x = y = z = 8;</text:p>
      <text:p text:style-name="Text_20_body">a) 0<text:line-break/>b) 1<text:line-break/>c) 9<text:line-break/>d) 8<text:line-break/><text:bookmark text:name="id7008"/>View Answer</text:p>
      <text:section text:style-name="Sect1" text:name="target-id7008">
        <text:p text:style-name="Text_20_body">Answer: d<text:line-break/>Explanation: None.<text:line-break/></text:p>
      </text:section>
      <text:p text:style-name="Text_20_body">4. What is the order of precedence (highest to lowest) of following operators?</text:p>
      <text:p text:style-name="Preformatted_20_Text"><text:s text:c="4"/>1. &amp; <text:s text:c="3"/></text:p>
      <text:p text:style-name="Preformatted_20_Text"><text:s text:c="4"/>2. ^</text:p>
      <text:p text:style-name="P2"><text:s text:c="4"/>3. ?:</text:p>
      <text:p text:style-name="Text_20_body">a) 1 -&gt; 2 -&gt; 3<text:line-break/>b) 2 -&gt; 1 -&gt; 3<text:line-break/>c) 3 -&gt; 2 -&gt; 1<text:line-break/>d) 2 -&gt; 3 -&gt; 1<text:line-break/><text:bookmark text:name="id6598"/>View Answer</text:p>
      <text:section text:style-name="Sect1" text:name="target-id6598">
        <text:p text:style-name="Text_20_body">Answer: a<text:line-break/>Explanation: None.<text:line-break/></text:p>
      </text:section>
      <text:p text:style-name="Text_20_body">5. Which of these statements are incorrect?<text:line-break/>a) Equal to operator has least precedence<text:line-break/>b) Brackets () have highest precedence<text:line-break/>c) Division operator, /, has higher precedence than multiplication operator<text:line-break/>d) Addition operator, +, and subtraction operator have equal precedence<text:line-break/><text:bookmark text:name="id6490"/>View Answer</text:p>
      <text:section text:style-name="Sect1" text:name="target-id6490">
        <text:p text:style-name="Text_20_body">Answer: c<text:line-break/>Explanation: Division operator, /, has equal precedence as of multiplication operator. In expression involving multiplication and division evaluation of expression will begin from right side when no brackets are used.<text:line-break/></text:p>
      </text:section>
      <text:p text:style-name="Text_20_body">6. What is the output of this program?</text:p>
      <text:list xml:id="list2809261720729617934" text:style-name="L46">
        <text:list-item>
          <text:p text:style-name="P48"><text:s text:c="4"/>class operators </text:p>
        </text:list-item>
        <text:list-item>
          <text:p text:style-name="P48"><text:s text:c="4"/>{</text:p>
        </text:list-item>
        <text:list-item>
          <text:p text:style-name="P48"><text:s text:c="8"/>public static void main(String args[])</text:p>
        </text:list-item>
        <text:list-item>
          <text:p text:style-name="P48"><text:s text:c="8"/>{</text:p>
        </text:list-item>
        <text:list-item>
          <text:p text:style-name="P48"><text:soft-page-break/><text:s text:c="12"/>int var1 = 5; </text:p>
        </text:list-item>
        <text:list-item>
          <text:p text:style-name="P48"><text:s text:c="12"/>int var2 = 6;</text:p>
        </text:list-item>
        <text:list-item>
          <text:p text:style-name="P48"><text:s text:c="12"/>int var3;</text:p>
        </text:list-item>
        <text:list-item>
          <text:p text:style-name="P48"><text:s text:c="12"/>var3 = ++ var2 * var1 / var2 + var2;</text:p>
        </text:list-item>
        <text:list-item>
          <text:p text:style-name="P48"><text:s text:c="12"/>System.out.print(var3);</text:p>
        </text:list-item>
        <text:list-item>
          <text:p text:style-name="P48"><text:s text:c="8"/>} </text:p>
        </text:list-item>
        <text:list-item>
          <text:p text:style-name="P48"><text:s text:c="4"/>}</text:p>
        </text:list-item>
      </text:list>
      <text:p text:style-name="Text_20_body">a) 10<text:line-break/>b) 11<text:line-break/>c) 12<text:line-break/>d) 56<text:line-break/><text:bookmark text:name="id7190"/>View Answer</text:p>
      <text:section text:style-name="Sect1" text:name="target-id7190">
        <text:p text:style-name="Text_20_body">Answer: c<text:line-break/>Explanation: Operator ++ has the highest precedence than / , * and +. var2 is incremented to 7 and then used in expression, var3 = 7 * 5 / 7 + 7, gives 12.<text:line-break/>output:<text:line-break/>$ javac operators.java<text:line-break/>$ java operators<text:line-break/>12<text:line-break/></text:p>
      </text:section>
      <text:p text:style-name="Text_20_body">7. What is the output of this program?</text:p>
      <text:list xml:id="list3145586985580270125" text:style-name="L47">
        <text:list-item>
          <text:p text:style-name="P49"><text:s text:c="4"/>class operators </text:p>
        </text:list-item>
        <text:list-item>
          <text:p text:style-name="P49"><text:s text:c="4"/>{</text:p>
        </text:list-item>
        <text:list-item>
          <text:p text:style-name="P49"><text:s text:c="8"/>public static void main(String args[]) </text:p>
        </text:list-item>
        <text:list-item>
          <text:p text:style-name="P49"><text:s text:c="8"/>{ <text:s text:c="3"/></text:p>
        </text:list-item>
        <text:list-item>
          <text:p text:style-name="P49"><text:s text:c="13"/>int x = 8;</text:p>
        </text:list-item>
        <text:list-item>
          <text:p text:style-name="P49"><text:s text:c="13"/>System.out.println(++x * 3 + " " + x);</text:p>
        </text:list-item>
        <text:list-item>
          <text:p text:style-name="P49"><text:s text:c="8"/>} </text:p>
        </text:list-item>
        <text:list-item>
          <text:p text:style-name="P49"><text:s text:c="4"/>}</text:p>
        </text:list-item>
      </text:list>
      <text:p text:style-name="Text_20_body">a) 24 8<text:line-break/>b) 24 9<text:line-break/>c) 27 8<text:line-break/>d) 27 9<text:line-break/><text:bookmark text:name="id9833"/>View Answer</text:p>
      <text:section text:style-name="Sect1" text:name="target-id9833">
        <text:p text:style-name="Text_20_body"><text:soft-page-break/>Answer: d<text:line-break/>Explanation: Operator ++ has higher precedence than multiplication operator, *, x is incremented to 9 than multiplied with 3 giving 27.<text:line-break/>output:<text:line-break/>$ javac operators.java<text:line-break/>$ java operators<text:line-break/>27 9<text:line-break/></text:p>
      </text:section>
      <text:p text:style-name="Text_20_body">8. What is the output of this program?</text:p>
      <text:list xml:id="list4523103231161969467" text:style-name="L48">
        <text:list-item>
          <text:p text:style-name="P50">class Output </text:p>
        </text:list-item>
        <text:list-item>
          <text:p text:style-name="P50">{</text:p>
        </text:list-item>
        <text:list-item>
          <text:p text:style-name="P50"><text:s text:c="8"/>public static void main(String args[]) </text:p>
        </text:list-item>
        <text:list-item>
          <text:p text:style-name="P50"><text:s text:c="8"/>{ <text:s text:c="3"/></text:p>
        </text:list-item>
        <text:list-item>
          <text:p text:style-name="P50"><text:s text:c="13"/>int x=y=z=20;</text:p>
        </text:list-item>
        <text:list-item>
          <text:p text:style-name="P50"> </text:p>
        </text:list-item>
        <text:list-item>
          <text:p text:style-name="P50"><text:s text:c="8"/>} </text:p>
        </text:list-item>
        <text:list-item>
          <text:p text:style-name="P50">}</text:p>
        </text:list-item>
      </text:list>
      <text:p text:style-name="Text_20_body">a) compile and runs fine<text:line-break/>b) 20<text:line-break/>c) run time error<text:line-break/>d) compile time error<text:line-break/><text:bookmark text:name="id5362"/>View Answer</text:p>
      <text:section text:style-name="Sect1" text:name="target-id5362">
        <text:p text:style-name="Text_20_body">Answer:d<text:line-break/>Explanation: None.<text:line-break/></text:p>
      </text:section>
      <text:p text:style-name="Text_20_body">9. Which of these lines of code will give better performance?</text:p>
      <text:p text:style-name="Preformatted_20_Text"><text:s text:c="3"/>1. a | 4 + c &gt;&gt; b &amp; 7; </text:p>
      <text:p text:style-name="P2"><text:s text:c="3"/>2. (a | ((( 4 * c ) &gt;&gt; b ) &amp; 7 ))</text:p>
      <text:p text:style-name="Text_20_body">a) 1 will give better performance as it has no parentheses.<text:line-break/>b) 2 will give better performance as it has parentheses.<text:line-break/>c) Both 1 &amp; 2 will give equal performance.<text:line-break/>d) Dependent on the computer system.<text:line-break/><text:bookmark text:name="id3607"/>View Answer</text:p>
      <text:section text:style-name="Sect1" text:name="target-id3607">
        <text:p text:style-name="Text_20_body">Answer: c<text:line-break/>Explanation: Parentheses do not degrade the performance of the program. Adding parentheses to reduce ambiguity does not negatively affect your system.<text:line-break/></text:p>
      </text:section>
      <text:p text:style-name="Text_20_body"><text:soft-page-break/>10. What is the output of this program?</text:p>
      <text:list xml:id="list336455043269322150" text:style-name="L49">
        <text:list-item>
          <text:p text:style-name="P51">class Output </text:p>
        </text:list-item>
        <text:list-item>
          <text:p text:style-name="P51">{</text:p>
        </text:list-item>
        <text:list-item>
          <text:p text:style-name="P51"><text:s text:c="8"/>public static void main(String args[]) </text:p>
        </text:list-item>
        <text:list-item>
          <text:p text:style-name="P51"><text:s text:c="8"/>{ <text:s text:c="3"/></text:p>
        </text:list-item>
        <text:list-item>
          <text:p text:style-name="P51"><text:s text:c="13"/>int a,b,c,d;</text:p>
        </text:list-item>
        <text:list-item>
          <text:p text:style-name="P51"><text:s text:c="13"/>a=b=c=d=20</text:p>
        </text:list-item>
        <text:list-item>
          <text:p text:style-name="P51"><text:s text:c="12"/>a+=b-=c*=d/=20</text:p>
        </text:list-item>
        <text:list-item>
          <text:p text:style-name="P51"><text:s text:c="11"/>System.out.println(a+" "+b+" "+c+" "+d);</text:p>
        </text:list-item>
        <text:list-item>
          <text:p text:style-name="P51"> </text:p>
        </text:list-item>
        <text:list-item>
          <text:p text:style-name="P51"><text:s text:c="8"/>} </text:p>
        </text:list-item>
        <text:list-item>
          <text:p text:style-name="P51">}</text:p>
        </text:list-item>
      </text:list>
      <text:p text:style-name="Text_20_body">a) compile time error<text:line-break/>b) runtime error<text:line-break/>c) a=20 b=0 c=20 d=1<text:line-break/>d) none of the mentioned<text:line-break/><text:bookmark text:name="id1278"/>View Answer</text:p>
      <text:section text:style-name="Sect1" text:name="target-id1278">
        <text:p text:style-name="Text_20_body">Answer: c<text:line-break/>Explanation: Expression will evaluate from right to left.<text:line-break/>output:<text:line-break/>$ javac Output.java<text:line-break/>$ java Output<text:line-break/>20 0 20 1</text:p>
      </text:section>
      <text:h text:style-name="Heading_20_1" text:outline-level="1">Java Questions &amp; Answers – Control Statements – 1 </text:h>
      <text:p text:style-name="Text_20_body">This section of our 1000+ Java MCQs focuses on control statements of Java Programming Language.</text:p>
      <text:p text:style-name="Text_20_body">1. Which of these selection statements test only for equality?<text:line-break/>a) if<text:line-break/>b) switch<text:line-break/>c) if &amp; switch<text:line-break/>d) none of the mentioned<text:line-break/><text:bookmark text:name="id2296"/>View Answer</text:p>
      <text:section text:style-name="Sect1" text:name="target-id2296">
        <text:p text:style-name="Text_20_body"><text:soft-page-break/>Answer: b<text:line-break/>Explanation: Switch statements checks for equality between the controlling variable and its constant cases.<text:line-break/></text:p>
      </text:section>
      <text:p text:style-name="Text_20_body">2. Which of these are selection statements in Java?<text:line-break/>a) if()<text:line-break/>b) for()<text:line-break/>c) continue<text:line-break/>d) break<text:line-break/><text:bookmark text:name="id8973"/>View Answer</text:p>
      <text:section text:style-name="Sect1" text:name="target-id8973">
        <text:p text:style-name="Text_20_body">Answer:a<text:line-break/>Explanation: Continue and break are jump statements, and for is an looping statement.<text:line-break/></text:p>
      </text:section>
      <text:p text:style-name="Text_20_body">3. Which of the following loops will execute the body of loop even when condition controlling the loop is initially false?<text:line-break/>a) do-while<text:line-break/>b) while<text:line-break/>c) for<text:line-break/>d) none of the mentioned<text:line-break/><text:bookmark text:name="id867"/>View Answer</text:p>
      <text:section text:style-name="Sect1" text:name="target-id867">
        <text:p text:style-name="Text_20_body">Answer: a<text:line-break/>Explanation: None.<text:line-break/></text:p>
      </text:section>
      <text:p text:style-name="Text_20_body">4. Which of these jump statements can skip processing remainder of code in its body for a particular iteration?<text:line-break/>a) break<text:line-break/>b) return<text:line-break/>c) exit<text:line-break/>d) continue<text:line-break/><text:bookmark text:name="id3932"/>View Answer</text:p>
      <text:section text:style-name="Sect1" text:name="target-id3932">
        <text:p text:style-name="Text_20_body">Answer: d<text:line-break/>Explanation: None.<text:line-break/></text:p>
      </text:section>
      <text:p text:style-name="Text_20_body">5. Which of these statement is incorrect?<text:line-break/>a) switch statement is more efficient than a set of nested ifs<text:line-break/>b) two case constants in the same switch can have identical values<text:line-break/>c) switch statement can only test for equality, whereas if statement can evaluate any type of boolean expression<text:line-break/>d) it is possible to create a nested switch statements<text:line-break/><text:bookmark text:name="id9991"/>View Answer</text:p>
      <text:section text:style-name="Sect1" text:name="target-id9991">
        <text:p text:style-name="Text_20_body"><text:soft-page-break/>Answer: b<text:line-break/>Explanation: No two case constants in the same switch can have identical values.<text:line-break/></text:p>
      </text:section>
      <text:p text:style-name="Text_20_body">6. What is the output of this program?</text:p>
      <text:list xml:id="list4075176304940555196" text:style-name="L50">
        <text:list-item>
          <text:p text:style-name="P52"><text:s text:c="4"/>class selection_statements </text:p>
        </text:list-item>
        <text:list-item>
          <text:p text:style-name="P52"><text:s text:c="4"/>{</text:p>
        </text:list-item>
        <text:list-item>
          <text:p text:style-name="P52"><text:s text:c="8"/>public static void main(String args[])</text:p>
        </text:list-item>
        <text:list-item>
          <text:p text:style-name="P52"><text:s text:c="8"/>{</text:p>
        </text:list-item>
        <text:list-item>
          <text:p text:style-name="P52"><text:s text:c="12"/>int var1 = 5; </text:p>
        </text:list-item>
        <text:list-item>
          <text:p text:style-name="P52"><text:s text:c="12"/>int var2 = 6;</text:p>
        </text:list-item>
        <text:list-item>
          <text:p text:style-name="P52"><text:s text:c="12"/>if ((var2 = 1) == var1)</text:p>
        </text:list-item>
        <text:list-item>
          <text:p text:style-name="P52"><text:s text:c="16"/>System.out.print(var2);</text:p>
        </text:list-item>
        <text:list-item>
          <text:p text:style-name="P52"><text:s text:c="12"/>else </text:p>
        </text:list-item>
        <text:list-item>
          <text:p text:style-name="P52"><text:s text:c="16"/>System.out.print(++var2);</text:p>
        </text:list-item>
        <text:list-item>
          <text:p text:style-name="P52"><text:s text:c="8"/>} </text:p>
        </text:list-item>
        <text:list-item>
          <text:p text:style-name="P52"><text:s text:c="4"/>}</text:p>
        </text:list-item>
      </text:list>
      <text:p text:style-name="Text_20_body">a) 1<text:line-break/>b) 2<text:line-break/>c) 3<text:line-break/>d) 4<text:line-break/><text:bookmark text:name="id2144"/>View Answer</text:p>
      <text:section text:style-name="Sect1" text:name="target-id2144">
        <text:p text:style-name="Text_20_body">Answer:b<text:line-break/>Explanation: var2 is initialised to 1. The conditional statement returns false and the else part gets executed.<text:line-break/>output:<text:line-break/>$ javac selection_statements.java<text:line-break/>$ java selection_statements<text:line-break/>2<text:line-break/></text:p>
      </text:section>
      <text:p text:style-name="Text_20_body">7. What is the output of this program?</text:p>
      <text:list xml:id="list31126498195749774" text:style-name="L51">
        <text:list-item>
          <text:p text:style-name="P53"><text:s text:c="4"/>class comma_operator </text:p>
        </text:list-item>
        <text:list-item>
          <text:p text:style-name="P53"><text:s text:c="4"/>{</text:p>
        </text:list-item>
        <text:list-item>
          <text:p text:style-name="P53"><text:s text:c="8"/>public static void main(String args[]) </text:p>
        </text:list-item>
        <text:list-item>
          <text:p text:style-name="P53"><text:s text:c="8"/>{ <text:s text:c="3"/></text:p>
        </text:list-item>
        <text:list-item>
          <text:p text:style-name="P53"><text:soft-page-break/><text:s text:c="13"/>int sum = 0;</text:p>
        </text:list-item>
        <text:list-item>
          <text:p text:style-name="P53"><text:s text:c="13"/>for (int i = 0, j = 0; i &lt; 5 &amp; j &lt; 5; ++i, j = i + 1)</text:p>
        </text:list-item>
        <text:list-item>
          <text:p text:style-name="P53"><text:s text:c="17"/>sum += i;</text:p>
        </text:list-item>
        <text:list-item>
          <text:p text:style-name="P53"><text:s text:c="13"/>System.out.println(sum);</text:p>
        </text:list-item>
        <text:list-item>
          <text:p text:style-name="P53"><text:s text:c="8"/>} </text:p>
        </text:list-item>
        <text:list-item>
          <text:p text:style-name="P53"><text:s text:c="4"/>}</text:p>
        </text:list-item>
      </text:list>
      <text:p text:style-name="Text_20_body">a) 5<text:line-break/>b) 6<text:line-break/>c) 14<text:line-break/>d) compilation error<text:line-break/><text:bookmark text:name="id9289"/>View Answer</text:p>
      <text:section text:style-name="Sect1" text:name="target-id9289">
        <text:p text:style-name="Text_20_body">Answer: b<text:line-break/>Explanation: Using comma operator , we can include more than one statement in the initialization and iteration portion of the for loop. Therefore both ++i and j = i + 1 is executed i gets the value – 0,1,2,3,4 &amp; j gets the values -0,1,2,3,4,5.<text:line-break/>output:<text:line-break/>$ javac comma_operator.java<text:line-break/>$ java comma_operator<text:line-break/>6<text:line-break/></text:p>
      </text:section>
      <text:p text:style-name="Text_20_body">8. What is the output of this program?</text:p>
      <text:list xml:id="list8258759705280071210" text:style-name="L52">
        <text:list-item>
          <text:p text:style-name="P54"><text:s text:c="4"/>class jump_statments </text:p>
        </text:list-item>
        <text:list-item>
          <text:p text:style-name="P54"><text:s text:c="4"/>{</text:p>
        </text:list-item>
        <text:list-item>
          <text:p text:style-name="P54"><text:s text:c="8"/>public static void main(String args[]) </text:p>
        </text:list-item>
        <text:list-item>
          <text:p text:style-name="P54"><text:s text:c="8"/>{ <text:s text:c="7"/></text:p>
        </text:list-item>
        <text:list-item>
          <text:p text:style-name="P54"><text:s text:c="13"/>int x = 2;</text:p>
        </text:list-item>
        <text:list-item>
          <text:p text:style-name="P54"><text:s text:c="13"/>int y = 0;</text:p>
        </text:list-item>
        <text:list-item>
          <text:p text:style-name="P54"><text:s text:c="13"/>for ( ; y &lt; 10; ++y) </text:p>
        </text:list-item>
        <text:list-item>
          <text:p text:style-name="P54"><text:s text:c="13"/>{</text:p>
        </text:list-item>
        <text:list-item>
          <text:p text:style-name="P54"><text:s text:c="17"/>if (y % x == 0) </text:p>
        </text:list-item>
        <text:list-item>
          <text:p text:style-name="P54"><text:s text:c="21"/>continue; <text:s/></text:p>
        </text:list-item>
        <text:list-item>
          <text:p text:style-name="P54"><text:s text:c="17"/>else if (y == 8)</text:p>
        </text:list-item>
        <text:list-item>
          <text:p text:style-name="P54"><text:s text:c="22"/>break;</text:p>
        </text:list-item>
        <text:list-item>
          <text:p text:style-name="P54"><text:soft-page-break/><text:s text:c="17"/>else</text:p>
        </text:list-item>
        <text:list-item>
          <text:p text:style-name="P54"><text:s text:c="20"/>System.out.print(y + " ");</text:p>
        </text:list-item>
        <text:list-item>
          <text:p text:style-name="P54"><text:s text:c="13"/>}</text:p>
        </text:list-item>
        <text:list-item>
          <text:p text:style-name="P54"><text:s text:c="8"/>} </text:p>
        </text:list-item>
        <text:list-item>
          <text:p text:style-name="P54"><text:s text:c="4"/>}</text:p>
        </text:list-item>
      </text:list>
      <text:p text:style-name="Text_20_body">a) 1 3 5 7<text:line-break/>b) 2 4 6 8<text:line-break/>c) 1 3 5 7 9<text:line-break/>d) 1 2 3 4 5 6 7 8 9<text:line-break/><text:bookmark text:name="id5972"/>View Answer</text:p>
      <text:section text:style-name="Sect1" text:name="target-id5972">
        <text:p text:style-name="Text_20_body">Answer:c<text:line-break/>Explanation: Whenever y is divisible by x remainder body of loop is skipped by continue statement, therefore if condition y == 8 is never true as when y is 8, remainder body of loop is skipped by continue statements of first if. Control comes to print statement only in cases when y is odd.<text:line-break/>output:<text:line-break/>$ javac jump_statments.java<text:line-break/>$ java jump_statments<text:line-break/>1 3 5 7 9<text:line-break/></text:p>
      </text:section>
      <text:p text:style-name="Text_20_body">9. What is the output of this program?</text:p>
      <text:list xml:id="list1038274007699385144" text:style-name="L53">
        <text:list-item>
          <text:p text:style-name="P55">class Output </text:p>
        </text:list-item>
        <text:list-item>
          <text:p text:style-name="P55">{</text:p>
        </text:list-item>
        <text:list-item>
          <text:p text:style-name="P55"><text:s text:c="8"/>public static void main(String args[]) </text:p>
        </text:list-item>
        <text:list-item>
          <text:p text:style-name="P55"><text:s text:c="8"/>{ <text:s text:c="3"/></text:p>
        </text:list-item>
        <text:list-item>
          <text:p text:style-name="P55"><text:s text:c="11"/>final int a=10,b=20;</text:p>
        </text:list-item>
        <text:list-item>
          <text:p text:style-name="P55"><text:s text:c="10"/>while(a&lt;b)</text:p>
        </text:list-item>
        <text:list-item>
          <text:p text:style-name="P55"><text:s text:c="10"/>{</text:p>
        </text:list-item>
        <text:list-item>
          <text:p text:style-name="P55"> </text:p>
        </text:list-item>
        <text:list-item>
          <text:p text:style-name="P55"><text:s text:c="10"/>System.out.println("Hello");</text:p>
        </text:list-item>
        <text:list-item>
          <text:p text:style-name="P55"><text:s text:c="10"/>}</text:p>
        </text:list-item>
        <text:list-item>
          <text:p text:style-name="P55"><text:s text:c="10"/>System.out.println("World");</text:p>
        </text:list-item>
        <text:list-item>
          <text:p text:style-name="P55"> </text:p>
        </text:list-item>
        <text:list-item>
          <text:p text:style-name="P55"><text:s text:c="8"/>} </text:p>
        </text:list-item>
        <text:list-item>
          <text:p text:style-name="P55"><text:soft-page-break/>}</text:p>
        </text:list-item>
      </text:list>
      <text:p text:style-name="Text_20_body">a) Hello<text:line-break/>b) run time error<text:line-break/>c) Hello world<text:line-break/>d) compile time error<text:line-break/><text:bookmark text:name="id6505"/>View Answer</text:p>
      <text:section text:style-name="Sect1" text:name="target-id6505">
        <text:p text:style-name="Text_20_body">Answer: d<text:line-break/>Explanation: Every final variable is compile time constant.<text:line-break/></text:p>
      </text:section>
      <text:p text:style-name="Text_20_body">10. What is the output of this program?</text:p>
      <text:list xml:id="list5832172739559408836" text:style-name="L54">
        <text:list-item>
          <text:p text:style-name="P56"><text:s text:c="4"/>class Output </text:p>
        </text:list-item>
        <text:list-item>
          <text:p text:style-name="P56"><text:s text:c="4"/>{</text:p>
        </text:list-item>
        <text:list-item>
          <text:p text:style-name="P56"><text:s text:c="8"/>public static void main(String args[]) </text:p>
        </text:list-item>
        <text:list-item>
          <text:p text:style-name="P56"><text:s text:c="8"/>{ <text:s text:c="3"/></text:p>
        </text:list-item>
        <text:list-item>
          <text:p text:style-name="P56"><text:s text:c="13"/>int a = 5;</text:p>
        </text:list-item>
        <text:list-item>
          <text:p text:style-name="P56"><text:s text:c="13"/>int b = 10;</text:p>
        </text:list-item>
        <text:list-item>
          <text:p text:style-name="P56"><text:s text:c="13"/>first: </text:p>
        </text:list-item>
        <text:list-item>
          <text:p text:style-name="P56"><text:s text:c="13"/>{</text:p>
        </text:list-item>
        <text:list-item>
          <text:p text:style-name="P56"><text:s text:c="16"/>second: </text:p>
        </text:list-item>
        <text:list-item>
          <text:p text:style-name="P56"><text:s text:c="16"/>{</text:p>
        </text:list-item>
        <text:list-item>
          <text:p text:style-name="P56"><text:s text:c="19"/>third: </text:p>
        </text:list-item>
        <text:list-item>
          <text:p text:style-name="P56"><text:s text:c="19"/>{ </text:p>
        </text:list-item>
        <text:list-item>
          <text:p text:style-name="P56"><text:s text:c="23"/>if (a == <text:s/>b &gt;&gt; 1)</text:p>
        </text:list-item>
        <text:list-item>
          <text:p text:style-name="P56"><text:s text:c="27"/>break second;</text:p>
        </text:list-item>
        <text:list-item>
          <text:p text:style-name="P56"><text:s text:c="19"/>}</text:p>
        </text:list-item>
        <text:list-item>
          <text:p text:style-name="P56"><text:s text:c="19"/>System.out.println(a);</text:p>
        </text:list-item>
        <text:list-item>
          <text:p text:style-name="P56"><text:s text:c="16"/>}</text:p>
        </text:list-item>
        <text:list-item>
          <text:p text:style-name="P56"><text:s text:c="16"/>System.out.println(b);</text:p>
        </text:list-item>
        <text:list-item>
          <text:p text:style-name="P56"><text:s text:c="13"/>}</text:p>
        </text:list-item>
        <text:list-item>
          <text:p text:style-name="P56"><text:s text:c="8"/>} </text:p>
        </text:list-item>
        <text:list-item>
          <text:p text:style-name="P56"><text:s text:c="4"/>}</text:p>
        </text:list-item>
      </text:list>
      <text:p text:style-name="Text_20_body"><text:soft-page-break/>a) 5 10<text:line-break/>b) 10 5<text:line-break/>c) 5<text:line-break/>d) 10<text:line-break/><text:bookmark text:name="id9420"/>View Answer</text:p>
      <text:section text:style-name="Sect1" text:name="target-id9420">
        <text:p text:style-name="Text_20_body">Answer: d<text:line-break/>Explanation: b &gt;&gt; 1 in if returns 5 which is equal to a i:e 5, therefore body of if is executed and block second is exited. Control goes to end of the block second executing the last print statement, printing 10.<text:line-break/>output:<text:line-break/>$ javac Output.java<text:line-break/>$ java Output<text:line-break/>10</text:p>
      </text:section>
      <text:h text:style-name="Heading_20_1" text:outline-level="1">Java Questions &amp; Answers – Control Statements – 2 </text:h>
      <text:p text:style-name="Text_20_body">This set of Java Multiple Choice Questions &amp; Answers (MCQs) focuses on “Control Statements”.</text:p>
      <text:p text:style-name="Text_20_body">1. What would be the output of the following codesnippet if variable a=10?</text:p>
      <text:list xml:id="list3825039529122876492" text:style-name="L55">
        <text:list-item>
          <text:p text:style-name="P57">if(a&lt;=0)</text:p>
        </text:list-item>
        <text:list-item>
          <text:p text:style-name="P57">{</text:p>
        </text:list-item>
        <text:list-item>
          <text:p text:style-name="P57"><text:s text:c="3"/>if(a==0)</text:p>
        </text:list-item>
        <text:list-item>
          <text:p text:style-name="P57"><text:s text:c="3"/>{</text:p>
        </text:list-item>
        <text:list-item>
          <text:p text:style-name="P57"><text:s text:c="5"/>System.out.println("1 ");</text:p>
        </text:list-item>
        <text:list-item>
          <text:p text:style-name="P57"><text:s text:c="3"/>}</text:p>
        </text:list-item>
        <text:list-item>
          <text:p text:style-name="P57"><text:s text:c="3"/>else </text:p>
        </text:list-item>
        <text:list-item>
          <text:p text:style-name="P57"><text:s text:c="3"/>{ </text:p>
        </text:list-item>
        <text:list-item>
          <text:p text:style-name="P57"><text:s text:c="6"/>System.out.println("2 ");</text:p>
        </text:list-item>
        <text:list-item>
          <text:p text:style-name="P57"><text:s text:c="3"/>}</text:p>
        </text:list-item>
        <text:list-item>
          <text:p text:style-name="P57">}</text:p>
        </text:list-item>
        <text:list-item>
          <text:p text:style-name="P57">System.out.println("3 ");</text:p>
        </text:list-item>
      </text:list>
      <text:p text:style-name="Text_20_body">a) 1 2<text:line-break/>b) 2 3<text:line-break/>c) 1 3<text:line-break/><text:soft-page-break/>d) 3<text:line-break/><text:bookmark text:name="id4041"/>View Answer</text:p>
      <text:section text:style-name="Sect1" text:name="target-id4041">
        <text:p text:style-name="Text_20_body">Answer: d<text:line-break/>Explanation: Since the first if condition is not met, control would not go inside if statement and hence only statement after the entire if block will be executed.</text:p>
      </text:section>
      <text:p text:style-name="Text_20_body">2. The while loop repeats a set of code while the condition is not met?<text:line-break/>a) True<text:line-break/>b) False<text:line-break/><text:bookmark text:name="id1107"/>View Answer</text:p>
      <text:section text:style-name="Sect1" text:name="target-id1107">
        <text:p text:style-name="Text_20_body">Answer: b<text:line-break/>Explanation: While loop repeats a set of code only until condition is met.</text:p>
      </text:section>
      <text:p text:style-name="Text_20_body">3. What is true about break?<text:line-break/>a) Break stops the execution of entire program<text:line-break/>b) Break halts the execution and forces the control out of the loop<text:line-break/>c) Break forces the control out of the loop and starts the execution of next iteration.<text:line-break/>d) Break halts the execution of the loop for certain time frame<text:line-break/><text:bookmark text:name="id8312"/>View Answer</text:p>
      <text:section text:style-name="Sect1" text:name="target-id8312">
        <text:p text:style-name="Text_20_body">Answer: b<text:line-break/>Explanation: Break halts the execution and forces the control out of the loop.</text:p>
      </text:section>
      <text:p text:style-name="Text_20_body">4. What is true about do statement?<text:line-break/>a) do statement executes the code of a loop at least once<text:line-break/>b) do statement does not get execute if condition is not matched in the first iteration<text:line-break/>c) do statement checks the condition at the beginning of the loop<text:line-break/>d) do statement executes the code more than once always<text:line-break/><text:bookmark text:name="id4621"/>View Answer</text:p>
      <text:section text:style-name="Sect1" text:name="target-id4621">
        <text:p text:style-name="Text_20_body">Answer: a<text:line-break/>Explanation: Do statement checks the condition at the end of the loop. Hence, code gets executed at least once.</text:p>
      </text:section>
      <text:p text:style-name="Text_20_body">5. Which of the following is used with switch statement?<text:line-break/>a) Continue<text:line-break/>b) Exit<text:line-break/>c) break<text:line-break/>d) do<text:line-break/><text:bookmark text:name="id6905"/>View Answer</text:p>
      <text:section text:style-name="Sect1" text:name="target-id6905">
        <text:p text:style-name="Text_20_body">Answer: c<text:line-break/>Explanation: Break is used with switch statement to shift control out of switch.</text:p>
      </text:section>
      <text:p text:style-name="Text_20_body">6. What is the valid data type for variable “a” to print “Hello World”?</text:p>
      <text:list xml:id="list7523087332916536951" text:style-name="L56">
        <text:list-item>
          <text:p text:style-name="P58">switch(a)</text:p>
        </text:list-item>
        <text:list-item>
          <text:p text:style-name="P58">{</text:p>
        </text:list-item>
        <text:list-item>
          <text:p text:style-name="P58"><text:soft-page-break/><text:s text:c="3"/>System.out.println("Hello World");</text:p>
        </text:list-item>
        <text:list-item>
          <text:p text:style-name="P58">}</text:p>
        </text:list-item>
      </text:list>
      <text:p text:style-name="Text_20_body">a) int and float<text:line-break/>b) byte and short<text:line-break/>c) char and long<text:line-break/>d) byte and char<text:line-break/><text:bookmark text:name="id9170"/>View Answer</text:p>
      <text:section text:style-name="Sect1" text:name="target-id9170">
        <text:p text:style-name="Text_20_body">Answer: d<text:line-break/>Explanation: The switch condition would only meet if variable “a” is of type byte or char.</text:p>
      </text:section>
      <text:p text:style-name="Text_20_body">7. Which of the following is not a decision making statement?<text:line-break/>a) if<text:line-break/>b) if-else<text:line-break/>c) switch<text:line-break/>d) do-while<text:line-break/><text:bookmark text:name="id1577"/>View Answer</text:p>
      <text:section text:style-name="Sect1" text:name="target-id1577">
        <text:p text:style-name="Text_20_body">Answer: d<text:line-break/>Explanation: do-while is an iteration statement. Others are decision making statements. </text:p>
      </text:section>
      <text:p text:style-name="Text_20_body">8. Which of the following is not a valid jump statement?<text:line-break/>a) break<text:line-break/>b) goto<text:line-break/>c) continue<text:line-break/>d) return<text:line-break/><text:bookmark text:name="id6176"/>View Answer</text:p>
      <text:section text:style-name="Sect1" text:name="target-id6176">
        <text:p text:style-name="Text_20_body">Answer: b<text:line-break/>Explanation: break, continue and return transfer control to another part of the program and returns back to caller after execution. However, goto is marked as not used in Java.</text:p>
      </text:section>
      <text:p text:style-name="Text_20_body">9. From where break statement causes an exit?<text:line-break/>a) Only from innermost loop<text:line-break/>b) Terminates a program<text:line-break/>c) Only from innermost switch<text:line-break/>d) From innermost loops or switches<text:line-break/><text:bookmark text:name="id5293"/>View Answer</text:p>
      <text:section text:style-name="Sect1" text:name="target-id5293">
        <text:p text:style-name="Text_20_body">Answer: d<text:line-break/>Explanation: The break statement causes an exit from innermost loop or switch.</text:p>
      </text:section>
      <text:p text:style-name="Text_20_body">10. Which of the following is not a valid flow control statement?<text:line-break/>a) exit()<text:line-break/>b) break<text:line-break/>c) continue<text:line-break/><text:soft-page-break/>d) return<text:line-break/><text:bookmark text:name="id5793"/>View Answer</text:p>
      <text:section text:style-name="Sect1" text:name="target-id5793">
        <text:p text:style-name="Text_20_body">Answer: a<text:line-break/>Explanation: exit() is not a flow control statement in Java. exit() terminates the currently running JVM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2:44:18.648325193</meta:creation-date>
    <dc:date>2018-06-01T13:08:21.659075288</dc:date>
    <meta:editing-duration>PT13M5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67" meta:paragraph-count="1038" meta:word-count="10676" meta:character-count="63139" meta:non-whitespace-character-count="48376"/>
  </office:meta>
</office:document-meta>
</file>